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Helvetica" svg:font-family="Helvetica" style:font-family-generic="roman"/>
    <style:font-face style:name="Courier New" svg:font-family="'Courier New'" style:font-family-generic="modern" style:font-pitch="fixed"/>
    <style:font-face style:name="Consolas" svg:font-family="Consolas" style:font-family-generic="swiss" style:font-pitch="fixed"/>
    <style:font-face style:name="Bookman Old Style" svg:font-family="'Bookman Old Sty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5in" table:align="center" style:writing-mode="lr-tb"/>
    </style:style>
    <style:style style:name="Table1.A" style:family="table-column">
      <style:table-column-properties style:column-width="1.4993in"/>
    </style:style>
    <style:style style:name="Table1.B" style:family="table-column">
      <style:table-column-properties style:column-width="1in"/>
    </style:style>
    <style:style style:name="Table1.C" style:family="table-column">
      <style:table-column-properties style:column-width="2.7507in"/>
    </style:style>
    <style:style style:name="Table1.1" style:family="table-row">
      <style:table-row-properties fo:keep-together="auto"/>
    </style:style>
    <style:style style:name="Table1.A1" style:family="table-cell">
      <style:table-cell-properties fo:background-color="#ffffff" fo:padding-left="0.0069in" fo:padding-right="0.0069in" fo:padding-top="0in" fo:padding-bottom="0in" fo:border="0.5pt solid #000001">
        <style:background-image/>
      </style:table-cell-properties>
    </style:style>
    <style:style style:name="Table1.A2" style:family="table-cell">
      <style:table-cell-properties fo:background-color="#ffffff" fo:padding-left="0.0069in" fo:padding-right="0.0069in" fo:padding-top="0in" fo:padding-bottom="0in" fo:border-left="0.5pt solid #000001" fo:border-right="0.5pt solid #000001" fo:border-top="none" fo:border-bottom="none">
        <style:background-image/>
      </style:table-cell-properties>
    </style:style>
    <style:style style:name="Table1.A3"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P1" style:family="paragraph" style:parent-style-name="Standard">
      <style:paragraph-properties fo:margin-left="0.5in" fo:margin-right="0in" fo:hyphenation-ladder-count="no-limit" fo:text-indent="0in" style:auto-text-indent="false" style:vertical-align="auto"/>
      <style:text-properties fo:hyphenate="true" fo:hyphenation-remain-char-count="2" fo:hyphenation-push-char-count="2"/>
    </style:style>
    <style:style style:name="P2" style:family="paragraph" style:parent-style-name="Standard">
      <style:paragraph-properties fo:margin-left="0.5in" fo:margin-right="0in"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3" style:family="paragraph" style:parent-style-name="Standard">
      <style:paragraph-properties fo:margin-left="0.5in" fo:margin-right="0in" fo:hyphenation-ladder-count="no-limit" fo:text-indent="0in" style:auto-text-indent="false"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4" style:family="paragraph" style:parent-style-name="Text_20_body">
      <style:text-properties style:font-name="Times New Roman"/>
    </style:style>
    <style:style style:name="P5" style:family="paragraph" style:parent-style-name="Text_20_body">
      <style:text-properties style:font-name="Times New Roman" officeooo:paragraph-rsid="0013f436"/>
    </style:style>
    <style:style style:name="P6" style:family="paragraph" style:parent-style-name="Text_20_body">
      <style:text-properties style:font-name="Times New Roman" officeooo:paragraph-rsid="001a8d5c"/>
    </style:style>
    <style:style style:name="P7" style:family="paragraph" style:parent-style-name="Text_20_body">
      <style:text-properties style:font-name="Times New Roman" fo:font-size="12pt" officeooo:paragraph-rsid="001c11e6"/>
    </style:style>
    <style:style style:name="P8" style:family="paragraph" style:parent-style-name="Text_20_body">
      <style:text-properties officeooo:paragraph-rsid="00159274"/>
    </style:style>
    <style:style style:name="P9" style:family="paragraph" style:parent-style-name="Heading_20_1">
      <style:paragraph-properties fo:break-before="page"/>
      <style:text-properties style:font-name="Times New Roman" officeooo:rsid="00127d25" officeooo:paragraph-rsid="00127d25"/>
    </style:style>
    <style:style style:name="P10" style:family="paragraph" style:parent-style-name="Heading_20_1">
      <style:text-properties fo:font-variant="normal" fo:text-transform="none" style:font-name="Times New Roman" officeooo:rsid="00159274"/>
    </style:style>
    <style:style style:name="P11" style:family="paragraph" style:parent-style-name="Heading_20_1">
      <style:text-properties officeooo:rsid="001773f4"/>
    </style:style>
    <style:style style:name="P12" style:family="paragraph" style:parent-style-name="Heading_20_2">
      <style:text-properties style:font-name="Times New Roman"/>
    </style:style>
    <style:style style:name="P13" style:family="paragraph" style:parent-style-name="Heading_20_2">
      <style:text-properties fo:font-variant="normal" fo:text-transform="none" style:font-name="Times New Roman" officeooo:rsid="00159274"/>
    </style:style>
    <style:style style:name="P14" style:family="paragraph" style:parent-style-name="Heading_20_2">
      <style:text-properties fo:font-variant="normal" fo:text-transform="none" officeooo:rsid="00159274"/>
    </style:style>
    <style:style style:name="P15" style:family="paragraph" style:parent-style-name="Standard">
      <style:text-properties style:font-name="Times New Roman"/>
    </style:style>
    <style:style style:name="P16" style:family="paragraph" style:parent-style-name="Standard">
      <style:text-properties style:font-name="Times New Roman" fo:font-weight="bold" style:font-weight-asian="bold"/>
    </style:style>
    <style:style style:name="P17" style:family="paragraph" style:parent-style-name="Standard">
      <style:paragraph-properties>
        <style:tab-stops>
          <style:tab-stop style:position="0.5in"/>
          <style:tab-stop style:position="6in" style:type="right"/>
        </style:tab-stops>
      </style:paragraph-properties>
      <style:text-properties style:font-name="Times New Roman" fo:font-weight="bold" style:font-weight-asian="bold"/>
    </style:style>
    <style:style style:name="P18" style:family="paragraph" style:parent-style-name="Standard">
      <style:paragraph-properties fo:hyphenation-ladder-count="no-limit"/>
      <style:text-properties style:font-name="Times New Roman" fo:font-weight="bold" style:letter-kerning="true" style:font-name-asian="Calibri" style:font-weight-asian="bold" style:font-weight-complex="bold" fo:hyphenate="true" fo:hyphenation-remain-char-count="2" fo:hyphenation-push-char-count="2"/>
    </style:style>
    <style:style style:name="P19" style:family="paragraph" style:parent-style-name="Standard">
      <style:paragraph-properties>
        <style:tab-stops>
          <style:tab-stop style:position="0.5in"/>
          <style:tab-stop style:position="6in" style:type="right"/>
        </style:tab-stops>
      </style:paragraph-properties>
      <style:text-properties style:font-name="Times New Roman"/>
    </style:style>
    <style:style style:name="P20" style:family="paragraph" style:parent-style-name="Standard">
      <style:paragraph-properties fo:hyphenation-ladder-count="no-limit" style:vertical-align="auto"/>
      <style:text-properties style:font-name="Times New Roman" fo:font-size="11pt" style:font-name-asian="Calibri" style:font-size-asian="11pt" style:font-size-complex="11pt" fo:hyphenate="true" fo:hyphenation-remain-char-count="2" fo:hyphenation-push-char-count="2"/>
    </style:style>
    <style:style style:name="P21" style:family="paragraph" style:parent-style-name="Standard">
      <style:paragraph-properties fo:hyphenation-ladder-count="no-limit"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22" style:family="paragraph" style:parent-style-name="Standard">
      <style:paragraph-properties fo:hyphenation-ladder-count="no-limit" style:vertical-align="auto"/>
      <style:text-properties style:font-name="Times New Roman" fo:font-size="11pt" fo:font-weight="normal" style:letter-kerning="true" style:font-name-asian="Calibri" style:font-size-asian="11pt" style:font-weight-asian="normal" style:font-size-complex="11pt" style:font-weight-complex="normal" fo:hyphenate="true" fo:hyphenation-remain-char-count="2" fo:hyphenation-push-char-count="2"/>
    </style:style>
    <style:style style:name="P23" style:family="paragraph" style:parent-style-name="Standard">
      <style:paragraph-properties fo:hyphenation-ladder-count="no-limit" style:vertical-align="auto"/>
      <style:text-properties style:font-name="Times New Roman" fo:hyphenate="true" fo:hyphenation-remain-char-count="2" fo:hyphenation-push-char-count="2"/>
    </style:style>
    <style:style style:name="P24" style:family="paragraph" style:parent-style-name="Standard">
      <style:paragraph-properties fo:margin-left="1in" fo:margin-right="0in" fo:orphans="0" fo:widows="0"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25" style:family="paragraph" style:parent-style-name="Heading_20_2">
      <style:paragraph-properties fo:margin-top="0.1665in" fo:margin-bottom="0.0835in" style:contextual-spacing="false" fo:orphans="2" fo:widows="2" fo:hyphenation-ladder-count="no-limit" fo:keep-with-next="always" style:writing-mode="lr-tb"/>
      <style:text-properties style:use-window-font-color="true" style:font-name="Times New Roman" officeooo:rsid="00159274" fo:hyphenate="false" fo:hyphenation-remain-char-count="2" fo:hyphenation-push-char-count="2"/>
    </style:style>
    <style:style style:name="P26" style:family="paragraph" style:parent-style-name="Standard">
      <style:paragraph-properties fo:text-align="center" style:justify-single-word="false"/>
      <style:text-properties style:font-name="Times New Roman" fo:font-weight="bold" officeooo:paragraph-rsid="001fdd25" style:font-weight-asian="bold"/>
    </style:style>
    <style:style style:name="P27" style:family="paragraph" style:parent-style-name="Standard">
      <style:paragraph-properties fo:hyphenation-ladder-count="no-limit" style:vertical-align="auto"/>
      <style:text-properties style:font-name="Times New Roman" fo:font-size="11pt" fo:font-style="italic" officeooo:rsid="00127d25" officeooo:paragraph-rsid="001fdd25" style:font-name-asian="Calibri" style:font-size-asian="11pt" style:font-style-asian="italic" style:font-size-complex="11pt" fo:hyphenate="true" fo:hyphenation-remain-char-count="2" fo:hyphenation-push-char-count="2"/>
    </style:style>
    <style:style style:name="P28" style:family="paragraph" style:parent-style-name="Standard">
      <style:paragraph-properties fo:hyphenation-ladder-count="no-limit" style:vertical-align="auto"/>
      <style:text-properties style:font-name="Times New Roman" fo:font-size="11pt" fo:font-style="italic" officeooo:paragraph-rsid="001fdd25" style:font-name-asian="Calibri" style:font-size-asian="11pt" style:font-style-asian="italic" style:font-size-complex="11pt" fo:hyphenate="true" fo:hyphenation-remain-char-count="2" fo:hyphenation-push-char-count="2"/>
    </style:style>
    <style:style style:name="P29" style:family="paragraph" style:parent-style-name="Standard">
      <style:text-properties style:font-name="Times New Roman" officeooo:rsid="00155a6f"/>
    </style:style>
    <style:style style:name="P30" style:family="paragraph" style:parent-style-name="Standard">
      <style:paragraph-properties fo:hyphenation-ladder-count="no-limit"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31" style:family="paragraph" style:parent-style-name="Standard">
      <style:paragraph-properties fo:text-align="center" style:justify-single-word="false"/>
      <style:text-properties fo:font-size="18pt" fo:font-weight="bold" officeooo:paragraph-rsid="001fdd25" style:font-size-asian="18pt" style:font-weight-asian="bold" style:font-size-complex="18pt"/>
    </style:style>
    <style:style style:name="P32" style:family="paragraph" style:parent-style-name="Standard">
      <style:text-properties fo:font-size="18pt" fo:font-weight="bold" officeooo:paragraph-rsid="001fdd25" style:font-size-asian="18pt" style:font-weight-asian="bold" style:font-size-complex="18pt"/>
    </style:style>
    <style:style style:name="P33" style:family="paragraph" style:parent-style-name="Standard">
      <style:text-properties fo:font-size="10pt" officeooo:paragraph-rsid="001fdd25" style:font-size-asian="10pt" style:font-size-complex="10pt"/>
    </style:style>
    <style:style style:name="P34" style:family="paragraph" style:parent-style-name="Standard">
      <style:text-properties officeooo:paragraph-rsid="001fdd25"/>
    </style:style>
    <style:style style:name="P35" style:family="paragraph" style:parent-style-name="Standard" style:list-style-name="">
      <style:paragraph-properties style:text-autospace="none"/>
    </style:style>
    <style:style style:name="P36" style:family="paragraph" style:parent-style-name="Standard" style:list-style-name="">
      <style:paragraph-properties style:text-autospace="none"/>
      <style:text-properties style:use-window-font-color="true" style:font-name="Consolas" fo:font-size="9.5pt" style:font-name-asian="Consolas" style:font-size-asian="9.5pt" style:font-name-complex="Consolas" style:font-size-complex="9.5pt"/>
    </style:style>
    <style:style style:name="P37" style:family="paragraph" style:parent-style-name="Standard" style:list-style-name="">
      <style:paragraph-properties style:text-autospace="none"/>
      <style:text-properties fo:color="#008000" style:font-name="Consolas" fo:font-size="9.5pt" style:font-name-asian="Consolas" style:font-size-asian="9.5pt" style:font-name-complex="Consolas" style:font-size-complex="9.5pt"/>
    </style:style>
    <style:style style:name="P38" style:family="paragraph" style:parent-style-name="Standard" style:list-style-name="">
      <style:paragraph-properties style:text-autospace="none"/>
      <style:text-properties fo:color="#800000" style:font-name="Consolas" fo:font-size="9.5pt" style:font-name-asian="Consolas" style:font-size-asian="9.5pt" style:font-name-complex="Consolas" style:font-size-complex="9.5pt"/>
    </style:style>
    <style:style style:name="P39" style:family="paragraph" style:parent-style-name="Standard" style:list-style-name="WWNum1">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40" style:family="paragraph" style:parent-style-name="Standard" style:list-style-name="WWNum2">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41" style:family="paragraph" style:parent-style-name="Standard" style:list-style-name="WWNum3">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42" style:family="paragraph" style:parent-style-name="Standard">
      <style:paragraph-properties fo:hyphenation-ladder-count="no-limit" fo:keep-with-next="always"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43" style:family="paragraph" style:parent-style-name="Standard" style:master-page-name="First_20_Page">
      <style:paragraph-properties fo:text-align="center" style:justify-single-word="false" style:page-number="auto"/>
      <style:text-properties fo:font-size="18pt" fo:font-weight="bold" officeooo:paragraph-rsid="001fdd25" style:font-size-asian="18pt" style:font-weight-asian="bold" style:font-size-complex="18pt"/>
    </style:style>
    <style:style style:name="P44" style:family="paragraph" style:parent-style-name="Standard" style:list-style-name="">
      <style:paragraph-properties fo:break-before="page" style:text-autospace="none"/>
    </style:style>
    <style:style style:name="P45" style:family="paragraph" style:parent-style-name="Standard">
      <style:paragraph-properties fo:margin-left="0in" fo:margin-right="0in" fo:margin-top="0in" fo:margin-bottom="0in" style:contextual-spacing="true" fo:text-indent="0in" style:auto-text-indent="false"/>
      <style:text-properties officeooo:paragraph-rsid="00212997"/>
    </style:style>
    <style:style style:name="P46" style:family="paragraph" style:parent-style-name="Standard">
      <style:paragraph-properties fo:margin-left="0in" fo:margin-right="0in" fo:margin-top="0in" fo:margin-bottom="0in" style:contextual-spacing="true" fo:text-indent="0in" style:auto-text-indent="false"/>
      <style:text-properties fo:font-weight="normal" officeooo:paragraph-rsid="00212997" style:font-weight-asian="normal" style:font-weight-complex="normal"/>
    </style:style>
    <style:style style:name="P47" style:family="paragraph" style:parent-style-name="Standard">
      <style:paragraph-properties fo:margin-left="0in" fo:margin-right="0in" fo:margin-top="0in" fo:margin-bottom="0in" style:contextual-spacing="true" fo:text-indent="0in" style:auto-text-indent="false"/>
      <style:text-properties fo:color="#008000" style:font-name="Consolas" fo:font-size="9.5pt" style:font-name-asian="Consolas" style:font-size-asian="9.5pt" style:font-name-complex="Consolas" style:font-size-complex="9.5pt"/>
    </style:style>
    <style:style style:name="P48" style:family="paragraph" style:parent-style-name="Text_20_body">
      <style:text-properties style:font-name="Times New Roman" officeooo:rsid="001a8d5c" officeooo:paragraph-rsid="001a8d5c"/>
    </style:style>
    <style:style style:name="P49" style:family="paragraph" style:parent-style-name="Text_20_body">
      <style:text-properties style:font-name="Times New Roman" officeooo:rsid="001a8d5c" officeooo:paragraph-rsid="001c11e6"/>
    </style:style>
    <style:style style:name="P50" style:family="paragraph" style:parent-style-name="Text_20_body">
      <style:text-properties style:font-name="Times New Roman" officeooo:rsid="001a8d5c" officeooo:paragraph-rsid="0022173b"/>
    </style:style>
    <style:style style:name="P51" style:family="paragraph" style:parent-style-name="Text_20_body">
      <style:text-properties style:font-name="Times New Roman" officeooo:rsid="001b0e0b" officeooo:paragraph-rsid="001b0e0b"/>
    </style:style>
    <style:style style:name="P52" style:family="paragraph" style:parent-style-name="Text_20_body">
      <style:text-properties style:font-name="Times New Roman" officeooo:rsid="001c11e6" officeooo:paragraph-rsid="001c11e6"/>
    </style:style>
    <style:style style:name="P53" style:family="paragraph" style:parent-style-name="Text_20_body">
      <style:text-properties style:font-name="Times New Roman" fo:font-size="12pt" officeooo:rsid="001c11e6" officeooo:paragraph-rsid="001c11e6"/>
    </style:style>
    <style:style style:name="P54" style:family="paragraph" style:parent-style-name="Text_20_body">
      <style:text-properties style:font-name="Times New Roman" fo:font-size="12pt" officeooo:rsid="001d4ad1" officeooo:paragraph-rsid="001d4ad1"/>
    </style:style>
    <style:style style:name="P55" style:family="paragraph" style:parent-style-name="Text_20_body">
      <style:text-properties style:font-name="Times New Roman" officeooo:paragraph-rsid="00247325"/>
    </style:style>
    <style:style style:name="P56" style:family="paragraph" style:parent-style-name="Text_20_body">
      <style:text-properties style:font-name="Times New Roman" officeooo:paragraph-rsid="0026990d"/>
    </style:style>
    <style:style style:name="P57" style:family="paragraph" style:parent-style-name="Text_20_body">
      <style:text-properties style:font-name="Times New Roman" officeooo:paragraph-rsid="00273a07"/>
    </style:style>
    <style:style style:name="P58" style:family="paragraph" style:parent-style-name="Text_20_body">
      <style:text-properties style:font-name="Times New Roman" officeooo:paragraph-rsid="00291319"/>
    </style:style>
    <style:style style:name="P59" style:family="paragraph" style:parent-style-name="Text_20_body">
      <style:text-properties style:use-window-font-color="true" fo:font-size="12pt" fo:font-weight="normal" officeooo:rsid="001c11e6" officeooo:paragraph-rsid="001c11e6" style:font-size-asian="12pt" style:font-size-complex="12pt"/>
    </style:style>
    <style:style style:name="P60" style:family="paragraph" style:parent-style-name="Text_20_body">
      <style:text-properties officeooo:rsid="001a8d5c" officeooo:paragraph-rsid="001a8d5c"/>
    </style:style>
    <style:style style:name="P61" style:family="paragraph" style:parent-style-name="Text_20_body">
      <style:text-properties officeooo:rsid="001a8d5c" officeooo:paragraph-rsid="00291319"/>
    </style:style>
    <style:style style:name="P62" style:family="paragraph" style:parent-style-name="Text_20_body">
      <style:text-properties officeooo:rsid="001a8d5c" officeooo:paragraph-rsid="002d6f58"/>
    </style:style>
    <style:style style:name="P63" style:family="paragraph" style:parent-style-name="Text_20_body">
      <style:paragraph-properties fo:margin-left="0in" fo:margin-right="0in" fo:margin-top="0in" fo:margin-bottom="0in" style:contextual-spacing="true" fo:text-indent="0in" style:auto-text-indent="false"/>
    </style:style>
    <style:style style:name="P64" style:family="paragraph" style:parent-style-name="Text_20_body">
      <style:paragraph-properties fo:margin-left="0in" fo:margin-right="0in" fo:margin-top="0in" fo:margin-bottom="0in" style:contextual-spacing="true" fo:text-indent="0in" style:auto-text-indent="false"/>
      <style:text-properties fo:font-weight="bold" officeooo:paragraph-rsid="00212997" style:font-weight-asian="bold" style:font-weight-complex="bold"/>
    </style:style>
    <style:style style:name="P65" style:family="paragraph" style:parent-style-name="Text_20_body">
      <style:paragraph-properties fo:margin-left="0in" fo:margin-right="0in" fo:margin-top="0in" fo:margin-bottom="0in" style:contextual-spacing="true" fo:text-align="center" style:justify-single-word="false" fo:text-indent="0in" style:auto-text-indent="false"/>
      <style:text-properties fo:font-weight="bold" style:font-weight-asian="bold" style:font-weight-complex="bold"/>
    </style:style>
    <style:style style:name="P66" style:family="paragraph" style:parent-style-name="Text_20_body">
      <style:paragraph-properties fo:margin-left="0in" fo:margin-right="0in" fo:margin-top="0in" fo:margin-bottom="0in" style:contextual-spacing="true" fo:text-align="center" style:justify-single-word="false" fo:text-indent="0in" style:auto-text-indent="false"/>
      <style:text-properties fo:font-weight="bold" officeooo:paragraph-rsid="00212997" style:font-weight-asian="bold" style:font-weight-complex="bold"/>
    </style:style>
    <style:style style:name="P67" style:family="paragraph" style:parent-style-name="Text_20_body">
      <style:paragraph-properties fo:margin-left="0in" fo:margin-right="0in" fo:margin-top="0in" fo:margin-bottom="0in" style:contextual-spacing="true" fo:text-indent="0in" style:auto-text-indent="false"/>
      <style:text-properties officeooo:paragraph-rsid="00212997"/>
    </style:style>
    <style:style style:name="P68" style:family="paragraph" style:parent-style-name="Text_20_body">
      <style:paragraph-properties fo:margin-left="0in" fo:margin-right="0in" fo:margin-top="0in" fo:margin-bottom="0in" style:contextual-spacing="true" fo:text-indent="0in" style:auto-text-indent="false"/>
      <style:text-properties fo:font-weight="normal" officeooo:paragraph-rsid="00212997" style:font-weight-asian="normal" style:font-weight-complex="normal"/>
    </style:style>
    <style:style style:name="P69" style:family="paragraph" style:parent-style-name="Text_20_body" style:list-style-name="">
      <style:paragraph-properties fo:margin-left="0in" fo:margin-right="0in" fo:margin-top="0in" fo:margin-bottom="0in" style:contextual-spacing="true" fo:text-align="center" style:justify-single-word="false" fo:orphans="2" fo:widows="2" fo:hyphenation-ladder-count="no-limit" fo:text-indent="0in" style:auto-text-indent="false" style:writing-mode="lr-tb"/>
      <style:text-properties fo:color="#000000" style:font-name="Helvetica" fo:font-size="12pt" fo:font-weight="bold" officeooo:rsid="00212997" officeooo:paragraph-rsid="00212997" style:font-size-asian="12pt" style:font-weight-asian="bold" style:font-size-complex="12pt" style:font-weight-complex="bold" fo:hyphenate="false" fo:hyphenation-remain-char-count="2" fo:hyphenation-push-char-count="2"/>
    </style:style>
    <style:style style:name="P70" style:family="paragraph" style:parent-style-name="Text_20_body">
      <style:paragraph-properties fo:margin-left="0in" fo:margin-right="0in" fo:margin-top="0in" fo:margin-bottom="0in" style:contextual-spacing="true" fo:text-indent="0in" style:auto-text-indent="false" fo:break-before="page"/>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6.5in" style:type="right" style:leader-style="dotted" style:leader-text="."/>
        </style:tab-stops>
      </style:paragraph-properties>
    </style:style>
    <style:style style:name="P73" style:family="paragraph" style:parent-style-name="Heading_20_1">
      <style:text-properties style:font-name="Times New Roman" officeooo:paragraph-rsid="00155a6f"/>
    </style:style>
    <style:style style:name="P74" style:family="paragraph" style:parent-style-name="Heading_20_1">
      <style:paragraph-properties fo:break-before="page"/>
      <style:text-properties style:font-name="Times New Roman" officeooo:paragraph-rsid="00155a6f"/>
    </style:style>
    <style:style style:name="P75" style:family="paragraph" style:parent-style-name="Heading_20_2">
      <style:text-properties fo:font-variant="normal" fo:text-transform="none" style:font-name="Times New Roman" officeooo:rsid="00159274"/>
    </style:style>
    <style:style style:name="P76" style:family="paragraph" style:parent-style-name="Heading_20_2">
      <style:text-properties fo:font-variant="normal" fo:text-transform="none" officeooo:rsid="00159274" officeooo:paragraph-rsid="00291319"/>
    </style:style>
    <style:style style:name="P77" style:family="paragraph" style:parent-style-name="Heading_20_2">
      <style:text-properties officeooo:paragraph-rsid="00212997"/>
    </style:style>
    <style:style style:name="P78" style:family="paragraph" style:parent-style-name="Heading_20_2">
      <style:text-properties style:font-name="Times New Roman"/>
    </style:style>
    <style:style style:name="P79" style:family="paragraph" style:parent-style-name="Heading_20_2">
      <style:text-properties style:font-name="Times New Roman" officeooo:rsid="001c11e6" officeooo:paragraph-rsid="001c11e6"/>
    </style:style>
    <style:style style:name="P80" style:family="paragraph" style:parent-style-name="Heading_20_2">
      <style:paragraph-properties fo:margin-top="0.1665in" fo:margin-bottom="0.0835in" style:contextual-spacing="false" fo:orphans="2" fo:widows="2" fo:hyphenation-ladder-count="no-limit" fo:keep-with-next="always" style:writing-mode="lr-tb"/>
      <style:text-properties style:use-window-font-color="true" style:font-name="Times New Roman" officeooo:rsid="00159274" officeooo:paragraph-rsid="0022173b" fo:hyphenate="false" fo:hyphenation-remain-char-count="2" fo:hyphenation-push-char-count="2"/>
    </style:style>
    <style:style style:name="P81"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officeooo:rsid="00127d25"/>
    </style:style>
    <style:style style:name="T2" style:family="text">
      <style:text-properties fo:font-size="10pt" style:font-size-asian="10pt"/>
    </style:style>
    <style:style style:name="T3" style:family="text">
      <style:text-properties fo:color="#0000ff" style:font-name="Times New Roman" fo:font-size="11pt" style:text-underline-style="solid" style:text-underline-width="auto" style:text-underline-color="font-color" style:font-name-asian="Calibri" style:font-size-asian="11pt" style:font-size-complex="11pt"/>
    </style:style>
    <style:style style:name="T4" style:family="text">
      <style:text-properties fo:color="#0000ff" style:font-name="Consolas" fo:font-size="9.5pt" style:font-name-asian="Consolas" style:font-size-asian="9.5pt" style:font-name-complex="Consolas" style:font-size-complex="9.5pt"/>
    </style:style>
    <style:style style:name="T5" style:family="text">
      <style:text-properties fo:color="#0000ff" style:font-name="Consolas" fo:font-size="9.5pt" officeooo:rsid="00212997" style:font-name-asian="Consolas" style:font-size-asian="9.5pt" style:font-name-complex="Consolas" style:font-size-complex="9.5pt"/>
    </style:style>
    <style:style style:name="T6" style:family="text">
      <style:text-properties fo:font-size="11pt" fo:font-style="italic" style:font-name-asian="Calibri" style:font-size-asian="11pt" style:font-style-asian="italic" style:font-size-complex="11pt"/>
    </style:style>
    <style:style style:name="T7" style:family="text">
      <style:text-properties fo:font-size="11pt" fo:font-style="italic" officeooo:rsid="00127d25" style:font-name-asian="Calibri" style:font-size-asian="11pt" style:font-style-asian="italic" style:font-size-complex="11pt"/>
    </style:style>
    <style:style style:name="T8" style:family="text">
      <style:text-properties officeooo:rsid="0013f436"/>
    </style:style>
    <style:style style:name="T9" style:family="text">
      <style:text-properties style:font-name="Times New Roman" fo:font-size="11pt" style:font-name-asian="Calibri" style:font-size-asian="11pt" style:font-size-complex="11pt"/>
    </style:style>
    <style:style style:name="T10" style:family="text">
      <style:text-properties officeooo:rsid="001a1ebd"/>
    </style:style>
    <style:style style:name="T11" style:family="text">
      <style:text-properties officeooo:rsid="001a8d5c"/>
    </style:style>
    <style:style style:name="T12" style:family="text">
      <style:text-properties officeooo:rsid="001b0e0b"/>
    </style:style>
    <style:style style:name="T13" style:family="text">
      <style:text-properties officeooo:rsid="001c11e6"/>
    </style:style>
    <style:style style:name="T14" style:family="text">
      <style:text-properties officeooo:rsid="001d4ad1"/>
    </style:style>
    <style:style style:name="T15" style:family="text">
      <style:text-properties officeooo:rsid="00212997" style:letter-kerning="true" style:font-name-asian="Times New Roman1"/>
    </style:style>
    <style:style style:name="T16" style:family="text">
      <style:text-properties officeooo:rsid="00291319" style:letter-kerning="true" style:font-name-asian="Times New Roman1"/>
    </style:style>
    <style:style style:name="T17" style:family="text">
      <style:text-properties officeooo:rsid="002d6f58" style:letter-kerning="true" style:font-name-asian="Times New Roman1"/>
    </style:style>
    <style:style style:name="T18" style:family="text">
      <style:text-properties fo:font-variant="normal" fo:text-transform="none"/>
    </style:style>
    <style:style style:name="T19" style:family="text">
      <style:text-properties fo:font-variant="normal" fo:text-transform="none" officeooo:rsid="00159274"/>
    </style:style>
    <style:style style:name="T20" style:family="text">
      <style:text-properties fo:font-variant="normal" fo:text-transform="none" officeooo:rsid="00212997"/>
    </style:style>
    <style:style style:name="T21" style:family="text">
      <style:text-properties fo:font-variant="normal" fo:text-transform="none" officeooo:rsid="0022173b"/>
    </style:style>
    <style:style style:name="T22" style:family="text">
      <style:text-properties officeooo:rsid="001fdd25"/>
    </style:style>
    <style:style style:name="T23" style:family="text">
      <style:text-properties officeooo:rsid="0020ae93"/>
    </style:style>
    <style:style style:name="T24" style:family="text">
      <style:text-properties fo:font-size="14pt" fo:font-weight="bold" style:font-size-asian="14pt" style:font-weight-asian="bold" style:font-size-complex="14pt" style:font-weight-complex="bold"/>
    </style:style>
    <style:style style:name="T25" style:family="text">
      <style:text-properties officeooo:rsid="00212997"/>
    </style:style>
    <style:style style:name="T26" style:family="text">
      <style:text-properties fo:color="#000000" style:font-name="Helvetica" fo:font-size="12pt" officeooo:rsid="00212997" style:font-size-asian="12pt"/>
    </style:style>
    <style:style style:name="T27" style:family="text">
      <style:text-properties fo:color="#800000" style:font-name="Consolas" fo:font-size="9.5pt" style:font-name-asian="Consolas" style:font-size-asian="9.5pt" style:font-name-complex="Consolas" style:font-size-complex="9.5pt"/>
    </style:style>
    <style:style style:name="T28" style:family="text">
      <style:text-properties fo:color="#800000" style:font-name="Consolas" fo:font-size="9.5pt" officeooo:rsid="00212997" style:font-name-asian="Consolas" style:font-size-asian="9.5pt" style:font-name-complex="Consolas" style:font-size-complex="9.5pt"/>
    </style:style>
    <style:style style:name="T29" style:family="text">
      <style:text-properties style:use-window-font-color="true" style:font-name="Consolas" fo:font-size="9.5pt" style:font-name-asian="Consolas" style:font-size-asian="9.5pt" style:font-name-complex="Consolas" style:font-size-complex="9.5pt"/>
    </style:style>
    <style:style style:name="T30" style:family="text">
      <style:text-properties style:use-window-font-color="true" style:font-name="Consolas" fo:font-size="9.5pt" officeooo:rsid="00212997" style:font-name-asian="Consolas" style:font-size-asian="9.5pt" style:font-name-complex="Consolas" style:font-size-complex="9.5pt"/>
    </style:style>
    <style:style style:name="T31" style:family="text">
      <style:text-properties fo:color="#008000" style:font-name="Consolas" fo:font-size="9.5pt" style:font-name-asian="Consolas" style:font-size-asian="9.5pt" style:font-name-complex="Consolas" style:font-size-complex="9.5pt"/>
    </style:style>
    <style:style style:name="T32" style:family="text">
      <style:text-properties fo:font-size="12pt" style:font-size-asian="12pt"/>
    </style:style>
    <style:style style:name="T33" style:family="text">
      <style:text-properties officeooo:rsid="0022173b"/>
    </style:style>
    <style:style style:name="T34" style:family="text">
      <style:text-properties officeooo:rsid="00236264"/>
    </style:style>
    <style:style style:name="T35" style:family="text">
      <style:text-properties officeooo:rsid="00247325"/>
    </style:style>
    <style:style style:name="T36" style:family="text">
      <style:text-properties officeooo:rsid="002667a0"/>
    </style:style>
    <style:style style:name="T37" style:family="text">
      <style:text-properties officeooo:rsid="0026990d"/>
    </style:style>
    <style:style style:name="T38" style:family="text">
      <style:text-properties officeooo:rsid="00273a07"/>
    </style:style>
    <style:style style:name="T39" style:family="text">
      <style:text-properties officeooo:rsid="00291319"/>
    </style:style>
    <style:style style:name="T40" style:family="text">
      <style:text-properties officeooo:rsid="002aa5af"/>
    </style:style>
    <style:style style:name="T41" style:family="text">
      <style:text-properties officeooo:rsid="002ba56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31"/>
      <text:p text:style-name="P31"/>
      <text:p text:style-name="P31"/>
      <text:p text:style-name="P31"/>
      <text:p text:style-name="P32"><text:span text:style-name="T22">ECE 485 Final Project</text:span>: <text:span text:style-name="T22">SPLIT L1 Cache </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Matthew Branstetter</text:p>
      <text:p text:style-name="P34">Vernon Jones</text:p>
      <text:p text:style-name="P34">Yusuf Qedan</text:p>
      <text:p text:style-name="P34">Tyler Tricker</text:p>
      <text:p text:style-name="P33"/>
      <text:p text:style-name="P33">ECE4<text:span text:style-name="T22">85</text:span> <text:span text:style-name="T22">Final Project</text:span> – <text:span text:style-name="T22">Ballin Danger Zone</text:span></text:p>
      <text:p text:style-name="P33">Electrical Computer Engineering, Portland State University</text:p>
      <text:p text:style-name="P26"/>
      <text:p text:style-name="P16"/>
      <text:p text:style-name="P15"/>
      <text:p text:style-name="P19"/>
      <text:p text:style-name="P19"/>
      <text:p text:style-name="P17"><text:bookmark-start text:name="__RefHeading__849_1087405286"/><text:line-break/><text:bookmark-end text:name="__RefHeading__849_1087405286"/></text:p>
      <text:p text:style-name="P18"><text:bookmark-start text:name="_Toc512651250"/><text:bookmark-start text:name="_Toc512489725"/></text:p>
      <text:h text:style-name="P9" text:outline-level="1"><text:bookmark-start text:name="__RefHeading__4251_949116693"/>Preface<text:bookmark-end text:name="__RefHeading__4251_949116693"/></text:h>
      <text:p text:style-name="P5"><text:span text:style-name="T8">This final project </text:span><text:span text:style-name="T40">was</text:span><text:span text:style-name="T8"> a requirement for ECE</text:span><text:span text:style-name="T10">485 </text:span><text:span text:style-name="T40">and was worth a good portion of our overall grade</text:span><text:span text:style-name="T10">. </text:span><text:span text:style-name="T22">We were to design a split </text:span><text:span text:style-name="T40">level one c</text:span><text:span text:style-name="T22">ache for a new 32 bit processor. T</text:span><text:span text:style-name="T40">he final project had a few requirements in addition to the specifications we developed as a team</text:span><text:span text:style-name="T22">. </text:span><text:span text:style-name="T23">These are discussed in the specifications located in the body of the report. <text:s/></text:span><text:span text:style-name="T41">A top-down approach was utilized by analyzing how the final project would function and look prior to any code development. </text:span><text:span text:style-name="T22">The </text:span><text:span text:style-name="T41">source code</text:span><text:span text:style-name="T22"> </text:span><text:span text:style-name="T41">is</text:span><text:span text:style-name="T23"> </text:span><text:span text:style-name="T41">coded in the</text:span><text:span text:style-name="T23"> C programming language. This allowed for development </text:span><text:span text:style-name="T40">and simulation </text:span><text:span text:style-name="T23">of the code at home, office, and school </text:span><text:span text:style-name="T40">using all available computers</text:span><text:span text:style-name="T23">. </text:span><text:span text:style-name="T41">T</text:span><text:span text:style-name="T22">he design was simulated </text:span><text:span text:style-name="T23">to ensure the functionality </text:span><text:span text:style-name="T41">and specifications were correctly met</text:span><text:span text:style-name="T22">. </text:span><text:span text:style-name="T41">Several </text:span><text:span text:style-name="T23">tes</text:span><text:span text:style-name="T41">t</text:span><text:span text:style-name="T23"> cases and trace files </text:span><text:span text:style-name="T41">were developed </text:span><text:span text:style-name="T23">with ease by creating a new trace file in a simple text file format.</text:span><text:span text:style-name="T41"> All the source code was pushed to a repository for version control using git with any updates regularly. This greatly aided in the coding process, and later in simulation and trace file modifications for each test case. </text:span></text:p>
      <text:p text:style-name="P29"><text:span text:style-name="T24"/></text:p>
      <text:p text:style-name="P29"><text:span text:style-name="T24">Version Notice</text:span></text:p>
      <text:p text:style-name="P20"/>
      <text:p text:style-name="P20">All revisions of this document are listed in chronological order. There is no relationship between the document number and the software release number.</text:p>
      <text:p text:style-name="P20"/>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33678653" text:style-name="WWNum1">
              <text:list-item>
                <text:p text:style-name="P39">Document release</text:p>
              </text:list-item>
            </text:list>
          </table:table-cell>
          <table:table-cell table:style-name="Table1.A1" office:value-type="string">
            <text:list xml:id="list33701521" text:style-name="WWNum2">
              <text:list-item>
                <text:p text:style-name="P40">Date</text:p>
              </text:list-item>
            </text:list>
          </table:table-cell>
          <table:table-cell table:style-name="Table1.A1" office:value-type="string">
            <text:list xml:id="list33686443" text:style-name="WWNum3">
              <text:list-item>
                <text:p text:style-name="P41">Description</text:p>
              </text:list-item>
            </text:list>
          </table:table-cell>
        </table:table-row>
        <table:table-row table:style-name="Table1.1">
          <table:table-cell table:style-name="Table1.A2" office:value-type="string">
            <text:p text:style-name="P21">Draft 1</text:p>
          </table:table-cell>
          <table:table-cell table:style-name="Table1.A2" office:value-type="string">
            <text:p text:style-name="P23"><text:span text:style-name="T6">11/2</text:span><text:span text:style-name="T7">7</text:span><text:span text:style-name="T6">/2012</text:span></text:p>
          </table:table-cell>
          <table:table-cell table:style-name="Table1.A2" office:value-type="string">
            <text:p text:style-name="P27"><text:span text:style-name="T22">Establish Format of Document filled in some information</text:span></text:p>
          </table:table-cell>
        </table:table-row>
        <table:table-row table:style-name="Table1.1">
          <table:table-cell table:style-name="Table1.A3" office:value-type="string">
            <text:p text:style-name="P28"><text:span text:style-name="T22">Draft 2</text:span></text:p>
          </table:table-cell>
          <table:table-cell table:style-name="Table1.A3" office:value-type="string">
            <text:p text:style-name="P28"><text:span text:style-name="T22">12/01/12</text:span></text:p>
          </table:table-cell>
          <table:table-cell table:style-name="Table1.A3" office:value-type="string">
            <text:p text:style-name="P28"><text:span text:style-name="T22">Completed first Group Review made changes to Final Design</text:span></text:p>
          </table:table-cell>
        </table:table-row>
        <table:table-row table:style-name="Table1.1">
          <table:table-cell table:style-name="Table1.A1" office:value-type="string">
            <text:p text:style-name="P21">Release 1</text:p>
          </table:table-cell>
          <table:table-cell table:style-name="Table1.A1" office:value-type="string">
            <text:p text:style-name="P28"><text:span text:style-name="T22">12/03/12</text:span></text:p>
          </table:table-cell>
          <table:table-cell table:style-name="Table1.A1" office:value-type="string">
            <text:p text:style-name="P21">First release.</text:p>
          </table:table-cell>
        </table:table-row>
      </table:table>
      <text:p text:style-name="P24"/>
      <text:p text:style-name="P20">This document was created by <text:span text:style-name="T22">Ballin Danger Zone</text:span>, Portland State University. <text:span text:style-name="T22">Ballin Danger Zone</text:span> has made every effort to ensure that this document is accurate at the time of printing. Obtain additional copies of this document, as well as updated releases, from the following organization:<text:line-break/></text:p>
      <text:p text:style-name="P2">Matthew Branstetter</text:p>
      <text:p text:style-name="P2">c/o <text:span text:style-name="T22">Ballin Danger Zone</text:span></text:p>
      <text:p text:style-name="P2">1020 Madison St.</text:p>
      <text:p text:style-name="P2">Silverton, OR 97381</text:p>
      <text:p text:style-name="P2">Phone: 503-873-3181</text:p>
      <text:p text:style-name="P1"><text:span text:style-name="T9">Email: </text:span><text:a xlink:type="simple" xlink:href="mailto:matthew.branstetter@hotmail.com"><text:span text:style-name="T3">matthew.branstetter@hotmail.com</text:span></text:a></text:p>
      <text:p text:style-name="P3"/>
      <text:p text:style-name="P42"/>
      <text:p text:style-name="P30"><text:bookmark-start text:name="_Toc512489726"/><text:bookmark-start text:name="_Toc512651251"/>Trademarks<text:bookmark-end text:name="_Toc512489726"/><text:bookmark-end text:name="_Toc512651251"/></text:p>
      <text:p text:style-name="P20"/>
      <text:p text:style-name="P22"><text:bookmark-end text:name="_Toc512651250"/><text:bookmark-end text:name="_Toc512489725"/>The trademarks contained in this document are the property of their respective owner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Table of Contents</text:p>
          </text:index-title>
          <text:p text:style-name="P72"><text:a xlink:type="simple" xlink:href="#__RefHeading__4251_949116693" text:style-name="Index_20_Link" text:visited-style-name="Index_20_Link">Preface<text:tab/>2</text:a></text:p>
          <text:p text:style-name="P72"><text:a xlink:type="simple" xlink:href="#__RefHeading__4253_949116693" text:style-name="Index_20_Link" text:visited-style-name="Index_20_Link">Introduction <text:tab/>4</text:a></text:p>
          <text:p text:style-name="P81"><text:a xlink:type="simple" xlink:href="#__RefHeading__4594_1910807854" text:style-name="Index_20_Link" text:visited-style-name="Index_20_Link">Objective<text:tab/>4</text:a></text:p>
          <text:p text:style-name="P81"><text:a xlink:type="simple" xlink:href="#__RefHeading__1157_351724711" text:style-name="Index_20_Link" text:visited-style-name="Index_20_Link">Purpose<text:tab/>4</text:a></text:p>
          <text:p text:style-name="P81"><text:a xlink:type="simple" xlink:href="#__RefHeading__1177_351724711" text:style-name="Index_20_Link" text:visited-style-name="Index_20_Link">Scope <text:tab/>4</text:a></text:p>
          <text:p text:style-name="P81"><text:a xlink:type="simple" xlink:href="#__RefHeading__1203_351724711" text:style-name="Index_20_Link" text:visited-style-name="Index_20_Link">Methodology, Tools, and Techniques <text:tab/>4</text:a></text:p>
          <text:p text:style-name="P72"><text:a xlink:type="simple" xlink:href="#__RefHeading__1213_351724711" text:style-name="Index_20_Link" text:visited-style-name="Index_20_Link">Design<text:tab/>5</text:a></text:p>
          <text:p text:style-name="P81"><text:a xlink:type="simple" xlink:href="#__RefHeading__4255_949116693" text:style-name="Index_20_Link" text:visited-style-name="Index_20_Link">Specifications<text:tab/>5</text:a></text:p>
          <text:p text:style-name="P81"><text:a xlink:type="simple" xlink:href="#__RefHeading__2572_1910807854" text:style-name="Index_20_Link" text:visited-style-name="Index_20_Link">Assumptions<text:tab/>5</text:a></text:p>
          <text:p text:style-name="P81"><text:a xlink:type="simple" xlink:href="#__RefHeading__2574_1910807854" text:style-name="Index_20_Link" text:visited-style-name="Index_20_Link">Final Design <text:tab/>5</text:a></text:p>
          <text:p text:style-name="P81"><text:a xlink:type="simple" xlink:href="#__RefHeading__1221_351724711" text:style-name="Index_20_Link" text:visited-style-name="Index_20_Link">Verification and Testing<text:tab/>5</text:a></text:p>
          <text:p text:style-name="P81"><text:a xlink:type="simple" xlink:href="#__RefHeading__1233_351724711" text:style-name="Index_20_Link" text:visited-style-name="Index_20_Link">Development Decisions<text:tab/>6</text:a></text:p>
          <text:p text:style-name="P72"><text:a xlink:type="simple" xlink:href="#__RefHeading__1237_351724711" text:style-name="Index_20_Link" text:visited-style-name="Index_20_Link">Conclusions &amp; Recommendations<text:tab/>6</text:a></text:p>
          <text:p text:style-name="P81"><text:a xlink:type="simple" xlink:href="#__RefHeading__4261_949116693" text:style-name="Index_20_Link" text:visited-style-name="Index_20_Link">Summary<text:tab/>6</text:a></text:p>
          <text:p text:style-name="P81"><text:a xlink:type="simple" xlink:href="#__RefHeading__4263_949116693" text:style-name="Index_20_Link" text:visited-style-name="Index_20_Link">Strengths<text:tab/>6</text:a></text:p>
          <text:p text:style-name="P81"><text:a xlink:type="simple" xlink:href="#__RefHeading__4265_949116693" text:style-name="Index_20_Link" text:visited-style-name="Index_20_Link">Weakness<text:tab/>6</text:a></text:p>
          <text:p text:style-name="P81"><text:a xlink:type="simple" xlink:href="#__RefHeading__4267_949116693" text:style-name="Index_20_Link" text:visited-style-name="Index_20_Link">Recommendations<text:tab/>6</text:a></text:p>
          <text:p text:style-name="P72"><text:a xlink:type="simple" xlink:href="#__RefHeading__4515_949116693" text:style-name="Index_20_Link" text:visited-style-name="Index_20_Link">Appendix<text:tab/>6</text:a></text:p>
          <text:p text:style-name="P81"><text:a xlink:type="simple" xlink:href="#__RefHeading__4622_1910807854" text:style-name="Index_20_Link" text:visited-style-name="Index_20_Link">Resources<text:tab/>6</text:a></text:p>
          <text:p text:style-name="P81"><text:a xlink:type="simple" xlink:href="#__RefHeading__4519_949116693" text:style-name="Index_20_Link" text:visited-style-name="Index_20_Link">Source Code<text:tab/>7</text:a></text:p>
        </text:index-body>
      </text:table-of-content>
      <text:h text:style-name="P73" text:outline-level="1"/>
      <text:h text:style-name="P74" text:outline-level="1"><text:bookmark-start text:name="__RefHeading__4253_949116693"/>Introduction <text:bookmark-end text:name="__RefHeading__4253_949116693"/></text:h>
      <text:p text:style-name="P56"><text:span text:style-name="T34">A cache is often used to allow the CPU to run at a much faster speed than the main memory and </text:span><text:span text:style-name="T35">is</text:span><text:span text:style-name="T34"> made up of a small amount of </text:span><text:span text:style-name="T35">memory</text:span><text:span text:style-name="T34">. </text:span><text:span text:style-name="T36">C</text:span><text:span text:style-name="T34">ache </text:span><text:span text:style-name="T36">can often be </text:span><text:span text:style-name="T34">in several levels, L1- L3, with the higher order cache placed nearest the CPU for optimal performance. Instructions and </text:span><text:span text:style-name="T35">d</text:span><text:span text:style-name="T34">ata that are </text:span><text:span text:style-name="T37">often</text:span><text:span text:style-name="T34"> used are placed in the </text:span><text:span text:style-name="T35">c</text:span><text:span text:style-name="T34">ache </text:span><text:span text:style-name="T37">which</text:span><text:span text:style-name="T34"> speeds up the processors due to locality </text:span><text:span text:style-name="T35">of information</text:span><text:span text:style-name="T34">. </text:span><text:span text:style-name="T35">If several levels of cache are used, inclusive and exclusive cache hierarchy aid in determining which levels have a copy of the information. Some form of associativity is often implemented </text:span><text:span text:style-name="T37">in a cache</text:span><text:span text:style-name="T35">. Associativity establishes how the information in the cache is mapped to the location of the same information stored in main memory. The performance of the cache relates to how often the information requested by the CPU is located in the cache without having to fetch from main memory. This is done through several methods to include </text:span><text:span text:style-name="T37">a </text:span><text:span text:style-name="T35">split cache with data and instructions having their own separate cache. </text:span></text:p>
      <text:h text:style-name="P13" text:outline-level="2"><text:bookmark-start text:name="__RefHeading__4594_1910807854"/>Objective<text:bookmark-end text:name="__RefHeading__4594_1910807854"/></text:h>
      <text:p text:style-name="P55"><text:bookmark-start text:name="__RefHeading__1153_351724711"/>The objective of the <text:span text:style-name="T35">final </text:span>project is to develop <text:span text:style-name="T35">a split level 1 cache</text:span>. <text:span text:style-name="T37">The simulation through verification and testing should demonstrate the functionality of the cache. After developing and simulating the cache, the final project will be demonstrated to </text:span><text:span text:style-name="T38">Professor </text:span><text:span text:style-name="T37">Mark Faust for grading and critique.</text:span><text:bookmark-end text:name="__RefHeading__1153_351724711"/></text:p>
      <text:h text:style-name="P13" text:outline-level="2"><text:bookmark-start text:name="__RefHeading__1157_351724711"/>Purpose<text:bookmark-end text:name="__RefHeading__1157_351724711"/></text:h>
      <text:p text:style-name="P57"><text:bookmark-start text:name="__RefHeading__1159_351724711"/><text:span text:style-name="T38">The purpose of the final project is to demonstrate our understanding of cache designs. Through development and simulation we as a team will improve our knowledge of cache and gain experience in making design decisions related to computer engineering. </text:span><text:bookmark-end text:name="__RefHeading__1159_351724711"/></text:p>
      <text:h text:style-name="P12" text:outline-level="2"><text:bookmark-start text:name="__RefHeading__1177_351724711"/>Scope <text:bookmark-end text:name="__RefHeading__1177_351724711"/></text:h>
      <text:p text:style-name="P4"><text:bookmark-start text:name="__RefHeading__1179_351724711"/>The scope of this <text:span text:style-name="T38">final project is to design a cache using C progamming language that meets the project requirements and correctly demonstrates the specifications outlined </text:span><text:span text:style-name="T40">in </text:span><text:span text:style-name="T41">d</text:span><text:span text:style-name="T40">esign </text:span><text:span text:style-name="T41">below</text:span><text:span text:style-name="T40">. Any further modifications to specifications or project requirements will be noted in the version notice and updated respectively. </text:span><text:bookmark-end text:name="__RefHeading__1179_351724711"/></text:p>
      <text:h text:style-name="P12" text:outline-level="2"><text:bookmark-start text:name="__RefHeading__1203_351724711"/>Methodology, Tools, and Techniques <text:bookmark-end text:name="__RefHeading__1203_351724711"/></text:h>
      <text:p text:style-name="P58"><text:span text:style-name="T39">The source code was developed primarily in a Linux environment using vim or vi editor. A repository was established at GitHub which all members used for version control. All commenting of code followed the rules of single line commenting inside a function only and multiple lines </text:span><text:span text:style-name="T41">were</text:span><text:span text:style-name="T39"> allowed outside </text:span><text:span text:style-name="T41">functions</text:span><text:span text:style-name="T39">. The code was developed using a top-down approach by having a stub in place for L2 for simulation without developing L2 </text:span><text:span text:style-name="T40">as part of the project. Further refinement of the L1 cache source code stemmed from having a good understanding of the final product, specifications, and requirements prior to coding.</text:span></text:p>
      <text:h text:style-name="P10" text:outline-level="1"><text:bookmark-start text:name="__RefHeading__1213_351724711"/><text:soft-page-break/>Design<text:bookmark-end text:name="__RefHeading__1213_351724711"/></text:h>
      <text:p text:style-name="P4"><text:bookmark-start text:name="__RefHeading__1215_351724711"/>The <text:bookmark-end text:name="__RefHeading__1215_351724711"/></text:p>
      <text:h text:style-name="P25" text:outline-level="2"><text:bookmark-start text:name="__RefHeading__4255_949116693"/>Specifications<text:bookmark-end text:name="__RefHeading__4255_949116693"/></text:h>
      <text:p text:style-name="P48">Split CACHE <text:s/>Data – Instruction</text:p>
      <text:p text:style-name="P6"><text:span text:style-name="T11">MESI –</text:span><text:span text:style-name="T12"> L2</text:span></text:p>
      <text:p text:style-name="P51">L1 Inclusivity and write through to </text:p>
      <text:p text:style-name="P48">L2 Stub - </text:p>
      <text:p text:style-name="P48">Specs Associativity L1</text:p>
      <text:p text:style-name="P48">Lines per set for Data and Instruction</text:p>
      <text:p text:style-name="P48">Provide Statistics on each cache that readable and reasonable</text:p>
      <text:p text:style-name="P48">Employ LRU policy</text:p>
      <text:p text:style-name="P48">Component module is modular and cant simulate any level</text:p>
      <text:p text:style-name="P48">Flexible as possible by using parameters other than LRU</text:p>
      <text:p text:style-name="P52">You wanted be run through a selection of trace files with single command.</text:p>
      <text:p text:style-name="P49"/>
      <text:h text:style-name="P80" text:outline-level="2"><text:bookmark-start text:name="__RefHeading__2572_1910807854"/><text:span text:style-name="T33">Assumptions</text:span><text:bookmark-end text:name="__RefHeading__2572_1910807854"/></text:h>
      <text:p text:style-name="P50"><text:bookmark-start text:name="__RefHeading__1219_351724711"/><text:span text:style-name="T21">Split CACHE <text:s/>Data – Instruction</text:span><text:bookmark-end text:name="__RefHeading__1219_351724711"/></text:p>
      <text:h text:style-name="P80" text:outline-level="2"><text:bookmark-start text:name="__RefHeading__2574_1910807854"/><text:span text:style-name="T33">Final Design </text:span><text:bookmark-end text:name="__RefHeading__2574_1910807854"/></text:h>
      <text:p text:style-name="P50"><text:span text:style-name="T21">Split CACHE <text:s/>Data – Instruction</text:span></text:p>
      <text:h text:style-name="P79" text:outline-level="2"><text:bookmark-start text:name="__RefHeading__1221_351724711"/><text:span text:style-name="T20">Verification and </text:span><text:span text:style-name="T18">Testing</text:span><text:bookmark-end text:name="__RefHeading__1221_351724711"/></text:h>
      <text:p text:style-name="P53"><text:bookmark-start text:name="__RefHeading__1223_351724711"/>Code did not Seg fault.<text:bookmark-end text:name="__RefHeading__1223_351724711"/></text:p>
      <text:p text:style-name="P53">Compiled, data structures were allocated properly, using a debugger (GDB DDD).</text:p>
      <text:p text:style-name="P53">Unit test beginning with Tag test to confirm loaded correctly. Tested hits by confirming that something was actually stored in the cache. Tested writes and store at the same time. Tested Misses as well. Tested evictions. </text:p>
      <text:p text:style-name="P53">Tested LRU by loading a full set into L1. </text:p>
      <text:p text:style-name="P53">Tested the invalidate command from L2</text:p>
      <text:p text:style-name="P53">Tested Evictions.</text:p>
      <text:p text:style-name="P7"><text:span text:style-name="T13">Tested the boundaries by loading two </text:span><text:span text:style-name="T14">consecutive lines. </text:span></text:p>
      <text:p text:style-name="P54">Tested parsing, it warns and continues. Finds an invalid line it warns you and continues.</text:p>
      <text:p text:style-name="P54"><text:soft-page-break/>Warning read back it had an issue with and continue to roll.</text:p>
      <text:h text:style-name="P12" text:outline-level="2"><text:bookmark-start text:name="__RefHeading__1233_351724711"/><text:span text:style-name="T19">Development Decisions</text:span><text:bookmark-end text:name="__RefHeading__1233_351724711"/></text:h>
      <text:p text:style-name="P48">Chose to use C for its availability of tools at home or school and its portablity from compiler and simulator from software to software.</text:p>
      <text:p text:style-name="P48">How flexible to make it. Ie.... Parameters and the callback and function pointers.</text:p>
      <text:p text:style-name="P48">You supply the callbacks to the lower level cache and the pointers direct to higher level cache.</text:p>
      <text:p text:style-name="P51">Clean, readability, source files, fully commented.</text:p>
      <text:p text:style-name="P51">Use of multi line commenting outside functions and single line commenting inside to allow the program compiled using C99 standard.</text:p>
      <text:p text:style-name="P51">Outside L1 we chose to notify L2 of evictions so that L2 can manage its cache better. </text:p>
      <text:p text:style-name="P51">To notify L2 prior to modification and then modify line....</text:p>
      <text:p text:style-name="P52">Decomposed the structure.</text:p>
      <text:p text:style-name="P6"><text:s/></text:p>
      <text:h text:style-name="P10" text:outline-level="1"><text:bookmark-start text:name="__RefHeading__1237_351724711"/>Conclusions &amp; Recommendations<text:bookmark-end text:name="__RefHeading__1237_351724711"/></text:h>
      <text:h text:style-name="P14" text:outline-level="2"><text:bookmark-start text:name="__RefHeading__4261_949116693"/>Summary<text:bookmark-end text:name="__RefHeading__4261_949116693"/></text:h>
      <text:p text:style-name="P8">The deli</text:p>
      <text:h text:style-name="P14" text:outline-level="2"><text:bookmark-start text:name="__RefHeading__4263_949116693"/>Strengths<text:bookmark-end text:name="__RefHeading__4263_949116693"/></text:h>
      <text:p text:style-name="P59">Modular. The ability to load trace files by arguments. </text:p>
      <text:h text:style-name="P14" text:outline-level="2"><text:bookmark-start text:name="__RefHeading__4265_949116693"/>Weakness<text:bookmark-end text:name="__RefHeading__4265_949116693"/></text:h>
      <text:p text:style-name="P8">Bel</text:p>
      <text:h text:style-name="P14" text:outline-level="2"><text:bookmark-start text:name="__RefHeading__4267_949116693"/>Recommendations<text:bookmark-end text:name="__RefHeading__4267_949116693"/></text:h>
      <text:p text:style-name="P60">Make LRU more abstract so that a different LRU policy could be emplemented without serious recoding.</text:p>
      <text:p text:style-name="P60"/>
      <text:h text:style-name="P11" text:outline-level="1"><text:bookmark-start text:name="__RefHeading__4515_949116693"/>Appendix<text:bookmark-end text:name="__RefHeading__4515_949116693"/></text:h>
      <text:h text:style-name="P76" text:outline-level="2"><text:bookmark-start text:name="__RefHeading__4622_1910807854"/>Re<text:span text:style-name="T39">sources</text:span><text:bookmark-end text:name="__RefHeading__4622_1910807854"/></text:h>
      <text:p text:style-name="P61"><text:a xlink:type="simple" xlink:href="https://github.com/"><text:span text:style-name="T16">https://github.com/</text:span></text:a></text:p>
      <text:p text:style-name="P61"><text:a xlink:type="simple" xlink:href="http://www.yolinux.com/TUTORIALS/LinuxTutorialAdvanced_vi.html"><text:span text:style-name="T16">http://www.yolinux.com/TUTORIALS/LinuxTutorialAdvanced_vi.html</text:span></text:a></text:p>
      <text:p text:style-name="P61"><text:soft-page-break/><text:a xlink:type="simple" xlink:href="http://www.softpedia.com/get/Programming/Other-Programming-Files/TortoiseGit.shtml"><text:span text:style-name="T16">http://www.softpedia.com/get/Programming/Other-Programming-Files/TortoiseGit.shtml</text:span></text:a></text:p>
      <text:p text:style-name="P62"><text:a xlink:type="simple" xlink:href="http://www.edwardbosworth.com/My5155_Slides/Chapter13/CacheCoherency.htm"><text:span text:style-name="T17">http://www.edwardbosworth.com/My5155_Slides/Chapter13/CacheCoherency.htm</text:span></text:a></text:p>
      <text:p text:style-name="P62"><text:span text:style-name="T17"/></text:p>
      <text:h text:style-name="P77" text:outline-level="2"><text:bookmark-start text:name="_Toc279862818"/><text:bookmark-start text:name="__RefHeading__4519_949116693"/><text:span text:style-name="T15">S</text:span><text:bookmark-end text:name="_Toc279862818"/><text:span text:style-name="T15">ource Code</text:span><text:bookmark-end text:name="__RefHeading__4519_949116693"/></text:h>
      <text:p text:style-name="P65"><text:span text:style-name="T25">Main.c</text:span></text:p>
      <text:p text:style-name="P63"><text:span text:style-name="T25"/></text:p>
      <text:p text:style-name="P47"><text:span text:style-name="T25">/* ECE485: Final Project</text:span></text:p>
      <text:p text:style-name="P37"><text:s/>* Authors:</text:p>
      <text:p text:style-name="P37"><text:s/>* Matthew Branstetter</text:p>
      <text:p text:style-name="P37"><text:s/>* Vernon Jones</text:p>
      <text:p text:style-name="P37"><text:s/>* Yusuf Qedan</text:p>
      <text:p text:style-name="P37"><text:s/>* Tyler Tricker</text:p>
      <text:p text:style-name="P37"><text:s/>*</text:p>
      <text:p text:style-name="P37"><text:s/>* Date: 19 Nov 2012</text:p>
      <text:p text:style-name="P37"><text:s/>*/</text:p>
      <text:p text:style-name="P47"><text:span text:style-name="T30"/></text:p>
      <text:p text:style-name="P36"/>
      <text:p text:style-name="P37">/* External Modules Imports */</text:p>
      <text:p text:style-name="P35"><text:span text:style-name="T4">#include</text:span><text:span text:style-name="T27"> </text:span><text:span text:style-name="T29">&lt;stdio.h&gt;</text:span></text:p>
      <text:p text:style-name="P35"><text:span text:style-name="T4">#include</text:span><text:span text:style-name="T27"> </text:span><text:span text:style-name="T29">&lt;stdlib.h&gt;</text:span></text:p>
      <text:p text:style-name="P35"><text:span text:style-name="T4">#include</text:span><text:span text:style-name="T27"> </text:span><text:span text:style-name="T29">&lt;stdint.h&gt;</text:span></text:p>
      <text:p text:style-name="P35"><text:span text:style-name="T4">#include</text:span><text:span text:style-name="T27"> </text:span><text:span text:style-name="T29">&lt;errno.h&gt;</text:span></text:p>
      <text:p text:style-name="P35"><text:span text:style-name="T4">#include</text:span><text:span text:style-name="T27"> "cache.h"</text:span></text:p>
      <text:p text:style-name="P36"/>
      <text:p text:style-name="P37">/* Global Constants */</text:p>
      <text:p text:style-name="P35"><text:span text:style-name="T4">static</text:span><text:span text:style-name="T27"> </text:span><text:span text:style-name="T4">const</text:span><text:span text:style-name="T27"> </text:span><text:span text:style-name="T4">unsigned</text:span><text:span text:style-name="T27"> </text:span><text:span text:style-name="T4">long</text:span><text:span text:style-name="T27"> </text:span><text:span text:style-name="T29">MAX_LINE</text:span><text:span text:style-name="T27"> </text:span><text:span text:style-name="T29">=</text:span><text:span text:style-name="T27"> </text:span><text:span text:style-name="T29">1024;</text:span></text:p>
      <text:p text:style-name="P36"/>
      <text:p text:style-name="P35"><text:span text:style-name="T4">enum</text:span><text:span text:style-name="T27"> </text:span><text:span text:style-name="T29">COMMANDS</text:span></text:p>
      <text:p text:style-name="P36">{</text:p>
      <text:p text:style-name="P35"><text:span text:style-name="T27"><text:s text:c="4"/></text:span><text:span text:style-name="T29">COMMAND_READ,</text:span></text:p>
      <text:p text:style-name="P35"><text:span text:style-name="T27"><text:s text:c="4"/></text:span><text:span text:style-name="T29">COMMAND_WRITE,</text:span></text:p>
      <text:p text:style-name="P35"><text:span text:style-name="T27"><text:s text:c="4"/></text:span><text:span text:style-name="T29">COMMAND_IFETCH,</text:span></text:p>
      <text:p text:style-name="P35"><text:span text:style-name="T27"><text:s text:c="4"/></text:span><text:span text:style-name="T29">COMMAND_INVALIDATE,</text:span></text:p>
      <text:p text:style-name="P35"><text:span text:style-name="T27"><text:s text:c="4"/></text:span><text:span text:style-name="T29">COMMAND_RESET</text:span><text:span text:style-name="T27"> </text:span><text:span text:style-name="T29">=</text:span><text:span text:style-name="T27"> </text:span><text:span text:style-name="T29">8,</text:span></text:p>
      <text:p text:style-name="P35"><text:span text:style-name="T27"><text:s text:c="4"/></text:span><text:span text:style-name="T29">COMMAND_PRINT</text:span><text:span text:style-name="T27"> </text:span><text:span text:style-name="T29">=</text:span><text:span text:style-name="T27"> </text:span><text:span text:style-name="T29">9,</text:span></text:p>
      <text:p text:style-name="P35"><text:span text:style-name="T27"><text:s text:c="4"/></text:span><text:span text:style-name="T29">COMMAND_END</text:span></text:p>
      <text:p text:style-name="P36">};</text:p>
      <text:p text:style-name="P36"/>
      <text:p text:style-name="P36"/>
      <text:p text:style-name="P37">/* Forward Declarations*/</text:p>
      <text:p text:style-name="P35"><text:span text:style-name="T4">void</text:span><text:span text:style-name="T27"> </text:span><text:span text:style-name="T4">static</text:span><text:span text:style-name="T27"> </text:span><text:span text:style-name="T29">execute(</text:span><text:span text:style-name="T4">struct</text:span><text:span text:style-name="T27"> </text:span><text:span text:style-name="T29">cache_t*</text:span><text:span text:style-name="T27"> </text:span><text:span text:style-name="T29">instruction,</text:span></text:p>
      <text:p text:style-name="P35"><text:span text:style-name="T27"><text:tab/><text:tab/> <text:s text:c="3"/></text:span><text:span text:style-name="T4">struct</text:span><text:span text:style-name="T27"> </text:span><text:span text:style-name="T29">cache_t*</text:span><text:span text:style-name="T27"> </text:span><text:span text:style-name="T29">data,</text:span><text:span text:style-name="T27"> </text:span></text:p>
      <text:p text:style-name="P35"><text:span text:style-name="T27"><text:tab/><text:tab/> <text:s text:c="3"/></text:span><text:span text:style-name="T4">int</text:span><text:span text:style-name="T27"> </text:span><text:span text:style-name="T29">op,</text:span><text:span text:style-name="T27"> </text:span></text:p>
      <text:p text:style-name="P35"><text:span text:style-name="T27"><text:tab/><text:tab/> <text:s text:c="3"/></text:span><text:span text:style-name="T29">uint32_t</text:span><text:span text:style-name="T27"> </text:span><text:span text:style-name="T29">address);</text:span></text:p>
      <text:p text:style-name="P36"/>
      <text:p text:style-name="P37">/* Implementations */</text:p>
      <text:p text:style-name="P35"><text:span text:style-name="T4">int</text:span><text:span text:style-name="T27"> </text:span><text:span text:style-name="T29">main(</text:span><text:span text:style-name="T4">int</text:span><text:span text:style-name="T27"> </text:span><text:span text:style-name="T29">argc,</text:span><text:span text:style-name="T27"> </text:span><text:span text:style-name="T4">char</text:span><text:span text:style-name="T29">**</text:span><text:span text:style-name="T27"> </text:span><text:span text:style-name="T29">argv)</text:span></text:p>
      <text:p text:style-name="P36">{</text:p>
      <text:p text:style-name="P35"><text:span text:style-name="T27"><text:s text:c="4"/></text:span><text:span text:style-name="T29">FILE*</text:span><text:span text:style-name="T27"> <text:s text:c="3"/></text:span><text:span text:style-name="T29">t_fileh;</text:span></text:p>
      <text:p text:style-name="P35"><text:span text:style-name="T27"><text:s text:c="4"/></text:span><text:span text:style-name="T4">int</text:span><text:span text:style-name="T27"> <text:s text:c="5"/></text:span><text:span text:style-name="T29">matched;</text:span></text:p>
      <text:p text:style-name="P35"><text:span text:style-name="T27"><text:s text:c="4"/></text:span><text:span text:style-name="T4">int</text:span><text:span text:style-name="T27"> <text:s text:c="5"/></text:span><text:span text:style-name="T29">op;</text:span></text:p>
      <text:p text:style-name="P35"><text:span text:style-name="T27"><text:s text:c="4"/></text:span><text:span text:style-name="T29">uint32_t</text:span><text:span text:style-name="T27"> </text:span><text:span text:style-name="T29">address;</text:span><text:span text:style-name="T27"> </text:span></text:p>
      <text:p text:style-name="P35"><text:span text:style-name="T27"><text:s text:c="4"/></text:span><text:span text:style-name="T4">char</text:span><text:span text:style-name="T27"> </text:span><text:span text:style-name="T29">line[MAX_LINE+1];</text:span></text:p>
      <text:p text:style-name="P36"><text:soft-page-break/></text:p>
      <text:p text:style-name="P35"><text:span text:style-name="T27"><text:s text:c="4"/></text:span><text:span text:style-name="T4">struct</text:span><text:span text:style-name="T27"> </text:span><text:span text:style-name="T29">LN_ops_t</text:span><text:span text:style-name="T27"> </text:span><text:span text:style-name="T29">L2_hooks;</text:span></text:p>
      <text:p text:style-name="P35"><text:span text:style-name="T27"><text:s text:c="4"/></text:span><text:span text:style-name="T29">L2_hooks.read</text:span><text:span text:style-name="T27"> </text:span><text:span text:style-name="T29">=</text:span><text:span text:style-name="T27"> </text:span><text:span text:style-name="T29">NULL;</text:span></text:p>
      <text:p text:style-name="P35"><text:span text:style-name="T27"><text:s text:c="4"/></text:span><text:span text:style-name="T29">L2_hooks.write</text:span><text:span text:style-name="T27"> </text:span><text:span text:style-name="T29">=</text:span><text:span text:style-name="T27"> </text:span><text:span text:style-name="T29">NULL;</text:span></text:p>
      <text:p text:style-name="P35"><text:span text:style-name="T27"><text:s text:c="4"/></text:span><text:span text:style-name="T29">L2_hooks.modified</text:span><text:span text:style-name="T27"> </text:span><text:span text:style-name="T29">=</text:span><text:span text:style-name="T27"> </text:span><text:span text:style-name="T29">NULL;</text:span></text:p>
      <text:p text:style-name="P35"><text:span text:style-name="T27"><text:s text:c="4"/></text:span><text:span text:style-name="T29">L2_hooks.evicted</text:span><text:span text:style-name="T27"> <text:s/></text:span><text:span text:style-name="T29">=</text:span><text:span text:style-name="T27"> </text:span><text:span text:style-name="T29">NULL;</text:span></text:p>
      <text:p text:style-name="P35"><text:span text:style-name="T27"><text:s text:c="4"/></text:span><text:span text:style-name="T29">L2_hooks.object</text:span><text:span text:style-name="T27"> <text:s text:c="2"/></text:span><text:span text:style-name="T29">=</text:span><text:span text:style-name="T27"> </text:span><text:span text:style-name="T29">NULL;</text:span></text:p>
      <text:p text:style-name="P36"/>
      <text:p text:style-name="P35"><text:span text:style-name="T27"><text:s text:c="4"/></text:span><text:span text:style-name="T31">//caches</text:span></text:p>
      <text:p text:style-name="P35"><text:span text:style-name="T27"><text:s text:c="4"/></text:span><text:span text:style-name="T4">struct</text:span><text:span text:style-name="T27"> </text:span><text:span text:style-name="T29">cache_t</text:span><text:span text:style-name="T27"> </text:span><text:span text:style-name="T29">*L1_instruction</text:span><text:span text:style-name="T27"> </text:span><text:span text:style-name="T29">=</text:span><text:span text:style-name="T27"> </text:span><text:span text:style-name="T29">cache_new(2,</text:span><text:span text:style-name="T27"> </text:span><text:span text:style-name="T29">16*1024,</text:span><text:span text:style-name="T27"> </text:span><text:span text:style-name="T29">64,</text:span><text:span text:style-name="T27"> </text:span><text:span text:style-name="T29">L2_hooks);</text:span></text:p>
      <text:p text:style-name="P35"><text:span text:style-name="T27"><text:s text:c="4"/></text:span><text:span text:style-name="T4">struct</text:span><text:span text:style-name="T27"> </text:span><text:span text:style-name="T29">cache_t</text:span><text:span text:style-name="T27"> </text:span><text:span text:style-name="T29">*L1_data</text:span><text:span text:style-name="T27"> <text:s text:c="7"/></text:span><text:span text:style-name="T29">=</text:span><text:span text:style-name="T27"> </text:span><text:span text:style-name="T29">cache_new(4,</text:span><text:span text:style-name="T27"> </text:span><text:span text:style-name="T29">16*1024,</text:span><text:span text:style-name="T27"> </text:span><text:span text:style-name="T29">64,</text:span><text:span text:style-name="T27"> </text:span><text:span text:style-name="T29">L2_hooks);</text:span></text:p>
      <text:p text:style-name="P36"/>
      <text:p text:style-name="P35"><text:span text:style-name="T27"><text:s text:c="4"/></text:span><text:span text:style-name="T4">if</text:span><text:span text:style-name="T29">(argc</text:span><text:span text:style-name="T27"> </text:span><text:span text:style-name="T29">&lt;</text:span><text:span text:style-name="T27"> </text:span><text:span text:style-name="T29">2)</text:span></text:p>
      <text:p text:style-name="P35"><text:span text:style-name="T27"><text:s text:c="4"/></text:span><text:span text:style-name="T29">{</text:span></text:p>
      <text:p text:style-name="P35"><text:span text:style-name="T27"><text:tab/></text:span><text:span text:style-name="T29">printf(</text:span><text:span text:style-name="T27">"Usage: %s {tracefiles}\n"</text:span><text:span text:style-name="T29">,</text:span><text:span text:style-name="T27"> </text:span><text:span text:style-name="T29">argv[0]);</text:span></text:p>
      <text:p text:style-name="P35"><text:span text:style-name="T27"><text:tab/></text:span><text:span text:style-name="T4">return</text:span><text:span text:style-name="T27"> </text:span><text:span text:style-name="T29">0;</text:span></text:p>
      <text:p text:style-name="P35"><text:span text:style-name="T27"><text:s text:c="4"/></text:span><text:span text:style-name="T29">}</text:span></text:p>
      <text:p text:style-name="P36"/>
      <text:p text:style-name="P35"><text:span text:style-name="T27"><text:s text:c="4"/></text:span><text:span text:style-name="T31">/* Setup Cache */</text:span></text:p>
      <text:p text:style-name="P38"><text:s text:c="4"/></text:p>
      <text:p text:style-name="P35"><text:span text:style-name="T27"><text:s text:c="4"/></text:span><text:span text:style-name="T29">cache_reset(L1_instruction);</text:span></text:p>
      <text:p text:style-name="P35"><text:span text:style-name="T27"><text:s text:c="4"/></text:span><text:span text:style-name="T29">cache_reset(L1_data);</text:span></text:p>
      <text:p text:style-name="P36"/>
      <text:p text:style-name="P35"><text:span text:style-name="T27"><text:s text:c="4"/></text:span><text:span text:style-name="T4">for</text:span><text:span text:style-name="T29">(</text:span><text:span text:style-name="T4">int</text:span><text:span text:style-name="T27"> </text:span><text:span text:style-name="T29">i</text:span><text:span text:style-name="T27"> </text:span><text:span text:style-name="T29">=</text:span><text:span text:style-name="T27"> </text:span><text:span text:style-name="T29">1;</text:span><text:span text:style-name="T27"> </text:span><text:span text:style-name="T29">i</text:span><text:span text:style-name="T27"> </text:span><text:span text:style-name="T29">&lt;</text:span><text:span text:style-name="T27"> </text:span><text:span text:style-name="T29">argc;</text:span><text:span text:style-name="T27"> </text:span><text:span text:style-name="T29">i++)</text:span><text:span text:style-name="T27"> </text:span><text:span text:style-name="T31">//For every tracefile passed to the input</text:span></text:p>
      <text:p text:style-name="P35"><text:span text:style-name="T27"><text:s text:c="4"/></text:span><text:span text:style-name="T29">{</text:span></text:p>
      <text:p text:style-name="P35"><text:span text:style-name="T27"><text:tab/></text:span><text:span text:style-name="T29">t_fileh</text:span><text:span text:style-name="T27"> </text:span><text:span text:style-name="T29">=</text:span><text:span text:style-name="T27"> </text:span><text:span text:style-name="T29">fopen(argv[i],</text:span><text:span text:style-name="T27"> "r"</text:span><text:span text:style-name="T29">);</text:span></text:p>
      <text:p text:style-name="P35"><text:span text:style-name="T27"><text:tab/></text:span><text:span text:style-name="T4">if</text:span><text:span text:style-name="T29">(!t_fileh)</text:span><text:span text:style-name="T27"> </text:span><text:span text:style-name="T31">//</text:span></text:p>
      <text:p text:style-name="P35"><text:span text:style-name="T27"><text:tab/></text:span><text:span text:style-name="T29">{</text:span></text:p>
      <text:p text:style-name="P35"><text:span text:style-name="T27"><text:tab/> <text:s text:c="3"/></text:span><text:span text:style-name="T29">snprintf(line,</text:span><text:span text:style-name="T27"> </text:span><text:span text:style-name="T29">MAX_LINE,</text:span><text:span text:style-name="T27"> "Skipping Entry %s"</text:span><text:span text:style-name="T29">,</text:span><text:span text:style-name="T27"> </text:span><text:span text:style-name="T29">argv[i]);</text:span></text:p>
      <text:p text:style-name="P35"><text:span text:style-name="T27"><text:tab/> <text:s text:c="3"/></text:span><text:span text:style-name="T29">perror(line);</text:span></text:p>
      <text:p text:style-name="P35"><text:span text:style-name="T27"><text:tab/> <text:s text:c="3"/></text:span><text:span text:style-name="T4">continue</text:span><text:span text:style-name="T29">;</text:span></text:p>
      <text:p text:style-name="P35"><text:span text:style-name="T27"><text:tab/></text:span><text:span text:style-name="T29">}</text:span></text:p>
      <text:p text:style-name="P35"><text:span text:style-name="T27"><text:tab/></text:span><text:span text:style-name="T29">printf(</text:span><text:span text:style-name="T27">"\n************ Running file: %s ************\n\n"</text:span><text:span text:style-name="T29">,</text:span><text:span text:style-name="T27"> </text:span><text:span text:style-name="T29">argv[i]);</text:span></text:p>
      <text:p text:style-name="P35"><text:span text:style-name="T27"><text:tab/></text:span><text:span text:style-name="T4">while</text:span><text:span text:style-name="T29">(fgets(line,</text:span><text:span text:style-name="T27"> </text:span><text:span text:style-name="T29">MAX_LINE,</text:span><text:span text:style-name="T27"> </text:span><text:span text:style-name="T29">t_fileh))</text:span><text:span text:style-name="T27"> </text:span><text:span text:style-name="T31">//get line until end of file</text:span></text:p>
      <text:p text:style-name="P35"><text:span text:style-name="T27"><text:tab/></text:span><text:span text:style-name="T29">{</text:span></text:p>
      <text:p text:style-name="P35"><text:span text:style-name="T27"><text:tab/> <text:s text:c="3"/></text:span><text:span text:style-name="T29">matched</text:span><text:span text:style-name="T27"> </text:span><text:span text:style-name="T29">=</text:span><text:span text:style-name="T27"> </text:span><text:span text:style-name="T29">sscanf(line,</text:span><text:span text:style-name="T27"> "%d%*[ \t]%x"</text:span><text:span text:style-name="T29">,</text:span><text:span text:style-name="T27"> </text:span><text:span text:style-name="T29">&amp;op,</text:span><text:span text:style-name="T27"> </text:span><text:span text:style-name="T29">&amp;address);</text:span></text:p>
      <text:p text:style-name="P35"><text:span text:style-name="T27"><text:tab/> <text:s text:c="3"/></text:span><text:span text:style-name="T4">if</text:span><text:span text:style-name="T27"> </text:span><text:span text:style-name="T29">(matched</text:span><text:span text:style-name="T27"> </text:span><text:span text:style-name="T29">&lt;</text:span><text:span text:style-name="T27"> </text:span><text:span text:style-name="T29">2)</text:span><text:span text:style-name="T27"> </text:span><text:span text:style-name="T31">//TODO allow certain opcodes to not have an address</text:span></text:p>
      <text:p text:style-name="P35"><text:span text:style-name="T27"><text:tab/> <text:s text:c="3"/></text:span><text:span text:style-name="T29">{</text:span></text:p>
      <text:p text:style-name="P35"><text:span text:style-name="T27"><text:tab/><text:tab/></text:span><text:span text:style-name="T29">fprintf(stderr,</text:span><text:span text:style-name="T27"> "Parsing Warning - invalid line: %s"</text:span><text:span text:style-name="T29">,</text:span><text:span text:style-name="T27"> </text:span><text:span text:style-name="T29">line);</text:span></text:p>
      <text:p text:style-name="P35"><text:span text:style-name="T27"><text:tab/><text:tab/></text:span><text:span text:style-name="T4">continue</text:span><text:span text:style-name="T29">;</text:span></text:p>
      <text:p text:style-name="P35"><text:span text:style-name="T27"><text:tab/> <text:s text:c="3"/></text:span><text:span text:style-name="T29">}</text:span></text:p>
      <text:p text:style-name="P35"><text:span text:style-name="T27"><text:tab/> <text:s text:c="3"/></text:span><text:span text:style-name="T29">execute(L1_instruction,</text:span><text:span text:style-name="T27"> </text:span><text:span text:style-name="T29">L1_data,</text:span><text:span text:style-name="T27"> </text:span><text:span text:style-name="T29">op,</text:span><text:span text:style-name="T27"> </text:span><text:span text:style-name="T29">address);</text:span></text:p>
      <text:p text:style-name="P35"><text:span text:style-name="T27"><text:tab/></text:span><text:span text:style-name="T29">}</text:span></text:p>
      <text:p text:style-name="P35"><text:span text:style-name="T27"><text:tab/></text:span><text:span text:style-name="T31">//Print out simulation Cache Results</text:span></text:p>
      <text:p text:style-name="P35"><text:span text:style-name="T27"><text:tab/></text:span><text:span text:style-name="T31">//hit rate = hits/(hits+misses) %</text:span></text:p>
      <text:p text:style-name="P35"><text:span text:style-name="T27"><text:tab/></text:span><text:span text:style-name="T4">float</text:span><text:span text:style-name="T27"> </text:span><text:span text:style-name="T29">hitrate</text:span><text:span text:style-name="T27"> </text:span><text:span text:style-name="T29">=</text:span><text:span text:style-name="T27"> </text:span><text:span text:style-name="T29">(</text:span><text:span text:style-name="T4">float</text:span><text:span text:style-name="T29">)</text:span><text:span text:style-name="T27"> </text:span><text:span text:style-name="T29">L1_data-&gt;stats.hits</text:span><text:span text:style-name="T27"> </text:span><text:span text:style-name="T29">/</text:span><text:span text:style-name="T27"> </text:span></text:p>
      <text:p text:style-name="P35"><text:span text:style-name="T27"><text:tab/> <text:s text:c="3"/></text:span><text:span text:style-name="T29">((</text:span><text:span text:style-name="T4">float</text:span><text:span text:style-name="T29">)</text:span><text:span text:style-name="T27"> </text:span><text:span text:style-name="T29">L1_data-&gt;stats.hits</text:span><text:span text:style-name="T27"> </text:span><text:span text:style-name="T29">+</text:span><text:span text:style-name="T27"> </text:span><text:span text:style-name="T29">(</text:span><text:span text:style-name="T4">float</text:span><text:span text:style-name="T29">)</text:span><text:span text:style-name="T27"> </text:span><text:span text:style-name="T29">L1_data-&gt;stats.misses)</text:span><text:span text:style-name="T27"> </text:span><text:span text:style-name="T29">*</text:span><text:span text:style-name="T27"> </text:span><text:span text:style-name="T29">100.0f;</text:span></text:p>
      <text:p text:style-name="P36"/>
      <text:p text:style-name="P35"><text:span text:style-name="T27"><text:tab/></text:span><text:span text:style-name="T29">printf(</text:span><text:span text:style-name="T27">"\nTrace Summary:\n"</text:span><text:span text:style-name="T29">);</text:span></text:p>
      <text:p text:style-name="P35"><text:span text:style-name="T27"><text:tab/></text:span><text:span text:style-name="T29">printf(</text:span><text:span text:style-name="T27">"\nData Cache\n"</text:span><text:span text:style-name="T29">);</text:span></text:p>
      <text:p text:style-name="P35"><text:span text:style-name="T27"><text:tab/></text:span><text:span text:style-name="T29">printf(</text:span><text:span text:style-name="T27">"Reads:%6zu <text:s text:c="5"/>Writes:%6zu <text:s text:c="5"/>Hits:%6zu <text:s text:c="5"/>Misses:%6zu <text:s text:c="5"/>HitRate:%4g%%\n"</text:span><text:span text:style-name="T29">,</text:span></text:p>
      <text:p text:style-name="P35"><text:span text:style-name="T27"><text:tab/> <text:s text:c="6"/></text:span><text:span text:style-name="T29">L1_data-&gt;stats.reads,</text:span></text:p>
      <text:p text:style-name="P35"><text:span text:style-name="T27"><text:tab/> <text:s text:c="6"/></text:span><text:span text:style-name="T29">L1_data-&gt;stats.writes,</text:span></text:p>
      <text:p text:style-name="P35"><text:span text:style-name="T27"><text:tab/> <text:s text:c="6"/></text:span><text:span text:style-name="T29">L1_data-&gt;stats.hits,</text:span></text:p>
      <text:p text:style-name="P35"><text:span text:style-name="T27"><text:tab/> <text:s text:c="6"/></text:span><text:span text:style-name="T29">L1_data-&gt;stats.misses,</text:span></text:p>
      <text:p text:style-name="P35"><text:span text:style-name="T27"><text:tab/> <text:s text:c="6"/></text:span><text:span text:style-name="T29">hitrate);</text:span></text:p>
      <text:p text:style-name="P36"/>
      <text:p text:style-name="P35"><text:soft-page-break/><text:span text:style-name="T27"><text:tab/></text:span><text:span text:style-name="T29">hitrate</text:span><text:span text:style-name="T27"> </text:span><text:span text:style-name="T29">=</text:span><text:span text:style-name="T27"> </text:span><text:span text:style-name="T29">(</text:span><text:span text:style-name="T4">float</text:span><text:span text:style-name="T29">)</text:span><text:span text:style-name="T27"> </text:span><text:span text:style-name="T29">L1_instruction-&gt;stats.hits</text:span><text:span text:style-name="T27"> </text:span><text:span text:style-name="T29">/</text:span><text:span text:style-name="T27"> </text:span></text:p>
      <text:p text:style-name="P35"><text:span text:style-name="T27"><text:tab/> <text:s text:c="3"/></text:span><text:span text:style-name="T29">((</text:span><text:span text:style-name="T4">float</text:span><text:span text:style-name="T29">)</text:span><text:span text:style-name="T27"> </text:span><text:span text:style-name="T29">L1_instruction-&gt;stats.hits</text:span><text:span text:style-name="T27"> </text:span><text:span text:style-name="T29">+</text:span><text:span text:style-name="T27"> </text:span><text:span text:style-name="T29">(</text:span><text:span text:style-name="T4">float</text:span><text:span text:style-name="T29">)</text:span><text:span text:style-name="T27"> </text:span><text:span text:style-name="T29">L1_instruction-&gt;stats.misses)</text:span><text:span text:style-name="T27"> </text:span><text:span text:style-name="T29">*</text:span><text:span text:style-name="T27"> </text:span><text:span text:style-name="T29">100.0f;</text:span></text:p>
      <text:p text:style-name="P36"/>
      <text:p text:style-name="P35"><text:span text:style-name="T27"><text:tab/></text:span><text:span text:style-name="T29">printf(</text:span><text:span text:style-name="T27">"\nIntruction Cache\n"</text:span><text:span text:style-name="T29">);</text:span></text:p>
      <text:p text:style-name="P35"><text:span text:style-name="T27"><text:tab/></text:span><text:span text:style-name="T29">printf(</text:span><text:span text:style-name="T27">"Reads:%6zu <text:s text:c="5"/>Writes:%6zu <text:s text:c="5"/>Hits:%6zu <text:s text:c="5"/>Misses:%6zu <text:s text:c="5"/>HitRate:%4g%%\n"</text:span><text:span text:style-name="T29">,</text:span></text:p>
      <text:p text:style-name="P35"><text:span text:style-name="T27"><text:tab/> <text:s text:c="6"/></text:span><text:span text:style-name="T29">L1_instruction-&gt;stats.reads,</text:span></text:p>
      <text:p text:style-name="P35"><text:span text:style-name="T27"><text:tab/> <text:s text:c="6"/></text:span><text:span text:style-name="T29">L1_instruction-&gt;stats.writes,</text:span></text:p>
      <text:p text:style-name="P35"><text:span text:style-name="T27"><text:tab/> <text:s text:c="6"/></text:span><text:span text:style-name="T29">L1_instruction-&gt;stats.hits,</text:span></text:p>
      <text:p text:style-name="P35"><text:span text:style-name="T27"><text:tab/> <text:s text:c="6"/></text:span><text:span text:style-name="T29">L1_instruction-&gt;stats.misses,</text:span></text:p>
      <text:p text:style-name="P35"><text:span text:style-name="T27"><text:tab/> <text:s text:c="6"/></text:span><text:span text:style-name="T29">hitrate);</text:span></text:p>
      <text:p text:style-name="P36"/>
      <text:p text:style-name="P35"><text:span text:style-name="T27"><text:tab/></text:span><text:span text:style-name="T31">//Clean up resources</text:span></text:p>
      <text:p text:style-name="P35"><text:span text:style-name="T27"><text:tab/></text:span><text:span text:style-name="T4">if</text:span><text:span text:style-name="T27"> </text:span><text:span text:style-name="T29">(fclose(t_fileh)</text:span><text:span text:style-name="T27"> </text:span><text:span text:style-name="T29">==</text:span><text:span text:style-name="T27"> </text:span><text:span text:style-name="T29">EOF)</text:span></text:p>
      <text:p text:style-name="P35"><text:span text:style-name="T27"><text:tab/> <text:s text:c="3"/></text:span><text:span text:style-name="T29">perror(</text:span><text:span text:style-name="T27">"Failed to release file handle, continuing anyway"</text:span><text:span text:style-name="T29">);</text:span></text:p>
      <text:p text:style-name="P35"><text:span text:style-name="T27"><text:tab/></text:span><text:span text:style-name="T29">t_fileh</text:span><text:span text:style-name="T27"> </text:span><text:span text:style-name="T29">=</text:span><text:span text:style-name="T27"> </text:span><text:span text:style-name="T29">0;</text:span></text:p>
      <text:p text:style-name="P35"><text:span text:style-name="T27"><text:s text:c="4"/></text:span><text:span text:style-name="T29">}</text:span></text:p>
      <text:p text:style-name="P36"/>
      <text:p text:style-name="P35"><text:span text:style-name="T27"><text:s text:c="4"/></text:span><text:span text:style-name="T29">cache_free(L1_instruction);</text:span></text:p>
      <text:p text:style-name="P35"><text:span text:style-name="T27"><text:s text:c="4"/></text:span><text:span text:style-name="T29">cache_free(L1_data);</text:span></text:p>
      <text:p text:style-name="P35"><text:span text:style-name="T27"><text:s text:c="4"/></text:span><text:span text:style-name="T4">return</text:span><text:span text:style-name="T27"> </text:span><text:span text:style-name="T29">0;</text:span></text:p>
      <text:p text:style-name="P36">}</text:p>
      <text:p text:style-name="P36"/>
      <text:p text:style-name="P37">/****************** Internal Implementation **********************/</text:p>
      <text:p text:style-name="P35"><text:span text:style-name="T4">void</text:span><text:span text:style-name="T27"> </text:span><text:span text:style-name="T4">static</text:span><text:span text:style-name="T27"> </text:span><text:span text:style-name="T29">execute(</text:span><text:span text:style-name="T4">struct</text:span><text:span text:style-name="T27"> </text:span><text:span text:style-name="T29">cache_t*</text:span><text:span text:style-name="T27"> </text:span><text:span text:style-name="T29">instruction,</text:span><text:span text:style-name="T27"> </text:span></text:p>
      <text:p text:style-name="P35"><text:span text:style-name="T27"><text:tab/><text:tab/> <text:s text:c="3"/></text:span><text:span text:style-name="T4">struct</text:span><text:span text:style-name="T27"> </text:span><text:span text:style-name="T29">cache_t*</text:span><text:span text:style-name="T27"> </text:span><text:span text:style-name="T29">data,</text:span><text:span text:style-name="T27"> </text:span></text:p>
      <text:p text:style-name="P35"><text:span text:style-name="T27"><text:tab/><text:tab/> <text:s text:c="3"/></text:span><text:span text:style-name="T4">int</text:span><text:span text:style-name="T27"> </text:span><text:span text:style-name="T29">op,</text:span><text:span text:style-name="T27"> </text:span></text:p>
      <text:p text:style-name="P35"><text:span text:style-name="T27"><text:tab/><text:tab/> <text:s text:c="3"/></text:span><text:span text:style-name="T29">uint32_t</text:span><text:span text:style-name="T27"> </text:span><text:span text:style-name="T29">address)</text:span></text:p>
      <text:p text:style-name="P36">{</text:p>
      <text:p text:style-name="P35"><text:span text:style-name="T27"><text:s text:c="4"/></text:span><text:span text:style-name="T31">// Data Stub for read and write functions</text:span></text:p>
      <text:p text:style-name="P35"><text:span text:style-name="T27"><text:s text:c="4"/></text:span><text:span text:style-name="T29">uint8_t</text:span><text:span text:style-name="T27"> </text:span><text:span text:style-name="T29">cpu_port</text:span><text:span text:style-name="T27"> </text:span><text:span text:style-name="T29">=</text:span><text:span text:style-name="T27"> </text:span><text:span text:style-name="T29">0xFF;</text:span></text:p>
      <text:p text:style-name="P38"><text:s text:c="4"/></text:p>
      <text:p text:style-name="P35"><text:span text:style-name="T27"><text:s text:c="4"/></text:span><text:span text:style-name="T4">switch</text:span><text:span text:style-name="T29">(op)</text:span></text:p>
      <text:p text:style-name="P35"><text:span text:style-name="T27"><text:s text:c="4"/></text:span><text:span text:style-name="T29">{</text:span></text:p>
      <text:p text:style-name="P35"><text:span text:style-name="T27"><text:s text:c="4"/></text:span><text:span text:style-name="T4">case</text:span><text:span text:style-name="T27"> </text:span><text:span text:style-name="T29">COMMAND_READ:</text:span><text:span text:style-name="T27"><text:tab/><text:tab/></text:span><text:span text:style-name="T31">// (0)</text:span></text:p>
      <text:p text:style-name="P35"><text:span text:style-name="T27"><text:tab/></text:span><text:span text:style-name="T29">cache_readop(data,</text:span><text:span text:style-name="T27"> </text:span><text:span text:style-name="T29">address,</text:span><text:span text:style-name="T27"> </text:span><text:span text:style-name="T29">1,</text:span><text:span text:style-name="T27"> </text:span><text:span text:style-name="T29">&amp;cpu_port);</text:span></text:p>
      <text:p text:style-name="P35"><text:span text:style-name="T27"><text:tab/></text:span><text:span text:style-name="T4">break</text:span><text:span text:style-name="T29">;</text:span></text:p>
      <text:p text:style-name="P35"><text:span text:style-name="T27"><text:s text:c="4"/></text:span><text:span text:style-name="T4">case</text:span><text:span text:style-name="T27"> </text:span><text:span text:style-name="T29">COMMAND_WRITE:</text:span><text:span text:style-name="T27"><text:tab/><text:tab/></text:span><text:span text:style-name="T31">// (1)</text:span></text:p>
      <text:p text:style-name="P35"><text:span text:style-name="T27"><text:tab/></text:span><text:span text:style-name="T29">cache_writeop(data,</text:span><text:span text:style-name="T27"> </text:span><text:span text:style-name="T29">address,</text:span><text:span text:style-name="T27"> </text:span><text:span text:style-name="T29">1,</text:span><text:span text:style-name="T27"> </text:span><text:span text:style-name="T29">&amp;cpu_port);</text:span></text:p>
      <text:p text:style-name="P35"><text:span text:style-name="T27"><text:tab/></text:span><text:span text:style-name="T4">break</text:span><text:span text:style-name="T29">;</text:span></text:p>
      <text:p text:style-name="P35"><text:span text:style-name="T27"><text:s text:c="4"/></text:span><text:span text:style-name="T4">case</text:span><text:span text:style-name="T27"> </text:span><text:span text:style-name="T29">COMMAND_IFETCH:</text:span><text:span text:style-name="T27"><text:tab/></text:span><text:span text:style-name="T31">// (2)</text:span></text:p>
      <text:p text:style-name="P35"><text:span text:style-name="T27"><text:tab/></text:span><text:span text:style-name="T29">cache_readop(instruction,</text:span><text:span text:style-name="T27"> </text:span><text:span text:style-name="T29">address,</text:span><text:span text:style-name="T27"> </text:span><text:span text:style-name="T29">1,</text:span><text:span text:style-name="T27"> </text:span><text:span text:style-name="T29">&amp;cpu_port);</text:span></text:p>
      <text:p text:style-name="P35"><text:span text:style-name="T27"><text:tab/></text:span><text:span text:style-name="T4">break</text:span><text:span text:style-name="T29">;</text:span></text:p>
      <text:p text:style-name="P35"><text:span text:style-name="T27"><text:s text:c="4"/></text:span><text:span text:style-name="T4">case</text:span><text:span text:style-name="T27"> </text:span><text:span text:style-name="T29">COMMAND_INVALIDATE:</text:span><text:span text:style-name="T27"><text:tab/></text:span><text:span text:style-name="T31">// (3)</text:span></text:p>
      <text:p text:style-name="P35"><text:span text:style-name="T27"><text:tab/></text:span><text:span text:style-name="T29">cache_invalidate(data,</text:span><text:span text:style-name="T27"> </text:span><text:span text:style-name="T29">address);</text:span></text:p>
      <text:p text:style-name="P35"><text:span text:style-name="T27"><text:tab/></text:span><text:span text:style-name="T4">break</text:span><text:span text:style-name="T29">;</text:span></text:p>
      <text:p text:style-name="P35"><text:span text:style-name="T27"><text:s text:c="4"/></text:span><text:span text:style-name="T4">case</text:span><text:span text:style-name="T27"> </text:span><text:span text:style-name="T29">COMMAND_RESET:</text:span><text:span text:style-name="T27"><text:tab/><text:tab/></text:span><text:span text:style-name="T31">// (8)</text:span></text:p>
      <text:p text:style-name="P35"><text:span text:style-name="T27"><text:tab/></text:span><text:span text:style-name="T29">cache_reset(instruction);</text:span></text:p>
      <text:p text:style-name="P35"><text:span text:style-name="T27"><text:tab/></text:span><text:span text:style-name="T29">cache_reset(data);</text:span></text:p>
      <text:p text:style-name="P35"><text:span text:style-name="T27"><text:tab/></text:span><text:span text:style-name="T4">break</text:span><text:span text:style-name="T29">;</text:span></text:p>
      <text:p text:style-name="P35"><text:span text:style-name="T27"><text:s text:c="4"/></text:span><text:span text:style-name="T4">case</text:span><text:span text:style-name="T27"> </text:span><text:span text:style-name="T29">COMMAND_PRINT:</text:span><text:span text:style-name="T27"><text:tab/><text:tab/></text:span><text:span text:style-name="T31">// (9)</text:span></text:p>
      <text:p text:style-name="P35"><text:span text:style-name="T27"><text:tab/></text:span><text:span text:style-name="T29">printf(</text:span><text:span text:style-name="T27">"Printing Instruction Cache\n"</text:span><text:span text:style-name="T29">);</text:span></text:p>
      <text:p text:style-name="P35"><text:span text:style-name="T27"><text:tab/></text:span><text:span text:style-name="T29">cache_print(instruction);</text:span></text:p>
      <text:p text:style-name="P35"><text:span text:style-name="T27"><text:tab/></text:span><text:span text:style-name="T29">printf(</text:span><text:span text:style-name="T27">"Printing Data Cache\n"</text:span><text:span text:style-name="T29">);</text:span></text:p>
      <text:p text:style-name="P35"><text:span text:style-name="T27"><text:tab/></text:span><text:span text:style-name="T29">cache_print(data);</text:span></text:p>
      <text:p text:style-name="P35"><text:span text:style-name="T27"><text:tab/></text:span><text:span text:style-name="T4">break</text:span><text:span text:style-name="T29">;</text:span></text:p>
      <text:p text:style-name="P35"><text:span text:style-name="T27"><text:s text:c="4"/></text:span><text:span text:style-name="T4">default</text:span><text:span text:style-name="T29">:</text:span></text:p>
      <text:p text:style-name="P35"><text:soft-page-break/><text:span text:style-name="T27"><text:tab/></text:span><text:span text:style-name="T29">fprintf(stderr,</text:span><text:span text:style-name="T27"> "Error: Invalid operation %d <text:s/>\n"</text:span><text:span text:style-name="T29">,</text:span><text:span text:style-name="T27"> </text:span><text:span text:style-name="T29">op);</text:span></text:p>
      <text:p text:style-name="P35"><text:span text:style-name="T27"><text:s text:c="4"/></text:span><text:span text:style-name="T29">}</text:span></text:p>
      <text:p text:style-name="P35"><text:span text:style-name="T29">}</text:span></text:p>
      <text:p text:style-name="P63"><text:span text:style-name="T26"/></text:p>
      <text:p text:style-name="P70"><text:span text:style-name="T26"/></text:p>
      <text:p text:style-name="P69"><text:span text:style-name="T32">Cache.c</text:span></text:p>
      <text:p text:style-name="P67"><text:span text:style-name="T26"/></text:p>
      <text:p text:style-name="P45"><text:span text:style-name="T5">#include</text:span><text:span text:style-name="T28"> </text:span><text:span text:style-name="T30">&lt;stdbool.h&gt;</text:span></text:p>
      <text:p text:style-name="P35"><text:span text:style-name="T4">#include</text:span><text:span text:style-name="T27"> </text:span><text:span text:style-name="T29">&lt;stdlib.h&gt;</text:span></text:p>
      <text:p text:style-name="P35"><text:span text:style-name="T4">#include</text:span><text:span text:style-name="T27"> </text:span><text:span text:style-name="T29">&lt;math.h&gt;</text:span><text:span text:style-name="T27"> <text:s text:c="2"/></text:span><text:span text:style-name="T31">//for calculating bit vector sizes</text:span></text:p>
      <text:p text:style-name="P36"/>
      <text:p text:style-name="P36"/>
      <text:p text:style-name="P37">//TEMP INCLUDES</text:p>
      <text:p text:style-name="P35"><text:span text:style-name="T4">#include</text:span><text:span text:style-name="T27"> </text:span><text:span text:style-name="T29">&lt;stdio.h&gt;</text:span></text:p>
      <text:p text:style-name="P36"/>
      <text:p text:style-name="P37">//Local includes</text:p>
      <text:p text:style-name="P35"><text:span text:style-name="T4">#include</text:span><text:span text:style-name="T27"> "cache.h"</text:span></text:p>
      <text:p text:style-name="P36"/>
      <text:p text:style-name="P36"/>
      <text:p text:style-name="P37">/* Forward Declarations */</text:p>
      <text:p text:style-name="P35"><text:span text:style-name="T4">static</text:span><text:span text:style-name="T27"> </text:span><text:span text:style-name="T4">struct</text:span><text:span text:style-name="T27"> </text:span><text:span text:style-name="T29">line_t*</text:span><text:span text:style-name="T27"> </text:span><text:span text:style-name="T29">cache_access(</text:span><text:span text:style-name="T4">struct</text:span><text:span text:style-name="T27"> </text:span><text:span text:style-name="T29">cache_t*</text:span><text:span text:style-name="T27"> </text:span><text:span text:style-name="T29">cacheobj,</text:span><text:span text:style-name="T27"> </text:span><text:span text:style-name="T29">uint32_t</text:span><text:span text:style-name="T27"> </text:span><text:span text:style-name="T29">address);</text:span></text:p>
      <text:p text:style-name="P35"><text:span text:style-name="T4">static</text:span><text:span text:style-name="T27"> </text:span><text:span text:style-name="T4">void</text:span><text:span text:style-name="T27"> </text:span><text:span text:style-name="T29">lru_update_set(</text:span><text:span text:style-name="T4">const</text:span><text:span text:style-name="T27"> </text:span><text:span text:style-name="T4">struct</text:span><text:span text:style-name="T27"> </text:span><text:span text:style-name="T29">cache_params_t*</text:span><text:span text:style-name="T27"> </text:span><text:span text:style-name="T29">params,</text:span><text:span text:style-name="T27"> </text:span></text:p>
      <text:p text:style-name="P35"><text:span text:style-name="T27"><text:tab/><text:tab/><text:tab/> <text:s text:c="2"/></text:span><text:span text:style-name="T4">struct</text:span><text:span text:style-name="T27"> </text:span><text:span text:style-name="T29">set_t*</text:span><text:span text:style-name="T27"> </text:span><text:span text:style-name="T29">set,</text:span></text:p>
      <text:p text:style-name="P35"><text:span text:style-name="T27"><text:tab/><text:tab/><text:tab/> <text:s text:c="2"/></text:span><text:span text:style-name="T29">uint16_t</text:span><text:span text:style-name="T27"> </text:span><text:span text:style-name="T29">way);</text:span></text:p>
      <text:p text:style-name="P35"><text:span text:style-name="T4">static</text:span><text:span text:style-name="T27"> </text:span><text:span text:style-name="T4">void</text:span><text:span text:style-name="T27"> </text:span><text:span text:style-name="T29">print_set(</text:span><text:span text:style-name="T4">const</text:span><text:span text:style-name="T27"> </text:span><text:span text:style-name="T4">struct</text:span><text:span text:style-name="T27"> </text:span><text:span text:style-name="T29">cache_params_t*</text:span><text:span text:style-name="T27"> </text:span><text:span text:style-name="T29">params,</text:span></text:p>
      <text:p text:style-name="P35"><text:span text:style-name="T27"><text:tab/><text:tab/> <text:s text:c="5"/></text:span><text:span text:style-name="T4">struct</text:span><text:span text:style-name="T27"> </text:span><text:span text:style-name="T29">set_t*</text:span><text:span text:style-name="T27"> </text:span><text:span text:style-name="T29">set);</text:span></text:p>
      <text:p text:style-name="P36"/>
      <text:p text:style-name="P35"><text:span text:style-name="T27"><text:s text:c="2"/></text:span><text:span text:style-name="T31">// Address access functions</text:span></text:p>
      <text:p text:style-name="P35"><text:span text:style-name="T4">static</text:span><text:span text:style-name="T27"> </text:span><text:span text:style-name="T29">uint32_t</text:span><text:span text:style-name="T27"> </text:span><text:span text:style-name="T29">address_get_tag(</text:span><text:span text:style-name="T4">const</text:span><text:span text:style-name="T27"> </text:span><text:span text:style-name="T4">struct</text:span><text:span text:style-name="T27"> </text:span><text:span text:style-name="T29">cache_params_t*</text:span><text:span text:style-name="T27"> </text:span><text:span text:style-name="T29">params,</text:span></text:p>
      <text:p text:style-name="P35"><text:span text:style-name="T27"><text:tab/><text:tab/><text:tab/><text:tab/></text:span><text:span text:style-name="T29">uint32_t</text:span><text:span text:style-name="T27"> </text:span><text:span text:style-name="T29">address);</text:span></text:p>
      <text:p text:style-name="P35"><text:span text:style-name="T4">static</text:span><text:span text:style-name="T27"> </text:span><text:span text:style-name="T29">uint32_t</text:span><text:span text:style-name="T27"> </text:span><text:span text:style-name="T29">address_get_index(</text:span><text:span text:style-name="T4">const</text:span><text:span text:style-name="T27"> </text:span><text:span text:style-name="T4">struct</text:span><text:span text:style-name="T27"> </text:span><text:span text:style-name="T29">cache_params_t*</text:span><text:span text:style-name="T27"> </text:span><text:span text:style-name="T29">params,</text:span></text:p>
      <text:p text:style-name="P35"><text:span text:style-name="T27"><text:tab/><text:tab/><text:tab/><text:tab/> <text:s/></text:span><text:span text:style-name="T29">uint32_t</text:span><text:span text:style-name="T27"> </text:span><text:span text:style-name="T29">address);</text:span></text:p>
      <text:p text:style-name="P35"><text:span text:style-name="T4">static</text:span><text:span text:style-name="T27"> </text:span><text:span text:style-name="T29">uint32_t</text:span><text:span text:style-name="T27"> </text:span><text:span text:style-name="T29">address_get_byte_offset(</text:span><text:span text:style-name="T4">const</text:span><text:span text:style-name="T27"> </text:span><text:span text:style-name="T4">struct</text:span><text:span text:style-name="T27"> </text:span><text:span text:style-name="T29">cache_params_t*</text:span><text:span text:style-name="T27"> </text:span><text:span text:style-name="T29">params,</text:span></text:p>
      <text:p text:style-name="P35"><text:span text:style-name="T27"><text:tab/><text:tab/><text:tab/><text:tab/><text:tab/></text:span><text:span text:style-name="T29">uint32_t</text:span><text:span text:style-name="T27"> </text:span><text:span text:style-name="T29">address);</text:span></text:p>
      <text:p text:style-name="P36"/>
      <text:p text:style-name="P37">// for no op callbacks</text:p>
      <text:p text:style-name="P35"><text:span text:style-name="T29">op_status_t</text:span><text:span text:style-name="T27"> </text:span><text:span text:style-name="T29">null_fop(</text:span><text:span text:style-name="T4">void</text:span><text:span text:style-name="T29">*</text:span><text:span text:style-name="T27"> </text:span><text:span text:style-name="T29">object,</text:span><text:span text:style-name="T27"> </text:span></text:p>
      <text:p text:style-name="P35"><text:span text:style-name="T27"><text:tab/><text:tab/> <text:s text:c="4"/></text:span><text:span text:style-name="T29">uint32_t</text:span><text:span text:style-name="T27"> </text:span><text:span text:style-name="T29">address,</text:span><text:span text:style-name="T27"> </text:span></text:p>
      <text:p text:style-name="P35"><text:span text:style-name="T27"><text:tab/><text:tab/> <text:s text:c="4"/></text:span><text:span text:style-name="T29">size_t</text:span><text:span text:style-name="T27"> </text:span><text:span text:style-name="T29">length,</text:span><text:span text:style-name="T27"> </text:span></text:p>
      <text:p text:style-name="P35"><text:span text:style-name="T27"><text:tab/><text:tab/> <text:s text:c="4"/></text:span><text:span text:style-name="T29">uint8_t*</text:span><text:span text:style-name="T27"> </text:span><text:span text:style-name="T29">data)</text:span></text:p>
      <text:p text:style-name="P35"><text:span text:style-name="T29">{</text:span><text:span text:style-name="T27"> </text:span><text:span text:style-name="T4">return</text:span><text:span text:style-name="T27"> </text:span><text:span text:style-name="T29">0;}</text:span></text:p>
      <text:p text:style-name="P36"/>
      <text:p text:style-name="P35"><text:span text:style-name="T29">op_status_t</text:span><text:span text:style-name="T27"> </text:span><text:span text:style-name="T29">null_modified(</text:span><text:span text:style-name="T4">void</text:span><text:span text:style-name="T29">*</text:span><text:span text:style-name="T27"> </text:span><text:span text:style-name="T29">object,</text:span></text:p>
      <text:p text:style-name="P35"><text:span text:style-name="T27"><text:tab/><text:tab/><text:tab/> <text:s/></text:span><text:span text:style-name="T29">uint32_t</text:span><text:span text:style-name="T27"> </text:span><text:span text:style-name="T29">address)</text:span></text:p>
      <text:p text:style-name="P35"><text:span text:style-name="T29">{</text:span><text:span text:style-name="T4">return</text:span><text:span text:style-name="T27"> </text:span><text:span text:style-name="T29">0;}</text:span></text:p>
      <text:p text:style-name="P36"/>
      <text:p text:style-name="P37">/* Allocates a new cache object with the following parameters</text:p>
      <text:p text:style-name="P37"><text:s/>*</text:p>
      <text:p text:style-name="P37"><text:s/>*/</text:p>
      <text:p text:style-name="P35"><text:span text:style-name="T4">struct</text:span><text:span text:style-name="T27"> </text:span><text:span text:style-name="T29">cache_t*</text:span><text:span text:style-name="T27"> </text:span><text:span text:style-name="T29">cache_new(size_t</text:span><text:span text:style-name="T27"> </text:span><text:span text:style-name="T29">associativity,</text:span><text:span text:style-name="T27"> </text:span></text:p>
      <text:p text:style-name="P35"><text:span text:style-name="T27"><text:tab/><text:tab/><text:tab/></text:span><text:span text:style-name="T29">size_t</text:span><text:span text:style-name="T27"> </text:span><text:span text:style-name="T29">index_size,</text:span></text:p>
      <text:p text:style-name="P35"><text:span text:style-name="T27"><text:tab/><text:tab/><text:tab/></text:span><text:span text:style-name="T29">size_t</text:span><text:span text:style-name="T27"> </text:span><text:span text:style-name="T29">line_size,</text:span><text:span text:style-name="T27"> </text:span></text:p>
      <text:p text:style-name="P35"><text:span text:style-name="T27"><text:tab/><text:tab/><text:tab/></text:span><text:span text:style-name="T4">struct</text:span><text:span text:style-name="T27"> </text:span><text:span text:style-name="T29">LN_ops_t</text:span><text:span text:style-name="T27"> </text:span><text:span text:style-name="T29">interface)</text:span></text:p>
      <text:p text:style-name="P36">{</text:p>
      <text:p text:style-name="P35"><text:span text:style-name="T27"><text:s text:c="4"/></text:span><text:span text:style-name="T4">struct</text:span><text:span text:style-name="T27"> </text:span><text:span text:style-name="T29">cache_t*</text:span><text:span text:style-name="T27"> </text:span><text:span text:style-name="T29">new_cache</text:span><text:span text:style-name="T27"> </text:span><text:span text:style-name="T29">=</text:span><text:span text:style-name="T27"> </text:span><text:span text:style-name="T29">malloc(</text:span><text:span text:style-name="T4">sizeof</text:span><text:span text:style-name="T29">(</text:span><text:span text:style-name="T4">struct</text:span><text:span text:style-name="T27"> </text:span><text:span text:style-name="T29">cache_t)</text:span><text:span text:style-name="T27"> </text:span><text:span text:style-name="T29">+</text:span><text:span text:style-name="T27"> </text:span></text:p>
      <text:p text:style-name="P35"><text:span text:style-name="T27"><text:tab/><text:tab/><text:tab/><text:tab/> <text:s text:c="4"/></text:span><text:span text:style-name="T29">index_size*</text:span><text:span text:style-name="T4">sizeof</text:span><text:span text:style-name="T29">(</text:span><text:span text:style-name="T4">struct</text:span><text:span text:style-name="T27"> </text:span><text:span text:style-name="T29">set_t*));</text:span></text:p>
      <text:p text:style-name="P36"/>
      <text:p text:style-name="P35"><text:span text:style-name="T27"><text:s text:c="4"/></text:span><text:span text:style-name="T4">if</text:span><text:span text:style-name="T29">(!new_cache)</text:span><text:span text:style-name="T27"> </text:span><text:span text:style-name="T4">return</text:span><text:span text:style-name="T27"> </text:span><text:span text:style-name="T29">NULL;</text:span><text:span text:style-name="T27"> </text:span><text:span text:style-name="T31">//watch for malloc errors</text:span></text:p>
      <text:p text:style-name="P35"><text:span text:style-name="T27"><text:s text:c="4"/></text:span><text:span text:style-name="T31">//Set Parameter structure</text:span></text:p>
      <text:p text:style-name="P35"><text:span text:style-name="T27"><text:s text:c="4"/></text:span><text:span text:style-name="T29">new_cache-&gt;params.associativity</text:span><text:span text:style-name="T27"> </text:span><text:span text:style-name="T29">=</text:span><text:span text:style-name="T27"> </text:span><text:span text:style-name="T29">associativity;</text:span></text:p>
      <text:p text:style-name="P35"><text:span text:style-name="T27"><text:s text:c="4"/></text:span><text:span text:style-name="T29">new_cache-&gt;params.line_size</text:span><text:span text:style-name="T27"> </text:span><text:span text:style-name="T29">=</text:span><text:span text:style-name="T27"> </text:span><text:span text:style-name="T29">line_size;</text:span></text:p>
      <text:p text:style-name="P35"><text:soft-page-break/><text:span text:style-name="T27"><text:s text:c="4"/></text:span><text:span text:style-name="T29">new_cache-&gt;params.index_size</text:span><text:span text:style-name="T27"> </text:span><text:span text:style-name="T29">=</text:span><text:span text:style-name="T27"> </text:span><text:span text:style-name="T29">index_size;</text:span></text:p>
      <text:p text:style-name="P36"/>
      <text:p text:style-name="P35"><text:span text:style-name="T27"><text:s text:c="4"/></text:span><text:span text:style-name="T31">//Set LN_ops</text:span></text:p>
      <text:p text:style-name="P35"><text:span text:style-name="T27"><text:s text:c="4"/></text:span><text:span text:style-name="T29">new_cache-&gt;ln_ops.read</text:span><text:span text:style-name="T27"> </text:span><text:span text:style-name="T29">=</text:span><text:span text:style-name="T27"> </text:span><text:span text:style-name="T29">interface.read</text:span><text:span text:style-name="T27"> <text:s text:c="2"/></text:span><text:span text:style-name="T29">?</text:span><text:span text:style-name="T27"> </text:span><text:span text:style-name="T29">interface.read</text:span><text:span text:style-name="T27"> <text:s/></text:span><text:span text:style-name="T29">:</text:span><text:span text:style-name="T27"> </text:span><text:span text:style-name="T29">null_fop;</text:span></text:p>
      <text:p text:style-name="P35"><text:span text:style-name="T27"><text:s text:c="4"/></text:span><text:span text:style-name="T29">new_cache-&gt;ln_ops.write</text:span><text:span text:style-name="T27"> </text:span><text:span text:style-name="T29">=</text:span><text:span text:style-name="T27"> </text:span><text:span text:style-name="T29">interface.write</text:span><text:span text:style-name="T27"> </text:span><text:span text:style-name="T29">?</text:span><text:span text:style-name="T27"> </text:span><text:span text:style-name="T29">interface.write</text:span><text:span text:style-name="T27"> </text:span><text:span text:style-name="T29">:</text:span><text:span text:style-name="T27"> </text:span><text:span text:style-name="T29">null_fop;</text:span></text:p>
      <text:p text:style-name="P35"><text:span text:style-name="T27"><text:s text:c="4"/></text:span><text:span text:style-name="T29">new_cache-&gt;ln_ops.modified</text:span><text:span text:style-name="T27"> </text:span><text:span text:style-name="T29">=</text:span><text:span text:style-name="T27"> </text:span></text:p>
      <text:p text:style-name="P35"><text:span text:style-name="T27"><text:tab/></text:span><text:span text:style-name="T29">interface.modified</text:span><text:span text:style-name="T27"> </text:span><text:span text:style-name="T29">?</text:span><text:span text:style-name="T27"> </text:span><text:span text:style-name="T29">interface.modified</text:span><text:span text:style-name="T27"> </text:span><text:span text:style-name="T29">:</text:span><text:span text:style-name="T27"> </text:span><text:span text:style-name="T29">null_modified;</text:span></text:p>
      <text:p text:style-name="P35"><text:span text:style-name="T27"><text:s text:c="4"/></text:span><text:span text:style-name="T29">new_cache-&gt;ln_ops.evicted</text:span><text:span text:style-name="T27"> </text:span><text:span text:style-name="T29">=</text:span><text:span text:style-name="T27"> </text:span></text:p>
      <text:p text:style-name="P35"><text:span text:style-name="T27"><text:tab/></text:span><text:span text:style-name="T29">interface.evicted</text:span><text:span text:style-name="T27"> </text:span><text:span text:style-name="T29">?</text:span><text:span text:style-name="T27"> </text:span><text:span text:style-name="T29">interface.evicted</text:span><text:span text:style-name="T27"> </text:span><text:span text:style-name="T29">:</text:span><text:span text:style-name="T27"> </text:span><text:span text:style-name="T29">null_modified;</text:span></text:p>
      <text:p text:style-name="P36"/>
      <text:p text:style-name="P35"><text:span text:style-name="T27"><text:s text:c="4"/></text:span><text:span text:style-name="T31">//Allocate Sets</text:span></text:p>
      <text:p text:style-name="P35"><text:span text:style-name="T27"><text:s text:c="4"/></text:span><text:span text:style-name="T4">for</text:span><text:span text:style-name="T29">(</text:span><text:span text:style-name="T4">int</text:span><text:span text:style-name="T27"> </text:span><text:span text:style-name="T29">i</text:span><text:span text:style-name="T27"> </text:span><text:span text:style-name="T29">=</text:span><text:span text:style-name="T27"> </text:span><text:span text:style-name="T29">0;</text:span><text:span text:style-name="T27"> </text:span><text:span text:style-name="T29">i</text:span><text:span text:style-name="T27"> </text:span><text:span text:style-name="T29">&lt;</text:span><text:span text:style-name="T27"> </text:span><text:span text:style-name="T29">index_size;</text:span><text:span text:style-name="T27"> </text:span><text:span text:style-name="T29">++i)</text:span></text:p>
      <text:p text:style-name="P35"><text:span text:style-name="T27"><text:s text:c="4"/></text:span><text:span text:style-name="T29">{</text:span></text:p>
      <text:p text:style-name="P35"><text:span text:style-name="T27"><text:tab/></text:span><text:span text:style-name="T29">new_cache-&gt;set[i]</text:span><text:span text:style-name="T27"> </text:span><text:span text:style-name="T29">=</text:span><text:span text:style-name="T27"> </text:span><text:span text:style-name="T29">malloc(</text:span><text:span text:style-name="T4">sizeof</text:span><text:span text:style-name="T29">(</text:span><text:span text:style-name="T4">struct</text:span><text:span text:style-name="T27"> </text:span><text:span text:style-name="T29">set_t)</text:span><text:span text:style-name="T27"> </text:span><text:span text:style-name="T29">+</text:span></text:p>
      <text:p text:style-name="P35"><text:span text:style-name="T27"><text:tab/><text:tab/><text:tab/><text:tab/> <text:s text:c="2"/></text:span><text:span text:style-name="T29">line_size*</text:span><text:span text:style-name="T4">sizeof</text:span><text:span text:style-name="T29">(</text:span><text:span text:style-name="T4">struct</text:span><text:span text:style-name="T27"> </text:span><text:span text:style-name="T29">line_t*));</text:span></text:p>
      <text:p text:style-name="P35"><text:span text:style-name="T27"><text:tab/></text:span><text:span text:style-name="T31">//Allocate Lines + data</text:span></text:p>
      <text:p text:style-name="P35"><text:span text:style-name="T27"><text:tab/></text:span><text:span text:style-name="T4">for</text:span><text:span text:style-name="T29">(</text:span><text:span text:style-name="T4">int</text:span><text:span text:style-name="T27"> </text:span><text:span text:style-name="T29">j</text:span><text:span text:style-name="T27"> </text:span><text:span text:style-name="T29">=</text:span><text:span text:style-name="T27"> </text:span><text:span text:style-name="T29">0;</text:span><text:span text:style-name="T27"> </text:span><text:span text:style-name="T29">j</text:span><text:span text:style-name="T27"> </text:span><text:span text:style-name="T29">&lt;</text:span><text:span text:style-name="T27"> </text:span><text:span text:style-name="T29">associativity;</text:span><text:span text:style-name="T27"> </text:span><text:span text:style-name="T29">++j)</text:span></text:p>
      <text:p text:style-name="P35"><text:span text:style-name="T27"><text:tab/> <text:s text:c="3"/></text:span><text:span text:style-name="T29">new_cache-&gt;set[i]-&gt;line[j]</text:span><text:span text:style-name="T27"> </text:span><text:span text:style-name="T29">=</text:span><text:span text:style-name="T27"> </text:span><text:span text:style-name="T29">malloc(</text:span><text:span text:style-name="T4">sizeof</text:span><text:span text:style-name="T29">(</text:span><text:span text:style-name="T4">struct</text:span><text:span text:style-name="T27"> </text:span><text:span text:style-name="T29">line_t)</text:span><text:span text:style-name="T27"> </text:span><text:span text:style-name="T29">+</text:span><text:span text:style-name="T27"> </text:span></text:p>
      <text:p text:style-name="P35"><text:span text:style-name="T27"><text:tab/><text:tab/><text:tab/><text:tab/><text:tab/><text:tab/></text:span><text:span text:style-name="T29">line_size*</text:span><text:span text:style-name="T4">sizeof</text:span><text:span text:style-name="T29">(uint8_t));</text:span></text:p>
      <text:p text:style-name="P35"><text:span text:style-name="T27"><text:s text:c="4"/></text:span><text:span text:style-name="T29">}</text:span></text:p>
      <text:p text:style-name="P35"><text:span text:style-name="T27"><text:s text:c="4"/></text:span><text:span text:style-name="T29">cache_reset(new_cache);</text:span></text:p>
      <text:p text:style-name="P35"><text:span text:style-name="T27"><text:s text:c="4"/></text:span><text:span text:style-name="T4">return</text:span><text:span text:style-name="T27"> </text:span><text:span text:style-name="T29">new_cache;</text:span></text:p>
      <text:p text:style-name="P35"><text:span text:style-name="T27"><text:s text:c="4"/></text:span><text:span text:style-name="T31">//TODO add clean up code if malloc fails in one of the loops</text:span></text:p>
      <text:p text:style-name="P36">}</text:p>
      <text:p text:style-name="P36"/>
      <text:p text:style-name="P37">/* deallocate the memory used by the cache obj */</text:p>
      <text:p text:style-name="P35"><text:span text:style-name="T4">void</text:span><text:span text:style-name="T27"> </text:span><text:span text:style-name="T29">cache_free(</text:span><text:span text:style-name="T4">struct</text:span><text:span text:style-name="T27"> </text:span><text:span text:style-name="T29">cache_t*</text:span><text:span text:style-name="T27"> </text:span><text:span text:style-name="T29">cacheobj)</text:span></text:p>
      <text:p text:style-name="P36">{</text:p>
      <text:p text:style-name="P35"><text:span text:style-name="T27"><text:s text:c="4"/></text:span><text:span text:style-name="T31">//Allow NULL free</text:span></text:p>
      <text:p text:style-name="P35"><text:span text:style-name="T27"><text:s text:c="4"/></text:span><text:span text:style-name="T4">if</text:span><text:span text:style-name="T29">(!cacheobj)</text:span><text:span text:style-name="T27"> </text:span><text:span text:style-name="T4">return</text:span><text:span text:style-name="T29">;</text:span></text:p>
      <text:p text:style-name="P36"/>
      <text:p text:style-name="P35"><text:span text:style-name="T27"><text:s text:c="4"/></text:span><text:span text:style-name="T4">for</text:span><text:span text:style-name="T29">(</text:span><text:span text:style-name="T4">int</text:span><text:span text:style-name="T27"> </text:span><text:span text:style-name="T29">i</text:span><text:span text:style-name="T27"> </text:span><text:span text:style-name="T29">=</text:span><text:span text:style-name="T27"> </text:span><text:span text:style-name="T29">0;</text:span><text:span text:style-name="T27"> </text:span><text:span text:style-name="T29">i</text:span><text:span text:style-name="T27"> </text:span><text:span text:style-name="T29">&lt;</text:span><text:span text:style-name="T27"> </text:span><text:span text:style-name="T29">cacheobj-&gt;params.index_size;</text:span><text:span text:style-name="T27"> </text:span><text:span text:style-name="T29">++i)</text:span></text:p>
      <text:p text:style-name="P35"><text:span text:style-name="T27"><text:s text:c="4"/></text:span><text:span text:style-name="T29">{</text:span></text:p>
      <text:p text:style-name="P35"><text:span text:style-name="T27"><text:tab/></text:span><text:span text:style-name="T4">for</text:span><text:span text:style-name="T29">(</text:span><text:span text:style-name="T4">int</text:span><text:span text:style-name="T27"> </text:span><text:span text:style-name="T29">j</text:span><text:span text:style-name="T27"> </text:span><text:span text:style-name="T29">=</text:span><text:span text:style-name="T27"> </text:span><text:span text:style-name="T29">0;</text:span><text:span text:style-name="T27"> </text:span><text:span text:style-name="T29">j</text:span><text:span text:style-name="T27"> </text:span><text:span text:style-name="T29">&lt;</text:span><text:span text:style-name="T27"> </text:span><text:span text:style-name="T29">cacheobj-&gt;params.associativity;</text:span><text:span text:style-name="T27"> </text:span><text:span text:style-name="T29">++j)</text:span></text:p>
      <text:p text:style-name="P35"><text:span text:style-name="T27"><text:tab/></text:span><text:span text:style-name="T29">{</text:span></text:p>
      <text:p text:style-name="P35"><text:span text:style-name="T27"><text:tab/> <text:s text:c="3"/></text:span><text:span text:style-name="T29">free(cacheobj-&gt;set[i]-&gt;line[j]);</text:span><text:span text:style-name="T27"> </text:span><text:span text:style-name="T31">//free everyline in every set</text:span></text:p>
      <text:p text:style-name="P35"><text:span text:style-name="T27"><text:tab/></text:span><text:span text:style-name="T29">}</text:span></text:p>
      <text:p text:style-name="P35"><text:span text:style-name="T27"><text:tab/></text:span><text:span text:style-name="T29">free(cacheobj-&gt;set[i]);</text:span><text:span text:style-name="T27"> </text:span><text:span text:style-name="T31">//free everyset</text:span></text:p>
      <text:p text:style-name="P35"><text:span text:style-name="T27"><text:s text:c="4"/></text:span><text:span text:style-name="T29">}</text:span></text:p>
      <text:p text:style-name="P35"><text:span text:style-name="T27"><text:s text:c="4"/></text:span><text:span text:style-name="T29">free(cacheobj);</text:span></text:p>
      <text:p text:style-name="P36">}</text:p>
      <text:p text:style-name="P36"/>
      <text:p text:style-name="P37">/* Clear Status bits and setup check LRU */</text:p>
      <text:p text:style-name="P35"><text:span text:style-name="T4">void</text:span><text:span text:style-name="T27"> </text:span><text:span text:style-name="T29">cache_reset(</text:span><text:span text:style-name="T4">struct</text:span><text:span text:style-name="T27"> </text:span><text:span text:style-name="T29">cache_t*</text:span><text:span text:style-name="T27"> </text:span><text:span text:style-name="T29">cacheobj)</text:span></text:p>
      <text:p text:style-name="P36">{</text:p>
      <text:p text:style-name="P35"><text:span text:style-name="T27"><text:s text:c="4"/></text:span><text:span text:style-name="T4">struct</text:span><text:span text:style-name="T27"> </text:span><text:span text:style-name="T29">status_t</text:span><text:span text:style-name="T27"> </text:span><text:span text:style-name="T29">empty_status;</text:span></text:p>
      <text:p text:style-name="P35"><text:span text:style-name="T27"><text:s text:c="4"/></text:span><text:span text:style-name="T29">empty_status.valid</text:span><text:span text:style-name="T27"> </text:span><text:span text:style-name="T29">=</text:span><text:span text:style-name="T27"> </text:span><text:span text:style-name="T29">false;</text:span></text:p>
      <text:p text:style-name="P35"><text:span text:style-name="T27"><text:s text:c="4"/></text:span><text:span text:style-name="T29">empty_status.dirty</text:span><text:span text:style-name="T27"> </text:span><text:span text:style-name="T29">=</text:span><text:span text:style-name="T27"> </text:span><text:span text:style-name="T29">false;</text:span></text:p>
      <text:p text:style-name="P36"/>
      <text:p text:style-name="P35"><text:span text:style-name="T27"><text:s text:c="4"/></text:span><text:span text:style-name="T31">// set lru_bits size to determine how many bits are required</text:span></text:p>
      <text:p text:style-name="P35"><text:span text:style-name="T27"><text:s text:c="4"/></text:span><text:span text:style-name="T29">cacheobj-&gt;params.lru_bits</text:span><text:span text:style-name="T27"> </text:span><text:span text:style-name="T29">=</text:span><text:span text:style-name="T27"> </text:span><text:span text:style-name="T29">(uint16_t)(</text:span></text:p>
      <text:p text:style-name="P35"><text:span text:style-name="T27"><text:tab/></text:span><text:span text:style-name="T29">log(cacheobj-&gt;params.associativity)</text:span><text:span text:style-name="T27"> </text:span><text:span text:style-name="T29">/</text:span><text:span text:style-name="T27"> </text:span><text:span text:style-name="T29">log(2));</text:span></text:p>
      <text:p text:style-name="P36"/>
      <text:p text:style-name="P35"><text:span text:style-name="T27"><text:s text:c="4"/></text:span><text:span text:style-name="T31">// Reset statistics</text:span></text:p>
      <text:p text:style-name="P35"><text:span text:style-name="T27"><text:s text:c="4"/></text:span><text:span text:style-name="T29">cacheobj-&gt;stats.hits</text:span><text:span text:style-name="T27"> <text:s text:c="2"/></text:span><text:span text:style-name="T29">=</text:span><text:span text:style-name="T27"> </text:span><text:span text:style-name="T29">0;</text:span></text:p>
      <text:p text:style-name="P35"><text:span text:style-name="T27"><text:s text:c="4"/></text:span><text:span text:style-name="T29">cacheobj-&gt;stats.misses</text:span><text:span text:style-name="T27"> </text:span><text:span text:style-name="T29">=</text:span><text:span text:style-name="T27"> </text:span><text:span text:style-name="T29">0;</text:span></text:p>
      <text:p text:style-name="P35"><text:span text:style-name="T27"><text:s text:c="4"/></text:span><text:span text:style-name="T29">cacheobj-&gt;stats.reads</text:span><text:span text:style-name="T27"> <text:s/></text:span><text:span text:style-name="T29">=</text:span><text:span text:style-name="T27"> </text:span><text:span text:style-name="T29">0;</text:span></text:p>
      <text:p text:style-name="P35"><text:span text:style-name="T27"><text:s text:c="4"/></text:span><text:span text:style-name="T29">cacheobj-&gt;stats.writes</text:span><text:span text:style-name="T27"> </text:span><text:span text:style-name="T29">=</text:span><text:span text:style-name="T27"> </text:span><text:span text:style-name="T29">0;</text:span></text:p>
      <text:p text:style-name="P36"><text:soft-page-break/></text:p>
      <text:p text:style-name="P35"><text:span text:style-name="T27"><text:s text:c="4"/></text:span><text:span text:style-name="T4">for</text:span><text:span text:style-name="T29">(</text:span><text:span text:style-name="T4">int</text:span><text:span text:style-name="T27"> </text:span><text:span text:style-name="T29">i</text:span><text:span text:style-name="T27"> </text:span><text:span text:style-name="T29">=</text:span><text:span text:style-name="T27"> </text:span><text:span text:style-name="T29">0;</text:span><text:span text:style-name="T27"> </text:span><text:span text:style-name="T29">i</text:span><text:span text:style-name="T27"> </text:span><text:span text:style-name="T29">&lt;</text:span><text:span text:style-name="T27"> </text:span><text:span text:style-name="T29">cacheobj-&gt;params.index_size;</text:span><text:span text:style-name="T27"> </text:span><text:span text:style-name="T29">++i)</text:span></text:p>
      <text:p text:style-name="P35"><text:span text:style-name="T27"><text:s text:c="4"/></text:span><text:span text:style-name="T29">{</text:span></text:p>
      <text:p text:style-name="P35"><text:span text:style-name="T27"><text:tab/></text:span><text:span text:style-name="T4">for</text:span><text:span text:style-name="T29">(</text:span><text:span text:style-name="T4">int</text:span><text:span text:style-name="T27"> </text:span><text:span text:style-name="T29">j</text:span><text:span text:style-name="T27"> </text:span><text:span text:style-name="T29">=</text:span><text:span text:style-name="T27"> </text:span><text:span text:style-name="T29">0;</text:span><text:span text:style-name="T27"> </text:span><text:span text:style-name="T29">j</text:span><text:span text:style-name="T27"> </text:span><text:span text:style-name="T29">&lt;</text:span><text:span text:style-name="T27"> </text:span><text:span text:style-name="T29">cacheobj-&gt;params.associativity;</text:span><text:span text:style-name="T27"> </text:span><text:span text:style-name="T29">++j)</text:span></text:p>
      <text:p text:style-name="P35"><text:span text:style-name="T27"><text:tab/></text:span><text:span text:style-name="T29">{</text:span></text:p>
      <text:p text:style-name="P35"><text:span text:style-name="T27"><text:tab/> <text:s text:c="3"/></text:span><text:span text:style-name="T29">cacheobj-&gt;set[i]-&gt;line[j]-&gt;status</text:span><text:span text:style-name="T27"> </text:span><text:span text:style-name="T29">=</text:span><text:span text:style-name="T27"> </text:span><text:span text:style-name="T29">empty_status;</text:span></text:p>
      <text:p text:style-name="P35"><text:span text:style-name="T27"><text:tab/> <text:s text:c="3"/></text:span><text:span text:style-name="T29">cacheobj-&gt;set[i]-&gt;line[j]-&gt;lru</text:span><text:span text:style-name="T27"> </text:span><text:span text:style-name="T29">=</text:span><text:span text:style-name="T27"> </text:span><text:span text:style-name="T29">j;</text:span><text:span text:style-name="T27"> </text:span><text:span text:style-name="T31">//Prime LRU values</text:span></text:p>
      <text:p text:style-name="P35"><text:span text:style-name="T27"><text:tab/></text:span><text:span text:style-name="T29">}</text:span></text:p>
      <text:p text:style-name="P35"><text:span text:style-name="T27"><text:s text:c="4"/></text:span><text:span text:style-name="T29">}</text:span></text:p>
      <text:p text:style-name="P36"/>
      <text:p text:style-name="P36">}</text:p>
      <text:p text:style-name="P36"/>
      <text:p text:style-name="P37">/******************* CACHE IMPLEMENTATION FUNCTIONS ************************/</text:p>
      <text:p text:style-name="P36"/>
      <text:p text:style-name="P37">/* Do a read operation */</text:p>
      <text:p text:style-name="P35"><text:span text:style-name="T29">op_status_t</text:span><text:span text:style-name="T27"> </text:span><text:span text:style-name="T29">cache_readop(</text:span><text:span text:style-name="T4">struct</text:span><text:span text:style-name="T27"> </text:span><text:span text:style-name="T29">cache_t*</text:span><text:span text:style-name="T27"> </text:span><text:span text:style-name="T29">cacheobj,</text:span><text:span text:style-name="T27"> </text:span></text:p>
      <text:p text:style-name="P35"><text:span text:style-name="T27"><text:tab/><text:tab/> <text:s text:c="5"/></text:span><text:span text:style-name="T29">uint32_t</text:span><text:span text:style-name="T27"> </text:span><text:span text:style-name="T29">address,</text:span></text:p>
      <text:p text:style-name="P35"><text:span text:style-name="T27"><text:tab/><text:tab/> <text:s text:c="5"/></text:span><text:span text:style-name="T29">size_t</text:span><text:span text:style-name="T27"> </text:span><text:span text:style-name="T29">length,</text:span></text:p>
      <text:p text:style-name="P35"><text:span text:style-name="T27"><text:tab/><text:tab/> <text:s text:c="5"/></text:span><text:span text:style-name="T29">uint8_t*</text:span><text:span text:style-name="T27"> </text:span><text:span text:style-name="T29">data)</text:span></text:p>
      <text:p text:style-name="P36">{</text:p>
      <text:p text:style-name="P35"><text:span text:style-name="T27"><text:s text:c="4"/></text:span><text:span text:style-name="T29">uint32_t</text:span><text:span text:style-name="T27"> </text:span><text:span text:style-name="T29">byte_offset</text:span><text:span text:style-name="T27"> </text:span><text:span text:style-name="T29">=</text:span><text:span text:style-name="T27"> </text:span><text:span text:style-name="T29">address_get_byte_offset(&amp;cacheobj-&gt;params,</text:span><text:span text:style-name="T27"> </text:span><text:span text:style-name="T29">address);</text:span><text:span text:style-name="T27"> </text:span></text:p>
      <text:p text:style-name="P36"/>
      <text:p text:style-name="P35"><text:span text:style-name="T27"><text:s text:c="4"/></text:span><text:span text:style-name="T29">++cacheobj-&gt;stats.reads;</text:span></text:p>
      <text:p text:style-name="P35"><text:span text:style-name="T27"><text:s text:c="4"/></text:span><text:span text:style-name="T4">struct</text:span><text:span text:style-name="T27"> </text:span><text:span text:style-name="T29">line_t*</text:span><text:span text:style-name="T27"> </text:span><text:span text:style-name="T29">line</text:span><text:span text:style-name="T27"> </text:span><text:span text:style-name="T29">=</text:span><text:span text:style-name="T27"> </text:span><text:span text:style-name="T29">cache_access(cacheobj,</text:span><text:span text:style-name="T27"> </text:span><text:span text:style-name="T29">address);</text:span></text:p>
      <text:p text:style-name="P36"/>
      <text:p text:style-name="P35"><text:span text:style-name="T27"><text:s text:c="4"/></text:span><text:span text:style-name="T4">int</text:span><text:span text:style-name="T27"> </text:span><text:span text:style-name="T29">i;</text:span></text:p>
      <text:p text:style-name="P35"><text:span text:style-name="T27"><text:s text:c="4"/></text:span><text:span text:style-name="T4">for</text:span><text:span text:style-name="T29">(i</text:span><text:span text:style-name="T27"> </text:span><text:span text:style-name="T29">=</text:span><text:span text:style-name="T27"> </text:span><text:span text:style-name="T29">0;</text:span><text:span text:style-name="T27"> </text:span><text:span text:style-name="T29">(i</text:span><text:span text:style-name="T27"> </text:span><text:span text:style-name="T29">&lt;</text:span><text:span text:style-name="T27"> </text:span><text:span text:style-name="T29">length)&amp;&amp;(i</text:span><text:span text:style-name="T27"> </text:span><text:span text:style-name="T29">&lt;</text:span><text:span text:style-name="T27"> </text:span><text:span text:style-name="T29">cacheobj-&gt;params.line_size);</text:span><text:span text:style-name="T27"> </text:span><text:span text:style-name="T29">++i)</text:span></text:p>
      <text:p text:style-name="P35"><text:span text:style-name="T27"><text:s text:c="4"/></text:span><text:span text:style-name="T29">{</text:span></text:p>
      <text:p text:style-name="P35"><text:span text:style-name="T27"><text:tab/></text:span><text:span text:style-name="T29">data[i]</text:span><text:span text:style-name="T27"> </text:span><text:span text:style-name="T29">=</text:span><text:span text:style-name="T27"> </text:span><text:span text:style-name="T29">line-&gt;data[byte_offset+i];</text:span></text:p>
      <text:p text:style-name="P35"><text:span text:style-name="T27"><text:s text:c="4"/></text:span><text:span text:style-name="T29">}</text:span></text:p>
      <text:p text:style-name="P36"/>
      <text:p text:style-name="P35"><text:span text:style-name="T27"><text:s text:c="4"/></text:span><text:span text:style-name="T4">return</text:span><text:span text:style-name="T27"> </text:span><text:span text:style-name="T29">i;</text:span><text:span text:style-name="T27"> </text:span><text:span text:style-name="T31">// returns number of characters written to buffer</text:span></text:p>
      <text:p text:style-name="P36">}</text:p>
      <text:p text:style-name="P36"/>
      <text:p text:style-name="P36"/>
      <text:p text:style-name="P35"><text:span text:style-name="T29">op_status_t</text:span><text:span text:style-name="T27"> </text:span><text:span text:style-name="T29">cache_writeop(</text:span><text:span text:style-name="T4">struct</text:span><text:span text:style-name="T27"> </text:span><text:span text:style-name="T29">cache_t*</text:span><text:span text:style-name="T27"> </text:span><text:span text:style-name="T29">cacheobj,</text:span><text:span text:style-name="T27"> </text:span></text:p>
      <text:p text:style-name="P35"><text:span text:style-name="T27"><text:tab/><text:tab/><text:tab/> <text:s/></text:span><text:span text:style-name="T29">uint32_t</text:span><text:span text:style-name="T27"> </text:span><text:span text:style-name="T29">address,</text:span></text:p>
      <text:p text:style-name="P35"><text:span text:style-name="T27"><text:tab/><text:tab/><text:tab/> <text:s/></text:span><text:span text:style-name="T29">size_t</text:span><text:span text:style-name="T27"> </text:span><text:span text:style-name="T29">length,</text:span></text:p>
      <text:p text:style-name="P35"><text:span text:style-name="T27"><text:tab/><text:tab/><text:tab/> <text:s/></text:span><text:span text:style-name="T29">uint8_t*</text:span><text:span text:style-name="T27"> </text:span><text:span text:style-name="T29">data)</text:span></text:p>
      <text:p text:style-name="P36">{</text:p>
      <text:p text:style-name="P35"><text:span text:style-name="T27"><text:s text:c="4"/></text:span><text:span text:style-name="T29">uint32_t</text:span><text:span text:style-name="T27"> </text:span><text:span text:style-name="T29">byte_offset</text:span><text:span text:style-name="T27"> </text:span><text:span text:style-name="T29">=</text:span><text:span text:style-name="T27"> </text:span><text:span text:style-name="T29">address_get_byte_offset(&amp;cacheobj-&gt;params,</text:span><text:span text:style-name="T27"> </text:span><text:span text:style-name="T29">address);</text:span><text:span text:style-name="T27"> </text:span></text:p>
      <text:p text:style-name="P36"/>
      <text:p text:style-name="P35"><text:span text:style-name="T27"><text:s text:c="4"/></text:span><text:span text:style-name="T29">++cacheobj-&gt;stats.writes;</text:span></text:p>
      <text:p text:style-name="P35"><text:span text:style-name="T27"><text:s text:c="4"/></text:span><text:span text:style-name="T4">struct</text:span><text:span text:style-name="T27"> </text:span><text:span text:style-name="T29">line_t*</text:span><text:span text:style-name="T27"> </text:span><text:span text:style-name="T29">line</text:span><text:span text:style-name="T27"> </text:span><text:span text:style-name="T29">=</text:span><text:span text:style-name="T27"> </text:span><text:span text:style-name="T29">cache_access(cacheobj,</text:span><text:span text:style-name="T27"> </text:span><text:span text:style-name="T29">address);</text:span></text:p>
      <text:p text:style-name="P36"/>
      <text:p text:style-name="P35"><text:span text:style-name="T27"><text:s text:c="4"/></text:span><text:span text:style-name="T4">if</text:span><text:span text:style-name="T29">(!line-&gt;status.dirty)</text:span></text:p>
      <text:p text:style-name="P35"><text:span text:style-name="T27"><text:s text:c="4"/></text:span><text:span text:style-name="T29">{</text:span></text:p>
      <text:p text:style-name="P35"><text:span text:style-name="T27"><text:tab/></text:span><text:span text:style-name="T29">cacheobj-&gt;ln_ops.modified(cacheobj-&gt;ln_ops.object,</text:span><text:span text:style-name="T27"> </text:span><text:span text:style-name="T29">address);</text:span></text:p>
      <text:p text:style-name="P35"><text:span text:style-name="T27"><text:s text:c="4"/></text:span><text:span text:style-name="T29">}</text:span></text:p>
      <text:p text:style-name="P35"><text:span text:style-name="T27"><text:s text:c="4"/></text:span><text:span text:style-name="T29">line-&gt;status.dirty</text:span><text:span text:style-name="T27"> </text:span><text:span text:style-name="T29">=</text:span><text:span text:style-name="T27"> </text:span><text:span text:style-name="T29">true;</text:span></text:p>
      <text:p text:style-name="P36"/>
      <text:p text:style-name="P35"><text:span text:style-name="T27"><text:s text:c="4"/></text:span><text:span text:style-name="T4">int</text:span><text:span text:style-name="T27"> </text:span><text:span text:style-name="T29">i;</text:span></text:p>
      <text:p text:style-name="P35"><text:span text:style-name="T27"><text:s text:c="4"/></text:span><text:span text:style-name="T4">for</text:span><text:span text:style-name="T29">(i</text:span><text:span text:style-name="T27"> </text:span><text:span text:style-name="T29">=</text:span><text:span text:style-name="T27"> </text:span><text:span text:style-name="T29">0;</text:span><text:span text:style-name="T27"> </text:span><text:span text:style-name="T29">(i</text:span><text:span text:style-name="T27"> </text:span><text:span text:style-name="T29">&lt;</text:span><text:span text:style-name="T27"> </text:span><text:span text:style-name="T29">length)&amp;&amp;(i</text:span><text:span text:style-name="T27"> </text:span><text:span text:style-name="T29">&lt;</text:span><text:span text:style-name="T27"> </text:span><text:span text:style-name="T29">cacheobj-&gt;params.line_size);</text:span><text:span text:style-name="T27"> </text:span><text:span text:style-name="T29">++i)</text:span></text:p>
      <text:p text:style-name="P35"><text:span text:style-name="T27"><text:s text:c="4"/></text:span><text:span text:style-name="T29">{</text:span></text:p>
      <text:p text:style-name="P35"><text:span text:style-name="T27"><text:tab/></text:span><text:span text:style-name="T29">line-&gt;data[byte_offset+i]</text:span><text:span text:style-name="T27"> </text:span><text:span text:style-name="T29">=</text:span><text:span text:style-name="T27"> </text:span><text:span text:style-name="T29">data[i];</text:span></text:p>
      <text:p text:style-name="P35"><text:span text:style-name="T27"><text:s text:c="4"/></text:span><text:span text:style-name="T29">}</text:span></text:p>
      <text:p text:style-name="P36"/>
      <text:p text:style-name="P35"><text:span text:style-name="T27"><text:s text:c="4"/></text:span><text:span text:style-name="T4">return</text:span><text:span text:style-name="T27"> </text:span><text:span text:style-name="T29">i;</text:span><text:span text:style-name="T27"> </text:span><text:span text:style-name="T31">//number of characters read</text:span></text:p>
      <text:p text:style-name="P36"><text:soft-page-break/></text:p>
      <text:p text:style-name="P36">}</text:p>
      <text:p text:style-name="P36"/>
      <text:p text:style-name="P35"><text:span text:style-name="T29">op_status_t</text:span><text:span text:style-name="T27"> </text:span><text:span text:style-name="T29">cache_invalidate(</text:span><text:span text:style-name="T4">struct</text:span><text:span text:style-name="T27"> </text:span><text:span text:style-name="T29">cache_t*</text:span><text:span text:style-name="T27"> </text:span><text:span text:style-name="T29">cacheobj,</text:span><text:span text:style-name="T27"> </text:span><text:span text:style-name="T29">uint32_t</text:span><text:span text:style-name="T27"> </text:span><text:span text:style-name="T29">address)</text:span></text:p>
      <text:p text:style-name="P36">{</text:p>
      <text:p text:style-name="P35"><text:span text:style-name="T27"><text:s text:c="4"/></text:span><text:span text:style-name="T29">uint32_t</text:span><text:span text:style-name="T27"> </text:span><text:span text:style-name="T29">index</text:span><text:span text:style-name="T27"> <text:s text:c="3"/></text:span><text:span text:style-name="T29">=</text:span><text:span text:style-name="T27"> </text:span><text:span text:style-name="T29">address_get_index(&amp;cacheobj-&gt;params,</text:span><text:span text:style-name="T27"> </text:span><text:span text:style-name="T29">address);</text:span></text:p>
      <text:p text:style-name="P35"><text:span text:style-name="T27"><text:s text:c="4"/></text:span><text:span text:style-name="T29">uint32_t</text:span><text:span text:style-name="T27"> </text:span><text:span text:style-name="T29">tag</text:span><text:span text:style-name="T27"> <text:s text:c="5"/></text:span><text:span text:style-name="T29">=</text:span><text:span text:style-name="T27"> </text:span><text:span text:style-name="T29">address_get_tag(&amp;cacheobj-&gt;params,</text:span><text:span text:style-name="T27"> </text:span><text:span text:style-name="T29">address);</text:span></text:p>
      <text:p text:style-name="P35"><text:span text:style-name="T27"><text:s text:c="4"/></text:span><text:span text:style-name="T4">struct</text:span><text:span text:style-name="T27"> </text:span><text:span text:style-name="T29">set_t*</text:span><text:span text:style-name="T27"> </text:span><text:span text:style-name="T29">set</text:span><text:span text:style-name="T27"> </text:span><text:span text:style-name="T29">=</text:span><text:span text:style-name="T27"> </text:span><text:span text:style-name="T29">cacheobj-&gt;set[index];</text:span></text:p>
      <text:p text:style-name="P38"><text:s text:c="4"/></text:p>
      <text:p text:style-name="P35"><text:span text:style-name="T27"><text:s text:c="4"/></text:span><text:span text:style-name="T4">for</text:span><text:span text:style-name="T29">(</text:span><text:span text:style-name="T4">int</text:span><text:span text:style-name="T27"> </text:span><text:span text:style-name="T29">i</text:span><text:span text:style-name="T27"> </text:span><text:span text:style-name="T29">=</text:span><text:span text:style-name="T27"> </text:span><text:span text:style-name="T29">0;</text:span><text:span text:style-name="T27"> </text:span><text:span text:style-name="T29">i</text:span><text:span text:style-name="T27"> </text:span><text:span text:style-name="T29">&lt;</text:span><text:span text:style-name="T27"> </text:span><text:span text:style-name="T29">cacheobj-&gt;params.associativity;</text:span><text:span text:style-name="T27"> </text:span><text:span text:style-name="T29">++i)</text:span></text:p>
      <text:p text:style-name="P35"><text:span text:style-name="T27"><text:s text:c="4"/></text:span><text:span text:style-name="T29">{</text:span></text:p>
      <text:p text:style-name="P35"><text:span text:style-name="T27"><text:tab/></text:span><text:span text:style-name="T4">if</text:span><text:span text:style-name="T29">(tag</text:span><text:span text:style-name="T27"> </text:span><text:span text:style-name="T29">==</text:span><text:span text:style-name="T27"> </text:span><text:span text:style-name="T29">set-&gt;line[i]-&gt;tag)</text:span><text:span text:style-name="T27"> </text:span><text:span text:style-name="T31">// match line</text:span></text:p>
      <text:p text:style-name="P35"><text:span text:style-name="T27"><text:tab/></text:span><text:span text:style-name="T29">{</text:span></text:p>
      <text:p text:style-name="P35"><text:span text:style-name="T27"><text:tab/> <text:s text:c="3"/></text:span><text:span text:style-name="T4">struct</text:span><text:span text:style-name="T27"> </text:span><text:span text:style-name="T29">line_t*</text:span><text:span text:style-name="T27"> </text:span><text:span text:style-name="T29">line</text:span><text:span text:style-name="T27"> </text:span><text:span text:style-name="T29">=</text:span><text:span text:style-name="T27"> </text:span><text:span text:style-name="T29">set-&gt;line[i];</text:span></text:p>
      <text:p text:style-name="P35"><text:span text:style-name="T27"><text:tab/> <text:s text:c="3"/></text:span><text:span text:style-name="T4">if</text:span><text:span text:style-name="T29">(line-&gt;status.valid</text:span><text:span text:style-name="T27"> </text:span><text:span text:style-name="T29">&amp;&amp;</text:span><text:span text:style-name="T27"> </text:span><text:span text:style-name="T29">line-&gt;status.dirty)</text:span><text:span text:style-name="T27"> </text:span><text:span text:style-name="T31">// is line dirty?</text:span></text:p>
      <text:p text:style-name="P35"><text:span text:style-name="T27"><text:tab/><text:tab/></text:span><text:span text:style-name="T29">cacheobj-&gt;ln_ops.write(cacheobj-&gt;ln_ops.object,</text:span><text:span text:style-name="T27"> </text:span></text:p>
      <text:p text:style-name="P35"><text:span text:style-name="T27"><text:tab/><text:tab/><text:tab/><text:tab/> <text:s text:c="6"/></text:span><text:span text:style-name="T29">address,</text:span><text:span text:style-name="T27"> </text:span></text:p>
      <text:p text:style-name="P35"><text:span text:style-name="T27"><text:tab/><text:tab/><text:tab/><text:tab/> <text:s text:c="6"/></text:span><text:span text:style-name="T29">cacheobj-&gt;params.line_size,</text:span><text:span text:style-name="T27"> </text:span></text:p>
      <text:p text:style-name="P35"><text:span text:style-name="T27"><text:tab/><text:tab/><text:tab/><text:tab/> <text:s text:c="6"/></text:span><text:span text:style-name="T29">line-&gt;data);</text:span><text:span text:style-name="T27"> </text:span><text:span text:style-name="T31">// write back</text:span></text:p>
      <text:p text:style-name="P36"/>
      <text:p text:style-name="P35"><text:span text:style-name="T27"><text:tab/> <text:s text:c="3"/></text:span><text:span text:style-name="T29">line-&gt;status.valid</text:span><text:span text:style-name="T27"> </text:span><text:span text:style-name="T29">=</text:span><text:span text:style-name="T27"> </text:span><text:span text:style-name="T29">false;</text:span><text:span text:style-name="T27"> </text:span><text:span text:style-name="T31">// invalidate line</text:span></text:p>
      <text:p text:style-name="P35"><text:span text:style-name="T27"><text:tab/> <text:s text:c="3"/></text:span><text:span text:style-name="T29">line-&gt;status.dirty</text:span><text:span text:style-name="T27"> </text:span><text:span text:style-name="T29">=</text:span><text:span text:style-name="T27"> </text:span><text:span text:style-name="T29">false;</text:span></text:p>
      <text:p text:style-name="P35"><text:span text:style-name="T27"><text:tab/></text:span><text:span text:style-name="T29">}</text:span></text:p>
      <text:p text:style-name="P35"><text:span text:style-name="T27"><text:tab/></text:span><text:span text:style-name="T31">// just ignore request if not in cache</text:span></text:p>
      <text:p text:style-name="P35"><text:span text:style-name="T27"><text:s text:c="4"/></text:span><text:span text:style-name="T29">}</text:span></text:p>
      <text:p text:style-name="P35"><text:span text:style-name="T27"><text:s text:c="4"/></text:span><text:span text:style-name="T4">return</text:span><text:span text:style-name="T27"> </text:span><text:span text:style-name="T29">0;</text:span></text:p>
      <text:p text:style-name="P36">}</text:p>
      <text:p text:style-name="P36"/>
      <text:p text:style-name="P35"><text:span text:style-name="T4">void</text:span><text:span text:style-name="T27"> </text:span><text:span text:style-name="T29">cache_print(</text:span><text:span text:style-name="T4">const</text:span><text:span text:style-name="T27"> </text:span><text:span text:style-name="T4">struct</text:span><text:span text:style-name="T27"> </text:span><text:span text:style-name="T29">cache_t*</text:span><text:span text:style-name="T27"> </text:span><text:span text:style-name="T29">cacheobj)</text:span></text:p>
      <text:p text:style-name="P36">{</text:p>
      <text:p text:style-name="P35"><text:span text:style-name="T27"><text:s text:c="4"/></text:span><text:span text:style-name="T29">printf(</text:span><text:span text:style-name="T27">"Cache Parameters: \n"</text:span><text:span text:style-name="T29">);</text:span></text:p>
      <text:p text:style-name="P35"><text:span text:style-name="T27"><text:s text:c="4"/></text:span><text:span text:style-name="T29">printf(</text:span><text:span text:style-name="T27">"Sets:%6zu Line Length: %6zu Associativity: %6zu \n\n"</text:span><text:span text:style-name="T29">,</text:span></text:p>
      <text:p text:style-name="P35"><text:span text:style-name="T27"><text:tab/> <text:s text:c="2"/></text:span><text:span text:style-name="T29">cacheobj-&gt;params.index_size,</text:span></text:p>
      <text:p text:style-name="P35"><text:span text:style-name="T27"><text:tab/> <text:s text:c="2"/></text:span><text:span text:style-name="T29">cacheobj-&gt;params.line_size,</text:span></text:p>
      <text:p text:style-name="P35"><text:span text:style-name="T27"><text:tab/> <text:s text:c="2"/></text:span><text:span text:style-name="T29">cacheobj-&gt;params.associativity);</text:span></text:p>
      <text:p text:style-name="P35"><text:span text:style-name="T27"><text:s text:c="4"/></text:span><text:span text:style-name="T29">printf(</text:span><text:span text:style-name="T27">"%11c"</text:span><text:span text:style-name="T29">,' ');</text:span></text:p>
      <text:p text:style-name="P35"><text:span text:style-name="T27"><text:s text:c="4"/></text:span><text:span text:style-name="T4">for</text:span><text:span text:style-name="T29">(</text:span><text:span text:style-name="T4">int</text:span><text:span text:style-name="T27"> </text:span><text:span text:style-name="T29">i</text:span><text:span text:style-name="T27"> </text:span><text:span text:style-name="T29">=</text:span><text:span text:style-name="T27"> </text:span><text:span text:style-name="T29">0;</text:span><text:span text:style-name="T27"> </text:span><text:span text:style-name="T29">i</text:span><text:span text:style-name="T27"> </text:span><text:span text:style-name="T29">&lt;</text:span><text:span text:style-name="T27"> </text:span><text:span text:style-name="T29">cacheobj-&gt;params.associativity;</text:span><text:span text:style-name="T27"> </text:span><text:span text:style-name="T29">++i)</text:span></text:p>
      <text:p text:style-name="P35"><text:span text:style-name="T27"><text:s text:c="4"/></text:span><text:span text:style-name="T29">{</text:span></text:p>
      <text:p text:style-name="P35"><text:span text:style-name="T27"><text:tab/></text:span><text:span text:style-name="T29">printf(</text:span><text:span text:style-name="T27">"VD <text:s/>LRU <text:s text:c="5"/>TAG%1c"</text:span><text:span text:style-name="T29">,' ');</text:span></text:p>
      <text:p text:style-name="P35"><text:span text:style-name="T27"><text:s text:c="4"/></text:span><text:span text:style-name="T29">}</text:span></text:p>
      <text:p text:style-name="P35"><text:span text:style-name="T27"><text:s text:c="4"/></text:span><text:span text:style-name="T29">printf(</text:span><text:span text:style-name="T27">"\n"</text:span><text:span text:style-name="T29">);</text:span></text:p>
      <text:p text:style-name="P36"/>
      <text:p text:style-name="P35"><text:span text:style-name="T27"><text:s text:c="4"/></text:span><text:span text:style-name="T4">for</text:span><text:span text:style-name="T29">(</text:span><text:span text:style-name="T4">int</text:span><text:span text:style-name="T27"> </text:span><text:span text:style-name="T29">i</text:span><text:span text:style-name="T27"> </text:span><text:span text:style-name="T29">=</text:span><text:span text:style-name="T27"> </text:span><text:span text:style-name="T29">0;</text:span><text:span text:style-name="T27"> </text:span><text:span text:style-name="T29">i</text:span><text:span text:style-name="T27"> </text:span><text:span text:style-name="T29">&lt;</text:span><text:span text:style-name="T27"> </text:span><text:span text:style-name="T29">cacheobj-&gt;params.index_size;</text:span><text:span text:style-name="T27"> </text:span><text:span text:style-name="T29">++i)</text:span></text:p>
      <text:p text:style-name="P35"><text:span text:style-name="T27"><text:s text:c="4"/></text:span><text:span text:style-name="T29">{</text:span></text:p>
      <text:p text:style-name="P35"><text:span text:style-name="T27"><text:tab/></text:span><text:span text:style-name="T31">// Check if the line is worth printing</text:span></text:p>
      <text:p text:style-name="P35"><text:span text:style-name="T27"><text:tab/></text:span><text:span text:style-name="T29">bool</text:span><text:span text:style-name="T27"> </text:span><text:span text:style-name="T29">valid_set</text:span><text:span text:style-name="T27"> </text:span><text:span text:style-name="T29">=</text:span><text:span text:style-name="T27"> </text:span><text:span text:style-name="T29">false;</text:span></text:p>
      <text:p text:style-name="P35"><text:span text:style-name="T27"><text:tab/></text:span><text:span text:style-name="T4">struct</text:span><text:span text:style-name="T27"> </text:span><text:span text:style-name="T29">set_t*</text:span><text:span text:style-name="T27"> </text:span><text:span text:style-name="T29">set</text:span><text:span text:style-name="T27"> </text:span><text:span text:style-name="T29">=</text:span><text:span text:style-name="T27"> </text:span><text:span text:style-name="T29">cacheobj-&gt;set[i];</text:span></text:p>
      <text:p text:style-name="P36"/>
      <text:p text:style-name="P35"><text:span text:style-name="T27"><text:tab/></text:span><text:span text:style-name="T4">for</text:span><text:span text:style-name="T29">(</text:span><text:span text:style-name="T4">int</text:span><text:span text:style-name="T27"> </text:span><text:span text:style-name="T29">j</text:span><text:span text:style-name="T27"> </text:span><text:span text:style-name="T29">=</text:span><text:span text:style-name="T27"> </text:span><text:span text:style-name="T29">0;</text:span><text:span text:style-name="T27"> </text:span><text:span text:style-name="T29">j</text:span><text:span text:style-name="T27"> </text:span><text:span text:style-name="T29">&lt;</text:span><text:span text:style-name="T27"> </text:span><text:span text:style-name="T29">cacheobj-&gt;params.associativity;</text:span><text:span text:style-name="T27"> </text:span><text:span text:style-name="T29">++j)</text:span></text:p>
      <text:p text:style-name="P35"><text:span text:style-name="T27"><text:tab/></text:span><text:span text:style-name="T29">{</text:span></text:p>
      <text:p text:style-name="P35"><text:span text:style-name="T27"><text:tab/> <text:s text:c="3"/></text:span><text:span text:style-name="T29">valid_set</text:span><text:span text:style-name="T27"> </text:span><text:span text:style-name="T29">=</text:span><text:span text:style-name="T27"> </text:span><text:span text:style-name="T29">valid_set</text:span><text:span text:style-name="T27"> </text:span><text:span text:style-name="T29">|</text:span><text:span text:style-name="T27"> </text:span><text:span text:style-name="T29">set-&gt;line[j]-&gt;status.valid;</text:span></text:p>
      <text:p text:style-name="P35"><text:span text:style-name="T27"><text:tab/></text:span><text:span text:style-name="T29">}</text:span></text:p>
      <text:p text:style-name="P38"><text:tab/></text:p>
      <text:p text:style-name="P35"><text:span text:style-name="T27"><text:tab/></text:span><text:span text:style-name="T4">if</text:span><text:span text:style-name="T29">(valid_set)</text:span></text:p>
      <text:p text:style-name="P35"><text:span text:style-name="T27"><text:tab/></text:span><text:span text:style-name="T29">{</text:span></text:p>
      <text:p text:style-name="P35"><text:span text:style-name="T27"><text:tab/> <text:s text:c="3"/></text:span><text:span text:style-name="T29">printf(</text:span><text:span text:style-name="T27">"set: <text:s/>%4d "</text:span><text:span text:style-name="T29">,</text:span><text:span text:style-name="T27"> </text:span><text:span text:style-name="T29">i);</text:span></text:p>
      <text:p text:style-name="P35"><text:span text:style-name="T27"><text:tab/> <text:s text:c="3"/></text:span><text:span text:style-name="T29">print_set(&amp;cacheobj-&gt;params,</text:span><text:span text:style-name="T27"> </text:span><text:span text:style-name="T29">cacheobj-&gt;set[i]);</text:span></text:p>
      <text:p text:style-name="P35"><text:span text:style-name="T27"><text:tab/></text:span><text:span text:style-name="T29">}</text:span></text:p>
      <text:p text:style-name="P35"><text:soft-page-break/><text:span text:style-name="T27"><text:s text:c="4"/></text:span><text:span text:style-name="T29">}</text:span></text:p>
      <text:p text:style-name="P35"><text:span text:style-name="T27"><text:s text:c="4"/></text:span><text:span text:style-name="T31">//Print Statistics</text:span></text:p>
      <text:p text:style-name="P35"><text:span text:style-name="T27"><text:s text:c="4"/></text:span><text:span text:style-name="T31">//hit rate = hits/(hits+misses) %</text:span></text:p>
      <text:p text:style-name="P35"><text:span text:style-name="T27"><text:s text:c="4"/></text:span><text:span text:style-name="T4">float</text:span><text:span text:style-name="T27"> </text:span><text:span text:style-name="T29">hitrate</text:span><text:span text:style-name="T27"> </text:span><text:span text:style-name="T29">=</text:span><text:span text:style-name="T27"> </text:span><text:span text:style-name="T29">(</text:span><text:span text:style-name="T4">float</text:span><text:span text:style-name="T29">)</text:span><text:span text:style-name="T27"> </text:span><text:span text:style-name="T29">cacheobj-&gt;stats.hits</text:span><text:span text:style-name="T27"> </text:span><text:span text:style-name="T29">/</text:span><text:span text:style-name="T27"> </text:span></text:p>
      <text:p text:style-name="P35"><text:span text:style-name="T27"><text:tab/></text:span><text:span text:style-name="T29">((</text:span><text:span text:style-name="T4">float</text:span><text:span text:style-name="T29">)</text:span><text:span text:style-name="T27"> </text:span><text:span text:style-name="T29">cacheobj-&gt;stats.hits</text:span><text:span text:style-name="T27"> </text:span><text:span text:style-name="T29">+</text:span><text:span text:style-name="T27"> </text:span><text:span text:style-name="T29">(</text:span><text:span text:style-name="T4">float</text:span><text:span text:style-name="T29">)</text:span><text:span text:style-name="T27"> </text:span><text:span text:style-name="T29">cacheobj-&gt;stats.misses)</text:span><text:span text:style-name="T27"> </text:span><text:span text:style-name="T29">*</text:span><text:span text:style-name="T27"> </text:span><text:span text:style-name="T29">100.0f;</text:span></text:p>
      <text:p text:style-name="P36"/>
      <text:p text:style-name="P35"><text:span text:style-name="T27"><text:s text:c="4"/></text:span><text:span text:style-name="T29">printf(</text:span><text:span text:style-name="T27">"\nReads:%6zu <text:s text:c="5"/>Writes:%6zu <text:s text:c="5"/>Hits:%6zu <text:s text:c="5"/>Misses:%6zu <text:s text:c="5"/>HitRate:%4g%%\n"</text:span><text:span text:style-name="T29">,</text:span></text:p>
      <text:p text:style-name="P35"><text:span text:style-name="T27"><text:tab/> <text:s text:c="2"/></text:span><text:span text:style-name="T29">cacheobj-&gt;stats.reads,</text:span></text:p>
      <text:p text:style-name="P35"><text:span text:style-name="T27"><text:tab/> <text:s text:c="2"/></text:span><text:span text:style-name="T29">cacheobj-&gt;stats.writes,</text:span></text:p>
      <text:p text:style-name="P35"><text:span text:style-name="T27"><text:tab/> <text:s text:c="2"/></text:span><text:span text:style-name="T29">cacheobj-&gt;stats.hits,</text:span></text:p>
      <text:p text:style-name="P35"><text:span text:style-name="T27"><text:tab/> <text:s text:c="2"/></text:span><text:span text:style-name="T29">cacheobj-&gt;stats.misses,</text:span></text:p>
      <text:p text:style-name="P35"><text:span text:style-name="T27"><text:tab/> <text:s text:c="2"/></text:span><text:span text:style-name="T29">hitrate);</text:span></text:p>
      <text:p text:style-name="P36"/>
      <text:p text:style-name="P36">}</text:p>
      <text:p text:style-name="P36"/>
      <text:p text:style-name="P36"/>
      <text:p text:style-name="P37">/******************** Internal Module Functions *******************/</text:p>
      <text:p text:style-name="P36"/>
      <text:p text:style-name="P37">/* processes the internal cache structures and returns a line to write data</text:p>
      <text:p text:style-name="P37">* <text:s/>or read from it.*/</text:p>
      <text:p text:style-name="P35"><text:span text:style-name="T4">static</text:span><text:span text:style-name="T27"> </text:span><text:span text:style-name="T4">struct</text:span><text:span text:style-name="T27"> </text:span><text:span text:style-name="T29">line_t*</text:span><text:span text:style-name="T27"> </text:span><text:span text:style-name="T29">cache_access(</text:span><text:span text:style-name="T4">struct</text:span><text:span text:style-name="T27"> </text:span><text:span text:style-name="T29">cache_t*</text:span><text:span text:style-name="T27"> </text:span><text:span text:style-name="T29">cacheobj,</text:span><text:span text:style-name="T27"> </text:span><text:span text:style-name="T29">uint32_t</text:span><text:span text:style-name="T27"> </text:span><text:span text:style-name="T29">address)</text:span></text:p>
      <text:p text:style-name="P36">{</text:p>
      <text:p text:style-name="P35"><text:span text:style-name="T27"><text:s text:c="4"/></text:span><text:span text:style-name="T4">const</text:span><text:span text:style-name="T27"> </text:span><text:span text:style-name="T4">struct</text:span><text:span text:style-name="T27"> </text:span><text:span text:style-name="T29">cache_params_t*</text:span><text:span text:style-name="T27"> </text:span><text:span text:style-name="T29">params</text:span><text:span text:style-name="T27"> </text:span><text:span text:style-name="T29">=</text:span><text:span text:style-name="T27"> </text:span><text:span text:style-name="T29">&amp;cacheobj-&gt;params;</text:span></text:p>
      <text:p text:style-name="P35"><text:span text:style-name="T27"><text:s text:c="4"/></text:span><text:span text:style-name="T29">uint32_t</text:span><text:span text:style-name="T27"> </text:span><text:span text:style-name="T29">index</text:span><text:span text:style-name="T27"> </text:span><text:span text:style-name="T29">=</text:span><text:span text:style-name="T27"> </text:span><text:span text:style-name="T29">address_get_index(params,</text:span><text:span text:style-name="T27"> </text:span><text:span text:style-name="T29">address);</text:span></text:p>
      <text:p text:style-name="P35"><text:span text:style-name="T27"><text:s text:c="4"/></text:span><text:span text:style-name="T29">uint32_t</text:span><text:span text:style-name="T27"> </text:span><text:span text:style-name="T29">tag</text:span><text:span text:style-name="T27"> <text:s text:c="2"/></text:span><text:span text:style-name="T29">=</text:span><text:span text:style-name="T27"> </text:span><text:span text:style-name="T29">address_get_tag(params,</text:span><text:span text:style-name="T27"> </text:span><text:span text:style-name="T29">address);</text:span></text:p>
      <text:p text:style-name="P35"><text:span text:style-name="T27"><text:s text:c="4"/></text:span><text:span text:style-name="T29">uint32_t</text:span><text:span text:style-name="T27"> </text:span><text:span text:style-name="T29">byte_offset</text:span><text:span text:style-name="T27"> </text:span><text:span text:style-name="T29">=</text:span><text:span text:style-name="T27"> </text:span><text:span text:style-name="T29">address_get_byte_offset(params,</text:span><text:span text:style-name="T27"> </text:span><text:span text:style-name="T29">address);</text:span></text:p>
      <text:p text:style-name="P35"><text:span text:style-name="T27"><text:s text:c="4"/></text:span><text:span text:style-name="T4">struct</text:span><text:span text:style-name="T27"> </text:span><text:span text:style-name="T29">line_t*</text:span><text:span text:style-name="T27"> </text:span><text:span text:style-name="T29">line;</text:span></text:p>
      <text:p text:style-name="P35"><text:span text:style-name="T27"><text:s text:c="4"/></text:span><text:span text:style-name="T4">int</text:span><text:span text:style-name="T27"> </text:span><text:span text:style-name="T29">lru</text:span><text:span text:style-name="T27"> <text:s text:c="4"/></text:span><text:span text:style-name="T29">=</text:span><text:span text:style-name="T27"> </text:span><text:span text:style-name="T29">0;</text:span></text:p>
      <text:p text:style-name="P35"><text:span text:style-name="T27"><text:s text:c="4"/></text:span><text:span text:style-name="T4">int</text:span><text:span text:style-name="T27"> </text:span><text:span text:style-name="T29">invalid</text:span><text:span text:style-name="T27"> </text:span><text:span text:style-name="T29">=</text:span><text:span text:style-name="T27"> </text:span><text:span text:style-name="T29">-1;</text:span></text:p>
      <text:p text:style-name="P36"/>
      <text:p text:style-name="P35"><text:span text:style-name="T27"><text:s text:c="4"/></text:span><text:span text:style-name="T31">// Search in the set for valid invalid entries etc..</text:span></text:p>
      <text:p text:style-name="P35"><text:span text:style-name="T27"><text:s text:c="4"/></text:span><text:span text:style-name="T4">for</text:span><text:span text:style-name="T29">(</text:span><text:span text:style-name="T4">int</text:span><text:span text:style-name="T27"> </text:span><text:span text:style-name="T29">i</text:span><text:span text:style-name="T27"> </text:span><text:span text:style-name="T29">=</text:span><text:span text:style-name="T27"> </text:span><text:span text:style-name="T29">0;</text:span><text:span text:style-name="T27"> </text:span><text:span text:style-name="T29">i</text:span><text:span text:style-name="T27"> </text:span><text:span text:style-name="T29">&lt;</text:span><text:span text:style-name="T27"> </text:span><text:span text:style-name="T29">params-&gt;associativity;</text:span><text:span text:style-name="T27"> </text:span><text:span text:style-name="T29">++i)</text:span></text:p>
      <text:p text:style-name="P35"><text:span text:style-name="T27"><text:s text:c="4"/></text:span><text:span text:style-name="T29">{</text:span></text:p>
      <text:p text:style-name="P35"><text:span text:style-name="T27"><text:tab/></text:span><text:span text:style-name="T29">line</text:span><text:span text:style-name="T27"> </text:span><text:span text:style-name="T29">=</text:span><text:span text:style-name="T27"> </text:span><text:span text:style-name="T29">cacheobj-&gt;set[index]-&gt;line[i];</text:span></text:p>
      <text:p text:style-name="P36"/>
      <text:p text:style-name="P35"><text:span text:style-name="T27"><text:tab/></text:span><text:span text:style-name="T4">if</text:span><text:span text:style-name="T29">(line-&gt;status.valid)</text:span><text:span text:style-name="T27"> </text:span><text:span text:style-name="T31">//find valid match</text:span></text:p>
      <text:p text:style-name="P35"><text:span text:style-name="T27"><text:tab/></text:span><text:span text:style-name="T29">{</text:span></text:p>
      <text:p text:style-name="P35"><text:span text:style-name="T27"><text:tab/> <text:s text:c="3"/></text:span><text:span text:style-name="T4">if</text:span><text:span text:style-name="T29">(tag</text:span><text:span text:style-name="T27"> </text:span><text:span text:style-name="T29">==</text:span><text:span text:style-name="T27"> </text:span><text:span text:style-name="T29">line-&gt;tag)</text:span><text:span text:style-name="T27"> </text:span><text:span text:style-name="T31">//Match tags</text:span></text:p>
      <text:p text:style-name="P35"><text:span text:style-name="T27"><text:tab/> <text:s text:c="3"/></text:span><text:span text:style-name="T29">{</text:span></text:p>
      <text:p text:style-name="P35"><text:span text:style-name="T27"><text:tab/><text:tab/></text:span><text:span text:style-name="T31">// Hit</text:span></text:p>
      <text:p text:style-name="P35"><text:span text:style-name="T27"><text:tab/><text:tab/></text:span><text:span text:style-name="T29">++cacheobj-&gt;stats.hits;</text:span></text:p>
      <text:p text:style-name="P35"><text:span text:style-name="T27"><text:tab/><text:tab/></text:span><text:span text:style-name="T29">lru_update_set(&amp;cacheobj-&gt;params,</text:span><text:span text:style-name="T27"> </text:span></text:p>
      <text:p text:style-name="P35"><text:span text:style-name="T27"><text:tab/><text:tab/><text:tab/> <text:s text:c="6"/></text:span><text:span text:style-name="T29">cacheobj-&gt;set[index],</text:span><text:span text:style-name="T27"> </text:span></text:p>
      <text:p text:style-name="P35"><text:span text:style-name="T27"><text:tab/><text:tab/><text:tab/> <text:s text:c="6"/></text:span><text:span text:style-name="T29">i);</text:span></text:p>
      <text:p text:style-name="P35"><text:span text:style-name="T27"><text:tab/><text:tab/></text:span><text:span text:style-name="T4">return</text:span><text:span text:style-name="T27"> </text:span><text:span text:style-name="T29">line;</text:span></text:p>
      <text:p text:style-name="P35"><text:span text:style-name="T27"><text:tab/> <text:s text:c="3"/></text:span><text:span text:style-name="T29">}</text:span></text:p>
      <text:p text:style-name="P35"><text:span text:style-name="T27"><text:tab/> <text:s text:c="3"/></text:span><text:span text:style-name="T4">else</text:span><text:span text:style-name="T27"> </text:span><text:span text:style-name="T31">//look for LRU</text:span></text:p>
      <text:p text:style-name="P35"><text:span text:style-name="T27"><text:tab/> <text:s text:c="3"/></text:span><text:span text:style-name="T29">{</text:span></text:p>
      <text:p text:style-name="P35"><text:span text:style-name="T27"><text:s text:c="4"/><text:tab/> <text:s text:c="5"/><text:tab/></text:span><text:span text:style-name="T29">lru</text:span><text:span text:style-name="T27"> </text:span><text:span text:style-name="T29">=</text:span><text:span text:style-name="T27"> </text:span><text:span text:style-name="T29">line-&gt;lru</text:span><text:span text:style-name="T27"> </text:span><text:span text:style-name="T29">&gt;</text:span><text:span text:style-name="T27"> </text:span><text:span text:style-name="T29">cacheobj-&gt;set[index]-&gt;line[lru]-&gt;lru</text:span><text:span text:style-name="T27"> </text:span><text:span text:style-name="T29">?</text:span><text:span text:style-name="T27"> </text:span></text:p>
      <text:p text:style-name="P35"><text:span text:style-name="T27"><text:tab/><text:tab/> <text:s text:c="3"/></text:span><text:span text:style-name="T29">i</text:span><text:span text:style-name="T27"> </text:span><text:span text:style-name="T29">:</text:span><text:span text:style-name="T27"> </text:span><text:span text:style-name="T29">lru;</text:span></text:p>
      <text:p text:style-name="P35"><text:span text:style-name="T27"><text:tab/> <text:s text:c="3"/></text:span><text:span text:style-name="T29">}</text:span></text:p>
      <text:p text:style-name="P35"><text:span text:style-name="T27"><text:tab/></text:span><text:span text:style-name="T29">}</text:span></text:p>
      <text:p text:style-name="P35"><text:span text:style-name="T27"><text:tab/></text:span><text:span text:style-name="T4">else</text:span><text:span text:style-name="T27"> </text:span></text:p>
      <text:p text:style-name="P35"><text:span text:style-name="T27"><text:tab/> <text:s text:c="3"/></text:span><text:span text:style-name="T29">invalid</text:span><text:span text:style-name="T27"> </text:span><text:span text:style-name="T29">=</text:span><text:span text:style-name="T27"> </text:span><text:span text:style-name="T29">i;</text:span></text:p>
      <text:p text:style-name="P35"><text:span text:style-name="T27"><text:s text:c="4"/></text:span><text:span text:style-name="T29">}</text:span></text:p>
      <text:p text:style-name="P35"><text:span text:style-name="T27"><text:s text:c="4"/></text:span><text:span text:style-name="T29">++cacheobj-&gt;stats.misses;</text:span></text:p>
      <text:p text:style-name="P36"/>
      <text:p text:style-name="P35"><text:soft-page-break/><text:span text:style-name="T27"><text:s text:c="4"/></text:span><text:span text:style-name="T31">// Cache Miss </text:span></text:p>
      <text:p text:style-name="P35"><text:span text:style-name="T27"><text:s text:c="4"/></text:span><text:span text:style-name="T4">if</text:span><text:span text:style-name="T29">(-1</text:span><text:span text:style-name="T27"> </text:span><text:span text:style-name="T29">&lt;</text:span><text:span text:style-name="T27"> </text:span><text:span text:style-name="T29">invalid)</text:span><text:span text:style-name="T27"> </text:span><text:span text:style-name="T31">// if there is an invalid use it</text:span></text:p>
      <text:p text:style-name="P35"><text:span text:style-name="T27"><text:s text:c="4"/></text:span><text:span text:style-name="T29">{</text:span></text:p>
      <text:p text:style-name="P35"><text:span text:style-name="T27"><text:tab/></text:span><text:span text:style-name="T29">line</text:span><text:span text:style-name="T27"> </text:span><text:span text:style-name="T29">=</text:span><text:span text:style-name="T27"> </text:span><text:span text:style-name="T29">cacheobj-&gt;set[index]-&gt;line[invalid];</text:span></text:p>
      <text:p text:style-name="P35"><text:span text:style-name="T27"><text:tab/></text:span><text:span text:style-name="T29">lru_update_set(&amp;cacheobj-&gt;params,</text:span><text:span text:style-name="T27"> </text:span><text:span text:style-name="T29">cacheobj-&gt;set[index],</text:span><text:span text:style-name="T27"> </text:span><text:span text:style-name="T29">invalid);</text:span></text:p>
      <text:p text:style-name="P35"><text:span text:style-name="T27"><text:s text:c="4"/></text:span><text:span text:style-name="T29">}</text:span></text:p>
      <text:p text:style-name="P35"><text:span text:style-name="T27"><text:s text:c="4"/></text:span><text:span text:style-name="T4">else</text:span><text:span text:style-name="T27"> <text:s text:c="11"/></text:span><text:span text:style-name="T31">// if not use the lru</text:span></text:p>
      <text:p text:style-name="P35"><text:span text:style-name="T27"><text:s text:c="4"/></text:span><text:span text:style-name="T29">{</text:span></text:p>
      <text:p text:style-name="P35"><text:span text:style-name="T27"><text:tab/></text:span><text:span text:style-name="T29">line</text:span><text:span text:style-name="T27"> </text:span><text:span text:style-name="T29">=</text:span><text:span text:style-name="T27"> </text:span><text:span text:style-name="T29">cacheobj-&gt;set[index]-&gt;line[lru];</text:span></text:p>
      <text:p text:style-name="P35"><text:span text:style-name="T27"><text:tab/></text:span><text:span text:style-name="T31">// Evict LRU by writeback if dirty</text:span></text:p>
      <text:p text:style-name="P35"><text:span text:style-name="T27"><text:tab/></text:span><text:span text:style-name="T4">if</text:span><text:span text:style-name="T29">(line-&gt;status.dirty)</text:span></text:p>
      <text:p text:style-name="P35"><text:span text:style-name="T27"><text:tab/></text:span><text:span text:style-name="T29">{</text:span></text:p>
      <text:p text:style-name="P35"><text:span text:style-name="T27"><text:tab/> <text:s text:c="3"/></text:span><text:span text:style-name="T29">cacheobj-&gt;ln_ops.write(cacheobj-&gt;ln_ops.object,</text:span></text:p>
      <text:p text:style-name="P35"><text:span text:style-name="T27"><text:tab/><text:tab/><text:tab/><text:tab/> <text:s text:c="2"/></text:span><text:span text:style-name="T29">address</text:span><text:span text:style-name="T27"> </text:span><text:span text:style-name="T29">^</text:span><text:span text:style-name="T27"> </text:span><text:span text:style-name="T29">byte_offset,</text:span><text:span text:style-name="T27"> </text:span></text:p>
      <text:p text:style-name="P35"><text:span text:style-name="T27"><text:tab/><text:tab/><text:tab/><text:tab/> <text:s text:c="2"/></text:span><text:span text:style-name="T29">cacheobj-&gt;params.line_size,</text:span><text:span text:style-name="T27"> </text:span></text:p>
      <text:p text:style-name="P35"><text:span text:style-name="T27"><text:tab/><text:tab/><text:tab/><text:tab/> <text:s text:c="2"/></text:span><text:span text:style-name="T29">line-&gt;data);</text:span></text:p>
      <text:p text:style-name="P35"><text:span text:style-name="T27"><text:tab/> <text:s text:c="3"/></text:span><text:span text:style-name="T29">line-&gt;status.dirty</text:span><text:span text:style-name="T27"> </text:span><text:span text:style-name="T29">=</text:span><text:span text:style-name="T27"> </text:span><text:span text:style-name="T29">false;</text:span></text:p>
      <text:p text:style-name="P35"><text:span text:style-name="T27"><text:tab/></text:span><text:span text:style-name="T29">}</text:span></text:p>
      <text:p text:style-name="P35"><text:span text:style-name="T27"><text:tab/></text:span><text:span text:style-name="T4">else</text:span></text:p>
      <text:p text:style-name="P35"><text:span text:style-name="T27"><text:tab/></text:span><text:span text:style-name="T29">{</text:span></text:p>
      <text:p text:style-name="P35"><text:span text:style-name="T27"><text:tab/> <text:s text:c="3"/></text:span><text:span text:style-name="T29">cacheobj-&gt;ln_ops.evicted(cacheobj-&gt;ln_ops.object,</text:span></text:p>
      <text:p text:style-name="P35"><text:span text:style-name="T27"><text:tab/><text:tab/><text:tab/><text:tab/> <text:s text:c="2"/></text:span><text:span text:style-name="T29">address</text:span><text:span text:style-name="T27"> </text:span><text:span text:style-name="T29">^</text:span><text:span text:style-name="T27"> </text:span><text:span text:style-name="T29">byte_offset);</text:span></text:p>
      <text:p text:style-name="P35"><text:span text:style-name="T27"><text:tab/></text:span><text:span text:style-name="T29">}</text:span></text:p>
      <text:p text:style-name="P35"><text:span text:style-name="T27"><text:tab/></text:span><text:span text:style-name="T31">// continue request</text:span></text:p>
      <text:p text:style-name="P35"><text:span text:style-name="T27"><text:tab/></text:span><text:span text:style-name="T29">cacheobj-&gt;ln_ops.read(cacheobj-&gt;ln_ops.object,</text:span></text:p>
      <text:p text:style-name="P35"><text:span text:style-name="T27"><text:tab/><text:tab/><text:tab/> <text:s text:c="5"/></text:span><text:span text:style-name="T29">address</text:span><text:span text:style-name="T27"> </text:span><text:span text:style-name="T29">^</text:span><text:span text:style-name="T27"> </text:span><text:span text:style-name="T29">byte_offset,</text:span><text:span text:style-name="T27"> </text:span></text:p>
      <text:p text:style-name="P35"><text:span text:style-name="T27"><text:tab/><text:tab/><text:tab/> <text:s text:c="5"/></text:span><text:span text:style-name="T29">cacheobj-&gt;params.line_size,</text:span><text:span text:style-name="T27"> </text:span></text:p>
      <text:p text:style-name="P35"><text:span text:style-name="T27"><text:tab/><text:tab/><text:tab/> <text:s text:c="5"/></text:span><text:span text:style-name="T29">line-&gt;data);</text:span></text:p>
      <text:p text:style-name="P35"><text:span text:style-name="T27"><text:tab/></text:span><text:span text:style-name="T29">lru_update_set(&amp;cacheobj-&gt;params,</text:span><text:span text:style-name="T27"> </text:span><text:span text:style-name="T29">cacheobj-&gt;set[index],</text:span><text:span text:style-name="T27"> </text:span><text:span text:style-name="T29">lru);</text:span></text:p>
      <text:p text:style-name="P35"><text:span text:style-name="T27"><text:s text:c="4"/></text:span><text:span text:style-name="T29">}</text:span></text:p>
      <text:p text:style-name="P36"/>
      <text:p text:style-name="P35"><text:span text:style-name="T27"><text:s text:c="4"/></text:span><text:span text:style-name="T29">line-&gt;status.valid</text:span><text:span text:style-name="T27"> </text:span><text:span text:style-name="T29">=</text:span><text:span text:style-name="T27"> </text:span><text:span text:style-name="T29">true;</text:span></text:p>
      <text:p text:style-name="P35"><text:span text:style-name="T27"><text:s text:c="4"/></text:span><text:span text:style-name="T29">line-&gt;tag</text:span><text:span text:style-name="T27"> </text:span><text:span text:style-name="T29">=</text:span><text:span text:style-name="T27"> </text:span><text:span text:style-name="T29">tag;</text:span></text:p>
      <text:p text:style-name="P35"><text:span text:style-name="T27"><text:s text:c="4"/></text:span><text:span text:style-name="T4">return</text:span><text:span text:style-name="T27"> </text:span><text:span text:style-name="T29">line;</text:span></text:p>
      <text:p text:style-name="P36">}</text:p>
      <text:p text:style-name="P36"/>
      <text:p text:style-name="P37">/* Updates the sets LRU values depending on the way just accessed */</text:p>
      <text:p text:style-name="P35"><text:span text:style-name="T4">static</text:span><text:span text:style-name="T27"> </text:span><text:span text:style-name="T4">void</text:span><text:span text:style-name="T27"> </text:span><text:span text:style-name="T29">lru_update_set(</text:span><text:span text:style-name="T4">const</text:span><text:span text:style-name="T27"> </text:span><text:span text:style-name="T4">struct</text:span><text:span text:style-name="T27"> </text:span><text:span text:style-name="T29">cache_params_t*</text:span><text:span text:style-name="T27"> </text:span><text:span text:style-name="T29">params,</text:span><text:span text:style-name="T27"> </text:span></text:p>
      <text:p text:style-name="P35"><text:span text:style-name="T27"><text:tab/><text:tab/><text:tab/> <text:s text:c="2"/></text:span><text:span text:style-name="T4">struct</text:span><text:span text:style-name="T27"> </text:span><text:span text:style-name="T29">set_t*</text:span><text:span text:style-name="T27"> </text:span><text:span text:style-name="T29">set,</text:span></text:p>
      <text:p text:style-name="P35"><text:span text:style-name="T27"><text:tab/><text:tab/><text:tab/> <text:s text:c="2"/></text:span><text:span text:style-name="T29">uint16_t</text:span><text:span text:style-name="T27"> </text:span><text:span text:style-name="T29">way)</text:span></text:p>
      <text:p text:style-name="P36">{</text:p>
      <text:p text:style-name="P35"><text:span text:style-name="T27"><text:s text:c="4"/></text:span><text:span text:style-name="T29">uint16_t</text:span><text:span text:style-name="T27"> </text:span><text:span text:style-name="T29">pivot</text:span><text:span text:style-name="T27"> </text:span><text:span text:style-name="T29">=</text:span><text:span text:style-name="T27"> </text:span><text:span text:style-name="T29">set-&gt;line[way]-&gt;lru;</text:span></text:p>
      <text:p text:style-name="P36"/>
      <text:p text:style-name="P35"><text:span text:style-name="T27"><text:s text:c="4"/></text:span><text:span text:style-name="T4">for</text:span><text:span text:style-name="T27"> </text:span><text:span text:style-name="T29">(</text:span><text:span text:style-name="T4">int</text:span><text:span text:style-name="T27"> </text:span><text:span text:style-name="T29">i</text:span><text:span text:style-name="T27"> </text:span><text:span text:style-name="T29">=</text:span><text:span text:style-name="T27"> </text:span><text:span text:style-name="T29">0;</text:span><text:span text:style-name="T27"> </text:span><text:span text:style-name="T29">i</text:span><text:span text:style-name="T27"> </text:span><text:span text:style-name="T29">&lt;</text:span><text:span text:style-name="T27"> </text:span><text:span text:style-name="T29">params-&gt;associativity;</text:span><text:span text:style-name="T27"> </text:span><text:span text:style-name="T29">++i)</text:span></text:p>
      <text:p text:style-name="P35"><text:span text:style-name="T27"><text:s text:c="4"/></text:span><text:span text:style-name="T29">{</text:span></text:p>
      <text:p text:style-name="P35"><text:span text:style-name="T27"><text:tab/></text:span><text:span text:style-name="T4">if</text:span><text:span text:style-name="T29">(i</text:span><text:span text:style-name="T27"> </text:span><text:span text:style-name="T29">==</text:span><text:span text:style-name="T27"> </text:span><text:span text:style-name="T29">way)</text:span></text:p>
      <text:p text:style-name="P35"><text:span text:style-name="T27"><text:tab/> <text:s text:c="3"/></text:span><text:span text:style-name="T29">set-&gt;line[way]-&gt;lru</text:span><text:span text:style-name="T27"> </text:span><text:span text:style-name="T29">=</text:span><text:span text:style-name="T27"> </text:span><text:span text:style-name="T29">0;</text:span></text:p>
      <text:p text:style-name="P35"><text:span text:style-name="T27"><text:tab/></text:span><text:span text:style-name="T4">else</text:span><text:span text:style-name="T27"> </text:span><text:span text:style-name="T4">if</text:span><text:span text:style-name="T27"> </text:span><text:span text:style-name="T29">(set-&gt;line[i]-&gt;lru</text:span><text:span text:style-name="T27"> </text:span><text:span text:style-name="T29">&lt;</text:span><text:span text:style-name="T27"> </text:span><text:span text:style-name="T29">pivot)</text:span></text:p>
      <text:p text:style-name="P35"><text:span text:style-name="T27"><text:tab/> <text:s text:c="3"/></text:span><text:span text:style-name="T29">++set-&gt;line[i]-&gt;lru;</text:span></text:p>
      <text:p text:style-name="P35"><text:span text:style-name="T27"><text:s text:c="4"/></text:span><text:span text:style-name="T29">}</text:span></text:p>
      <text:p text:style-name="P36">}</text:p>
      <text:p text:style-name="P36"/>
      <text:p text:style-name="P35"><text:span text:style-name="T4">static</text:span><text:span text:style-name="T27"> </text:span><text:span text:style-name="T4">void</text:span><text:span text:style-name="T27"> </text:span><text:span text:style-name="T29">print_set(</text:span><text:span text:style-name="T4">const</text:span><text:span text:style-name="T27"> </text:span><text:span text:style-name="T4">struct</text:span><text:span text:style-name="T27"> </text:span><text:span text:style-name="T29">cache_params_t*</text:span><text:span text:style-name="T27"> </text:span><text:span text:style-name="T29">params,</text:span></text:p>
      <text:p text:style-name="P35"><text:span text:style-name="T27"><text:tab/><text:tab/> <text:s text:c="5"/></text:span><text:span text:style-name="T4">struct</text:span><text:span text:style-name="T27"> </text:span><text:span text:style-name="T29">set_t*</text:span><text:span text:style-name="T27"> </text:span><text:span text:style-name="T29">set)</text:span></text:p>
      <text:p text:style-name="P36">{</text:p>
      <text:p text:style-name="P36"/>
      <text:p text:style-name="P35"><text:span text:style-name="T27"><text:s text:c="4"/></text:span><text:span text:style-name="T31">// Output Format</text:span></text:p>
      <text:p text:style-name="P35"><text:span text:style-name="T27"><text:s text:c="4"/></text:span><text:span text:style-name="T31">// VD TAG '' VD TAG '' VD TAG '' VD TAG</text:span></text:p>
      <text:p text:style-name="P35"><text:soft-page-break/><text:span text:style-name="T27"><text:s text:c="4"/></text:span><text:span text:style-name="T4">for</text:span><text:span text:style-name="T29">(</text:span><text:span text:style-name="T4">int</text:span><text:span text:style-name="T27"> </text:span><text:span text:style-name="T29">i</text:span><text:span text:style-name="T27"> </text:span><text:span text:style-name="T29">=</text:span><text:span text:style-name="T27"> </text:span><text:span text:style-name="T29">0;</text:span><text:span text:style-name="T27"> </text:span><text:span text:style-name="T29">i</text:span><text:span text:style-name="T27"> </text:span><text:span text:style-name="T29">&lt;</text:span><text:span text:style-name="T27"> </text:span><text:span text:style-name="T29">params-&gt;associativity;</text:span><text:span text:style-name="T27"> </text:span><text:span text:style-name="T29">++i)</text:span></text:p>
      <text:p text:style-name="P35"><text:span text:style-name="T27"><text:s text:c="4"/></text:span><text:span text:style-name="T29">{</text:span></text:p>
      <text:p text:style-name="P35"><text:span text:style-name="T27"><text:tab/></text:span><text:span text:style-name="T4">struct</text:span><text:span text:style-name="T27"> </text:span><text:span text:style-name="T29">line_t*</text:span><text:span text:style-name="T27"> </text:span><text:span text:style-name="T29">line</text:span><text:span text:style-name="T27"> </text:span><text:span text:style-name="T29">=</text:span><text:span text:style-name="T27"> </text:span><text:span text:style-name="T29">set-&gt;line[i];</text:span></text:p>
      <text:p text:style-name="P35"><text:span text:style-name="T27"><text:tab/></text:span><text:span text:style-name="T4">if</text:span><text:span text:style-name="T29">(line-&gt;status.valid)</text:span></text:p>
      <text:p text:style-name="P35"><text:span text:style-name="T27"><text:tab/></text:span><text:span text:style-name="T29">{</text:span></text:p>
      <text:p text:style-name="P35"><text:span text:style-name="T27"><text:tab/> <text:s text:c="3"/></text:span><text:span text:style-name="T29">printf(</text:span><text:span text:style-name="T27">"%d%d %4d %8x "</text:span><text:span text:style-name="T29">,</text:span><text:span text:style-name="T27"> </text:span></text:p>
      <text:p text:style-name="P35"><text:span text:style-name="T27"><text:tab/><text:tab/> <text:s text:c="2"/></text:span><text:span text:style-name="T29">line-&gt;status.valid,</text:span><text:span text:style-name="T27"> </text:span></text:p>
      <text:p text:style-name="P35"><text:span text:style-name="T27"><text:tab/><text:tab/> <text:s text:c="2"/></text:span><text:span text:style-name="T29">line-&gt;status.dirty,</text:span></text:p>
      <text:p text:style-name="P35"><text:span text:style-name="T27"><text:tab/><text:tab/> <text:s text:c="2"/></text:span><text:span text:style-name="T29">line-&gt;lru,</text:span></text:p>
      <text:p text:style-name="P35"><text:span text:style-name="T27"><text:tab/><text:tab/> <text:s text:c="2"/></text:span><text:span text:style-name="T29">line-&gt;tag);</text:span></text:p>
      <text:p text:style-name="P35"><text:span text:style-name="T27"><text:tab/></text:span><text:span text:style-name="T29">}</text:span></text:p>
      <text:p text:style-name="P35"><text:span text:style-name="T27"><text:tab/></text:span><text:span text:style-name="T4">else</text:span></text:p>
      <text:p text:style-name="P35"><text:span text:style-name="T27"><text:tab/></text:span><text:span text:style-name="T29">{</text:span></text:p>
      <text:p text:style-name="P35"><text:span text:style-name="T27"><text:tab/> <text:s text:c="3"/></text:span><text:span text:style-name="T29">printf(</text:span><text:span text:style-name="T27">"%17c"</text:span><text:span text:style-name="T29">,</text:span><text:span text:style-name="T27"> </text:span><text:span text:style-name="T29">' ');</text:span><text:span text:style-name="T27"> </text:span><text:span text:style-name="T31">//Leave empty</text:span></text:p>
      <text:p text:style-name="P35"><text:span text:style-name="T27"><text:tab/></text:span><text:span text:style-name="T29">}</text:span></text:p>
      <text:p text:style-name="P35"><text:span text:style-name="T27"><text:s text:c="4"/></text:span><text:span text:style-name="T29">}</text:span></text:p>
      <text:p text:style-name="P35"><text:span text:style-name="T27"><text:s text:c="4"/></text:span><text:span text:style-name="T29">printf(</text:span><text:span text:style-name="T27">"\n"</text:span><text:span text:style-name="T29">);</text:span></text:p>
      <text:p text:style-name="P36">}</text:p>
      <text:p text:style-name="P36"/>
      <text:p text:style-name="P37">/*********************** Address access functions ***************************/</text:p>
      <text:p text:style-name="P36"/>
      <text:p text:style-name="P37">// returns only the tag bits in an address</text:p>
      <text:p text:style-name="P35"><text:span text:style-name="T4">static</text:span><text:span text:style-name="T27"> </text:span><text:span text:style-name="T29">uint32_t</text:span><text:span text:style-name="T27"> </text:span><text:span text:style-name="T29">address_get_tag(</text:span><text:span text:style-name="T4">const</text:span><text:span text:style-name="T27"> </text:span><text:span text:style-name="T4">struct</text:span><text:span text:style-name="T27"> </text:span><text:span text:style-name="T29">cache_params_t*</text:span><text:span text:style-name="T27"> </text:span><text:span text:style-name="T29">params,</text:span></text:p>
      <text:p text:style-name="P35"><text:span text:style-name="T27"><text:tab/><text:tab/><text:tab/><text:tab/></text:span><text:span text:style-name="T29">uint32_t</text:span><text:span text:style-name="T27"> </text:span><text:span text:style-name="T29">address)</text:span></text:p>
      <text:p text:style-name="P36">{</text:p>
      <text:p text:style-name="P35"><text:span text:style-name="T27"><text:s text:c="4"/></text:span><text:span text:style-name="T29">uint32_t</text:span><text:span text:style-name="T27"> </text:span><text:span text:style-name="T29">ntag_bit_size</text:span><text:span text:style-name="T27"> </text:span><text:span text:style-name="T29">=</text:span><text:span text:style-name="T27"> </text:span><text:span text:style-name="T29">log2(params-&gt;line_size)</text:span><text:span text:style-name="T27"> </text:span><text:span text:style-name="T29">+</text:span><text:span text:style-name="T27"> </text:span><text:span text:style-name="T29">log2(params-&gt;index_size);</text:span></text:p>
      <text:p text:style-name="P35"><text:span text:style-name="T27"><text:s text:c="4"/></text:span><text:span text:style-name="T29">uint32_t</text:span><text:span text:style-name="T27"> </text:span><text:span text:style-name="T29">tag</text:span><text:span text:style-name="T27"> </text:span><text:span text:style-name="T29">=</text:span><text:span text:style-name="T27"> </text:span><text:span text:style-name="T29">address</text:span><text:span text:style-name="T27"> </text:span><text:span text:style-name="T29">&gt;&gt;</text:span><text:span text:style-name="T27"> </text:span><text:span text:style-name="T29">ntag_bit_size;</text:span><text:span text:style-name="T27"> </text:span><text:span text:style-name="T31">//mask out lower bits</text:span></text:p>
      <text:p text:style-name="P35"><text:span text:style-name="T27"><text:s text:c="4"/></text:span><text:span text:style-name="T4">return</text:span><text:span text:style-name="T27"> </text:span><text:span text:style-name="T29">tag;</text:span></text:p>
      <text:p text:style-name="P36">}</text:p>
      <text:p text:style-name="P36"/>
      <text:p text:style-name="P37">// returns only the set index given an address</text:p>
      <text:p text:style-name="P35"><text:span text:style-name="T4">static</text:span><text:span text:style-name="T27"> </text:span><text:span text:style-name="T29">uint32_t</text:span><text:span text:style-name="T27"> </text:span><text:span text:style-name="T29">address_get_index(</text:span><text:span text:style-name="T4">const</text:span><text:span text:style-name="T27"> </text:span><text:span text:style-name="T4">struct</text:span><text:span text:style-name="T27"> </text:span><text:span text:style-name="T29">cache_params_t*</text:span><text:span text:style-name="T27"> </text:span><text:span text:style-name="T29">params,</text:span></text:p>
      <text:p text:style-name="P35"><text:span text:style-name="T27"><text:tab/><text:tab/><text:tab/><text:tab/> <text:s text:c="5"/></text:span><text:span text:style-name="T29">uint32_t</text:span><text:span text:style-name="T27"> </text:span><text:span text:style-name="T29">address)</text:span></text:p>
      <text:p text:style-name="P36">{</text:p>
      <text:p text:style-name="P35"><text:span text:style-name="T27"><text:s text:c="4"/></text:span><text:span text:style-name="T29">uint32_t</text:span><text:span text:style-name="T27"> </text:span><text:span text:style-name="T29">index</text:span><text:span text:style-name="T27"> </text:span><text:span text:style-name="T29">=</text:span><text:span text:style-name="T27"> </text:span><text:span text:style-name="T29">address</text:span><text:span text:style-name="T27"> </text:span><text:span text:style-name="T29">&gt;&gt;</text:span><text:span text:style-name="T27"> </text:span><text:span text:style-name="T29">(uint32_t)log2(params-&gt;line_size);</text:span></text:p>
      <text:p text:style-name="P35"><text:span text:style-name="T27"><text:s text:c="4"/></text:span><text:span text:style-name="T29">uint32_t</text:span><text:span text:style-name="T27"> </text:span><text:span text:style-name="T29">field</text:span><text:span text:style-name="T27"> </text:span><text:span text:style-name="T29">=</text:span><text:span text:style-name="T27"> </text:span><text:span text:style-name="T29">~0</text:span><text:span text:style-name="T27"> </text:span><text:span text:style-name="T29">&lt;&lt;</text:span><text:span text:style-name="T27"> </text:span><text:span text:style-name="T29">(uint32_t)log2(params-&gt;index_size);</text:span></text:p>
      <text:p text:style-name="P36"/>
      <text:p text:style-name="P35"><text:span text:style-name="T27"><text:s text:c="4"/></text:span><text:span text:style-name="T29">index</text:span><text:span text:style-name="T27"> </text:span><text:span text:style-name="T29">=</text:span><text:span text:style-name="T27"> </text:span><text:span text:style-name="T29">index</text:span><text:span text:style-name="T27"> </text:span><text:span text:style-name="T29">&amp;</text:span><text:span text:style-name="T27"> </text:span><text:span text:style-name="T29">~field;</text:span></text:p>
      <text:p text:style-name="P38"><text:s text:c="4"/></text:p>
      <text:p text:style-name="P35"><text:span text:style-name="T27"><text:s text:c="4"/></text:span><text:span text:style-name="T4">return</text:span><text:span text:style-name="T27"> </text:span><text:span text:style-name="T29">index;</text:span></text:p>
      <text:p text:style-name="P36">}</text:p>
      <text:p text:style-name="P36"/>
      <text:p text:style-name="P37">// returns the byte offset of an address</text:p>
      <text:p text:style-name="P35"><text:span text:style-name="T4">static</text:span><text:span text:style-name="T27"> </text:span><text:span text:style-name="T29">uint32_t</text:span><text:span text:style-name="T27"> </text:span><text:span text:style-name="T29">address_get_byte_offset(</text:span><text:span text:style-name="T4">const</text:span><text:span text:style-name="T27"> </text:span><text:span text:style-name="T4">struct</text:span><text:span text:style-name="T27"> </text:span><text:span text:style-name="T29">cache_params_t*</text:span><text:span text:style-name="T27"> </text:span><text:span text:style-name="T29">params,</text:span></text:p>
      <text:p text:style-name="P35"><text:span text:style-name="T27"><text:tab/><text:tab/><text:tab/><text:tab/><text:tab/></text:span><text:span text:style-name="T29">uint32_t</text:span><text:span text:style-name="T27"> </text:span><text:span text:style-name="T29">address)</text:span></text:p>
      <text:p text:style-name="P36">{</text:p>
      <text:p text:style-name="P35"><text:span text:style-name="T27"><text:s text:c="4"/></text:span><text:span text:style-name="T29">size_t</text:span><text:span text:style-name="T27"> </text:span><text:span text:style-name="T29">line_index</text:span><text:span text:style-name="T27"> </text:span><text:span text:style-name="T29">=</text:span><text:span text:style-name="T27"> </text:span><text:span text:style-name="T29">log2(params-&gt;line_size);</text:span></text:p>
      <text:p text:style-name="P35"><text:span text:style-name="T27"><text:s text:c="4"/></text:span><text:span text:style-name="T29">uint32_t</text:span><text:span text:style-name="T27"> </text:span><text:span text:style-name="T29">field</text:span><text:span text:style-name="T27"> </text:span><text:span text:style-name="T29">=</text:span><text:span text:style-name="T27"> </text:span><text:span text:style-name="T29">~0;</text:span><text:span text:style-name="T27"> </text:span><text:span text:style-name="T31">//Fill with 0xFF..</text:span></text:p>
      <text:p text:style-name="P35"><text:span text:style-name="T27"><text:s text:c="4"/></text:span><text:span text:style-name="T29">line_index</text:span><text:span text:style-name="T27"> </text:span><text:span text:style-name="T29">=</text:span><text:span text:style-name="T27"> </text:span><text:span text:style-name="T29">(field</text:span><text:span text:style-name="T27"> </text:span><text:span text:style-name="T29">&gt;&gt;</text:span><text:span text:style-name="T27"> </text:span><text:span text:style-name="T29">(32</text:span><text:span text:style-name="T27"> </text:span><text:span text:style-name="T29">-</text:span><text:span text:style-name="T27"> </text:span><text:span text:style-name="T29">line_index))</text:span><text:span text:style-name="T27"> </text:span><text:span text:style-name="T29">&amp;</text:span><text:span text:style-name="T27"> </text:span><text:span text:style-name="T29">address;</text:span><text:span text:style-name="T27"> </text:span><text:span text:style-name="T31">//mask out upper bits</text:span></text:p>
      <text:p text:style-name="P35"><text:span text:style-name="T27"><text:s text:c="4"/></text:span><text:span text:style-name="T4">return</text:span><text:span text:style-name="T27"> </text:span><text:span text:style-name="T29">line_index;</text:span></text:p>
      <text:p text:style-name="P36">}</text:p>
      <text:p text:style-name="P35"><text:span text:style-name="T26"/></text:p>
      <text:p text:style-name="P44"><text:span text:style-name="T26"/></text:p>
      <text:p text:style-name="P66"><text:span text:style-name="T26">Cache.h</text:span></text:p>
      <text:p text:style-name="P64"><text:span text:style-name="T26"/></text:p>
      <text:p text:style-name="P46"><text:span text:style-name="T5">#ifndef</text:span><text:span text:style-name="T28"> </text:span><text:span text:style-name="T30">__CACHE_H__</text:span></text:p>
      <text:p text:style-name="P35"><text:span text:style-name="T4">#define</text:span><text:span text:style-name="T27"> </text:span><text:span text:style-name="T29">__CACHE_H__</text:span></text:p>
      <text:p text:style-name="P36"/>
      <text:p text:style-name="P35"><text:span text:style-name="T4">#include</text:span><text:span text:style-name="T27"> </text:span><text:span text:style-name="T29">&lt;stdint.h&gt;</text:span></text:p>
      <text:p text:style-name="P36"/>
      <text:p text:style-name="P37">/*************************Data Structures************************************/</text:p>
      <text:p text:style-name="P36"/>
      <text:p text:style-name="P37">/* status bits structure for each line</text:p>
      <text:p text:style-name="P37"><text:s/>*/</text:p>
      <text:p text:style-name="P35"><text:span text:style-name="T4">struct</text:span><text:span text:style-name="T27"> </text:span><text:span text:style-name="T29">status_t</text:span></text:p>
      <text:p text:style-name="P36">{</text:p>
      <text:p text:style-name="P35"><text:span text:style-name="T27"><text:s text:c="4"/></text:span><text:span text:style-name="T4">unsigned</text:span><text:span text:style-name="T27"> </text:span><text:span text:style-name="T29">valid:1;</text:span></text:p>
      <text:p text:style-name="P35"><text:span text:style-name="T27"><text:s text:c="4"/></text:span><text:span text:style-name="T4">unsigned</text:span><text:span text:style-name="T27"> </text:span><text:span text:style-name="T29">dirty:1;</text:span></text:p>
      <text:p text:style-name="P36">};</text:p>
      <text:p text:style-name="P36"/>
      <text:p text:style-name="P37">/* Line Structure for every set</text:p>
      <text:p text:style-name="P37"><text:s/>* LRU space complexity N*log2(N)</text:p>
      <text:p text:style-name="P37"><text:s/>*/</text:p>
      <text:p text:style-name="P35"><text:span text:style-name="T4">struct</text:span><text:span text:style-name="T27"> </text:span><text:span text:style-name="T29">line_t</text:span></text:p>
      <text:p text:style-name="P36">{</text:p>
      <text:p text:style-name="P35"><text:span text:style-name="T27"><text:s text:c="4"/></text:span><text:span text:style-name="T29">uint16_t</text:span><text:span text:style-name="T27"> </text:span><text:span text:style-name="T29">lru;</text:span><text:span text:style-name="T27"><text:tab/><text:tab/></text:span><text:span text:style-name="T31">// LRU bits: max assoc limited to 2^16</text:span></text:p>
      <text:p text:style-name="P35"><text:span text:style-name="T27"><text:s text:c="4"/></text:span><text:span text:style-name="T29">uint32_t</text:span><text:span text:style-name="T27"> </text:span><text:span text:style-name="T29">tag;</text:span><text:span text:style-name="T27"> <text:s text:c="14"/></text:span><text:span text:style-name="T31">// cache tag</text:span></text:p>
      <text:p text:style-name="P35"><text:span text:style-name="T27"><text:s text:c="4"/></text:span><text:span text:style-name="T4">struct</text:span><text:span text:style-name="T27"> </text:span><text:span text:style-name="T29">status_t</text:span><text:span text:style-name="T27"> </text:span><text:span text:style-name="T29">status;</text:span><text:span text:style-name="T27"> <text:s text:c="11"/></text:span><text:span text:style-name="T31">// dirty and valid bits</text:span></text:p>
      <text:p text:style-name="P35"><text:span text:style-name="T27"><text:s text:c="4"/></text:span><text:span text:style-name="T29">uint8_t</text:span><text:span text:style-name="T27"> <text:s/></text:span><text:span text:style-name="T29">data[];</text:span><text:span text:style-name="T27"><text:tab/> <text:s text:c="7"/></text:span><text:span text:style-name="T31">// line data</text:span></text:p>
      <text:p text:style-name="P36">};</text:p>
      <text:p text:style-name="P36"/>
      <text:p text:style-name="P37">/* Set structure: </text:p>
      <text:p text:style-name="P37"><text:s/>*/</text:p>
      <text:p text:style-name="P35"><text:span text:style-name="T4">struct</text:span><text:span text:style-name="T27"> </text:span><text:span text:style-name="T29">set_t</text:span></text:p>
      <text:p text:style-name="P36">{</text:p>
      <text:p text:style-name="P35"><text:span text:style-name="T27"><text:s text:c="4"/></text:span><text:span text:style-name="T29">uint8_t</text:span><text:span text:style-name="T27"> </text:span><text:span text:style-name="T29">stub;</text:span><text:span text:style-name="T27"> <text:s text:c="22"/></text:span><text:span text:style-name="T31">// stub for internal set data</text:span></text:p>
      <text:p text:style-name="P35"><text:span text:style-name="T27"><text:s text:c="4"/></text:span><text:span text:style-name="T4">struct</text:span><text:span text:style-name="T27"> </text:span><text:span text:style-name="T29">line_t</text:span><text:span text:style-name="T27"> </text:span><text:span text:style-name="T29">*line[];</text:span><text:span text:style-name="T27"><text:tab/><text:tab/></text:span><text:span text:style-name="T31">// lines in set</text:span></text:p>
      <text:p text:style-name="P36">};</text:p>
      <text:p text:style-name="P36"/>
      <text:p text:style-name="P37">/* Lower Memory Level callback functons</text:p>
      <text:p text:style-name="P37"><text:s/>* read <text:s/>- get a data line from the lower level</text:p>
      <text:p text:style-name="P37"><text:s/>* write - write back data to lower level</text:p>
      <text:p text:style-name="P37"><text:s/>* modified - notifies the lower level cache that this value</text:p>
      <text:p text:style-name="P37"><text:s/>* has changed from clean to dirty. Set these operators to NULL if they are</text:p>
      <text:p text:style-name="P37"><text:s/>* not used.</text:p>
      <text:p text:style-name="P37"><text:s/>*/</text:p>
      <text:p text:style-name="P36"/>
      <text:p text:style-name="P35"><text:span text:style-name="T4">typedef</text:span><text:span text:style-name="T27"> </text:span><text:span text:style-name="T4">int</text:span><text:span text:style-name="T27"> </text:span><text:span text:style-name="T29">op_status_t;</text:span></text:p>
      <text:p text:style-name="P35"><text:span text:style-name="T4">struct</text:span><text:span text:style-name="T27"> </text:span><text:span text:style-name="T29">LN_ops_t</text:span></text:p>
      <text:p text:style-name="P36">{</text:p>
      <text:p text:style-name="P35"><text:span text:style-name="T27"><text:s text:c="4"/></text:span><text:span text:style-name="T29">op_status_t</text:span><text:span text:style-name="T27"> </text:span><text:span text:style-name="T29">(*read)(</text:span><text:span text:style-name="T4">void</text:span><text:span text:style-name="T29">*</text:span><text:span text:style-name="T27"> </text:span><text:span text:style-name="T29">object,</text:span><text:span text:style-name="T27"> </text:span></text:p>
      <text:p text:style-name="P35"><text:span text:style-name="T27"><text:tab/><text:tab/><text:tab/></text:span><text:span text:style-name="T29">uint32_t</text:span><text:span text:style-name="T27"> </text:span><text:span text:style-name="T29">address,</text:span><text:span text:style-name="T27"> </text:span></text:p>
      <text:p text:style-name="P35"><text:span text:style-name="T27"><text:tab/><text:tab/><text:tab/></text:span><text:span text:style-name="T29">size_t</text:span><text:span text:style-name="T27"> </text:span><text:span text:style-name="T29">length,</text:span><text:span text:style-name="T27"> </text:span></text:p>
      <text:p text:style-name="P35"><text:span text:style-name="T27"><text:tab/><text:tab/><text:tab/></text:span><text:span text:style-name="T29">uint8_t*</text:span><text:span text:style-name="T27"> </text:span><text:span text:style-name="T29">data);</text:span></text:p>
      <text:p text:style-name="P35"><text:span text:style-name="T27"><text:s text:c="4"/></text:span><text:span text:style-name="T29">op_status_t</text:span><text:span text:style-name="T27"> </text:span><text:span text:style-name="T29">(*write)(</text:span><text:span text:style-name="T27"> </text:span><text:span text:style-name="T4">void</text:span><text:span text:style-name="T29">*</text:span><text:span text:style-name="T27"> </text:span><text:span text:style-name="T29">object,</text:span><text:span text:style-name="T27"> </text:span></text:p>
      <text:p text:style-name="P35"><text:span text:style-name="T27"><text:tab/><text:tab/><text:tab/> <text:s/></text:span><text:span text:style-name="T29">uint32_t</text:span><text:span text:style-name="T27"> </text:span><text:span text:style-name="T29">address,</text:span><text:span text:style-name="T27"> </text:span></text:p>
      <text:p text:style-name="P35"><text:span text:style-name="T27"><text:tab/><text:tab/><text:tab/> <text:s/></text:span><text:span text:style-name="T29">size_t</text:span><text:span text:style-name="T27"> </text:span><text:span text:style-name="T29">length,</text:span><text:span text:style-name="T27"> </text:span></text:p>
      <text:p text:style-name="P35"><text:span text:style-name="T27"><text:tab/><text:tab/><text:tab/> <text:s/></text:span><text:span text:style-name="T29">uint8_t*</text:span><text:span text:style-name="T27"> </text:span><text:span text:style-name="T29">data);</text:span></text:p>
      <text:p text:style-name="P35"><text:span text:style-name="T27"><text:s text:c="4"/></text:span><text:span text:style-name="T29">op_status_t</text:span><text:span text:style-name="T27"> </text:span><text:span text:style-name="T29">(*modified)(</text:span><text:span text:style-name="T4">void</text:span><text:span text:style-name="T29">*</text:span><text:span text:style-name="T27"> </text:span><text:span text:style-name="T29">object,</text:span><text:span text:style-name="T27"> </text:span></text:p>
      <text:p text:style-name="P35"><text:soft-page-break/><text:span text:style-name="T27"><text:tab/><text:tab/><text:tab/> <text:s text:c="3"/></text:span><text:span text:style-name="T29">uint32_t</text:span><text:span text:style-name="T27"> </text:span><text:span text:style-name="T29">address);</text:span></text:p>
      <text:p text:style-name="P35"><text:span text:style-name="T27"><text:s text:c="4"/></text:span><text:span text:style-name="T29">op_status_t</text:span><text:span text:style-name="T27"> </text:span><text:span text:style-name="T29">(*evicted)(</text:span><text:span text:style-name="T4">void</text:span><text:span text:style-name="T29">*</text:span><text:span text:style-name="T27"> </text:span><text:span text:style-name="T29">object,</text:span></text:p>
      <text:p text:style-name="P35"><text:span text:style-name="T27"><text:tab/><text:tab/><text:tab/> <text:s text:c="2"/></text:span><text:span text:style-name="T29">uint32_t</text:span><text:span text:style-name="T27"> </text:span><text:span text:style-name="T29">address);</text:span></text:p>
      <text:p text:style-name="P35"><text:span text:style-name="T27"><text:s text:c="4"/></text:span><text:span text:style-name="T4">void</text:span><text:span text:style-name="T29">*</text:span><text:span text:style-name="T27"> </text:span><text:span text:style-name="T29">object;</text:span><text:span text:style-name="T27"> </text:span><text:span text:style-name="T31">// Object to call back to</text:span></text:p>
      <text:p text:style-name="P36">};</text:p>
      <text:p text:style-name="P36"/>
      <text:p text:style-name="P35"><text:span text:style-name="T4">struct</text:span><text:span text:style-name="T27"> </text:span><text:span text:style-name="T29">cache_params_t</text:span></text:p>
      <text:p text:style-name="P36">{</text:p>
      <text:p text:style-name="P35"><text:span text:style-name="T27"><text:s text:c="4"/></text:span><text:span text:style-name="T29">size_t</text:span><text:span text:style-name="T27"> </text:span><text:span text:style-name="T29">associativity;</text:span></text:p>
      <text:p text:style-name="P35"><text:span text:style-name="T27"><text:s text:c="4"/></text:span><text:span text:style-name="T29">size_t</text:span><text:span text:style-name="T27"> </text:span><text:span text:style-name="T29">line_size;</text:span></text:p>
      <text:p text:style-name="P35"><text:span text:style-name="T27"><text:s text:c="4"/></text:span><text:span text:style-name="T29">size_t</text:span><text:span text:style-name="T27"> </text:span><text:span text:style-name="T29">index_size;</text:span></text:p>
      <text:p text:style-name="P35"><text:span text:style-name="T27"><text:s text:c="4"/></text:span><text:span text:style-name="T29">uint16_t</text:span><text:span text:style-name="T27"> </text:span><text:span text:style-name="T29">lru_bits;</text:span><text:span text:style-name="T27"> <text:s text:c="10"/></text:span><text:span text:style-name="T31">// number of bits used in LRU - Calculated</text:span></text:p>
      <text:p text:style-name="P36">};</text:p>
      <text:p text:style-name="P36"/>
      <text:p text:style-name="P35"><text:span text:style-name="T4">struct</text:span><text:span text:style-name="T27"> </text:span><text:span text:style-name="T29">cache_statistics_t</text:span></text:p>
      <text:p text:style-name="P36">{</text:p>
      <text:p text:style-name="P35"><text:span text:style-name="T27"><text:s text:c="4"/></text:span><text:span text:style-name="T29">size_t</text:span><text:span text:style-name="T27"> </text:span><text:span text:style-name="T29">hits;</text:span></text:p>
      <text:p text:style-name="P35"><text:span text:style-name="T27"><text:s text:c="4"/></text:span><text:span text:style-name="T29">size_t</text:span><text:span text:style-name="T27"> </text:span><text:span text:style-name="T29">misses;</text:span></text:p>
      <text:p text:style-name="P35"><text:span text:style-name="T27"><text:s text:c="4"/></text:span><text:span text:style-name="T29">size_t</text:span><text:span text:style-name="T27"> </text:span><text:span text:style-name="T29">reads;</text:span></text:p>
      <text:p text:style-name="P35"><text:span text:style-name="T27"><text:s text:c="4"/></text:span><text:span text:style-name="T29">size_t</text:span><text:span text:style-name="T27"> </text:span><text:span text:style-name="T29">writes;</text:span></text:p>
      <text:p text:style-name="P36">};</text:p>
      <text:p text:style-name="P36"/>
      <text:p text:style-name="P37">/* Main cache data structure */</text:p>
      <text:p text:style-name="P35"><text:span text:style-name="T4">struct</text:span><text:span text:style-name="T27"> </text:span><text:span text:style-name="T29">cache_t</text:span></text:p>
      <text:p text:style-name="P36">{</text:p>
      <text:p text:style-name="P35"><text:span text:style-name="T27"><text:s text:c="4"/></text:span><text:span text:style-name="T4">struct</text:span><text:span text:style-name="T27"> </text:span><text:span text:style-name="T29">cache_statistics_t</text:span><text:span text:style-name="T27"> </text:span><text:span text:style-name="T29">stats;</text:span></text:p>
      <text:p text:style-name="P35"><text:span text:style-name="T27"><text:s text:c="4"/></text:span><text:span text:style-name="T4">struct</text:span><text:span text:style-name="T27"> </text:span><text:span text:style-name="T29">cache_params_t</text:span><text:span text:style-name="T27"> <text:s text:c="4"/></text:span><text:span text:style-name="T29">params;</text:span><text:span text:style-name="T27"> </text:span><text:span text:style-name="T31">//size parameters of the cache</text:span></text:p>
      <text:p text:style-name="P35"><text:span text:style-name="T27"><text:s text:c="4"/></text:span><text:span text:style-name="T4">struct</text:span><text:span text:style-name="T27"> </text:span><text:span text:style-name="T29">LN_ops_t</text:span><text:span text:style-name="T27"> <text:s text:c="10"/></text:span><text:span text:style-name="T29">ln_ops;</text:span><text:span text:style-name="T27"> </text:span><text:span text:style-name="T31">//callbacks to the lower memory hierarchy</text:span></text:p>
      <text:p text:style-name="P35"><text:span text:style-name="T27"><text:s text:c="4"/></text:span><text:span text:style-name="T4">struct</text:span><text:span text:style-name="T27"> </text:span><text:span text:style-name="T29">set_t</text:span><text:span text:style-name="T27"> <text:s text:c="13"/></text:span><text:span text:style-name="T29">*set[];</text:span><text:span text:style-name="T27"> </text:span><text:span text:style-name="T31">//</text:span></text:p>
      <text:p text:style-name="P36">};</text:p>
      <text:p text:style-name="P36"/>
      <text:p text:style-name="P37">/***************** Cache API *************************************************/</text:p>
      <text:p text:style-name="P37">/* line size <text:s text:c="4"/>= number of bytes in a line (must be a power of 2 (1 &lt;&lt; N))</text:p>
      <text:p text:style-name="P37"><text:s/>* index size <text:s text:c="3"/>= number of sets <text:s/>(must be a power of 2 (1 &lt;&lt; N))</text:p>
      <text:p text:style-name="P37"><text:s/>* associativity = number of lines per set (must be a power of 2 (1 &lt;&lt; N))</text:p>
      <text:p text:style-name="P37"><text:s/>*/</text:p>
      <text:p text:style-name="P36"/>
      <text:p text:style-name="P35"><text:span text:style-name="T4">struct</text:span><text:span text:style-name="T27"> </text:span><text:span text:style-name="T29">cache_t*</text:span><text:span text:style-name="T27"> </text:span><text:span text:style-name="T29">cache_new(size_t</text:span><text:span text:style-name="T27"> </text:span><text:span text:style-name="T29">associativity,</text:span><text:span text:style-name="T27"> </text:span></text:p>
      <text:p text:style-name="P35"><text:span text:style-name="T27"><text:tab/><text:tab/><text:tab/></text:span><text:span text:style-name="T29">size_t</text:span><text:span text:style-name="T27"> </text:span><text:span text:style-name="T29">index_size,</text:span></text:p>
      <text:p text:style-name="P35"><text:span text:style-name="T27"><text:tab/><text:tab/><text:tab/></text:span><text:span text:style-name="T29">size_t</text:span><text:span text:style-name="T27"> </text:span><text:span text:style-name="T29">line_size,</text:span><text:span text:style-name="T27"> </text:span></text:p>
      <text:p text:style-name="P35"><text:span text:style-name="T27"><text:tab/><text:tab/><text:tab/></text:span><text:span text:style-name="T4">struct</text:span><text:span text:style-name="T27"> </text:span><text:span text:style-name="T29">LN_ops_t</text:span><text:span text:style-name="T27"> </text:span><text:span text:style-name="T29">interface);</text:span></text:p>
      <text:p text:style-name="P35"><text:span text:style-name="T4">void</text:span><text:span text:style-name="T27"> </text:span><text:span text:style-name="T29">cache_free(</text:span><text:span text:style-name="T4">struct</text:span><text:span text:style-name="T27"> </text:span><text:span text:style-name="T29">cache_t*</text:span><text:span text:style-name="T27"> </text:span><text:span text:style-name="T29">cacheobj);</text:span></text:p>
      <text:p text:style-name="P35"><text:span text:style-name="T4">void</text:span><text:span text:style-name="T27"> </text:span><text:span text:style-name="T29">cache_reset(</text:span><text:span text:style-name="T4">struct</text:span><text:span text:style-name="T27"> </text:span><text:span text:style-name="T29">cache_t*</text:span><text:span text:style-name="T27"> </text:span><text:span text:style-name="T29">cacheobj);</text:span></text:p>
      <text:p text:style-name="P36"/>
      <text:p text:style-name="P37">// input operations - assumes access does not span a cache line boundary</text:p>
      <text:p text:style-name="P35"><text:span text:style-name="T29">op_status_t</text:span><text:span text:style-name="T27"> </text:span><text:span text:style-name="T29">cache_readop(</text:span><text:span text:style-name="T4">struct</text:span><text:span text:style-name="T27"> </text:span><text:span text:style-name="T29">cache_t*</text:span><text:span text:style-name="T27"> </text:span><text:span text:style-name="T29">cacheobj,</text:span><text:span text:style-name="T27"> </text:span></text:p>
      <text:p text:style-name="P35"><text:span text:style-name="T27"><text:tab/><text:tab/><text:tab/></text:span><text:span text:style-name="T29">uint32_t</text:span><text:span text:style-name="T27"> </text:span><text:span text:style-name="T29">address,</text:span></text:p>
      <text:p text:style-name="P35"><text:span text:style-name="T27"><text:tab/><text:tab/><text:tab/></text:span><text:span text:style-name="T29">size_t</text:span><text:span text:style-name="T27"> </text:span><text:span text:style-name="T29">length,</text:span></text:p>
      <text:p text:style-name="P35"><text:span text:style-name="T27"><text:tab/><text:tab/><text:tab/></text:span><text:span text:style-name="T29">uint8_t*</text:span><text:span text:style-name="T27"> </text:span><text:span text:style-name="T29">data);</text:span></text:p>
      <text:p text:style-name="P36"/>
      <text:p text:style-name="P35"><text:span text:style-name="T29">op_status_t</text:span><text:span text:style-name="T27"> </text:span><text:span text:style-name="T29">cache_writeop(</text:span><text:span text:style-name="T4">struct</text:span><text:span text:style-name="T27"> </text:span><text:span text:style-name="T29">cache_t*</text:span><text:span text:style-name="T27"> </text:span><text:span text:style-name="T29">cacheobj,</text:span><text:span text:style-name="T27"> </text:span></text:p>
      <text:p text:style-name="P35"><text:span text:style-name="T27"><text:tab/><text:tab/><text:tab/> </text:span><text:span text:style-name="T29">uint32_t</text:span><text:span text:style-name="T27"> </text:span><text:span text:style-name="T29">address,</text:span></text:p>
      <text:p text:style-name="P35"><text:span text:style-name="T27"><text:tab/><text:tab/><text:tab/> </text:span><text:span text:style-name="T29">size_t</text:span><text:span text:style-name="T27"> </text:span><text:span text:style-name="T29">length,</text:span></text:p>
      <text:p text:style-name="P35"><text:span text:style-name="T27"><text:tab/><text:tab/><text:tab/> </text:span><text:span text:style-name="T29">uint8_t*</text:span><text:span text:style-name="T27"> </text:span><text:span text:style-name="T29">data);</text:span></text:p>
      <text:p text:style-name="P36"/>
      <text:p text:style-name="P35"><text:span text:style-name="T29">op_status_t</text:span><text:span text:style-name="T27"> </text:span><text:span text:style-name="T29">cache_invalidate(</text:span><text:span text:style-name="T4">struct</text:span><text:span text:style-name="T27"> </text:span><text:span text:style-name="T29">cache_t*</text:span><text:span text:style-name="T27"> </text:span><text:span text:style-name="T29">cacheobj,</text:span><text:span text:style-name="T27"> </text:span><text:span text:style-name="T29">uint32_t</text:span><text:span text:style-name="T27"> </text:span><text:span text:style-name="T29">address);</text:span></text:p>
      <text:p text:style-name="P36"/>
      <text:p text:style-name="P37">// debuging functions</text:p>
      <text:p text:style-name="P35"><text:soft-page-break/><text:span text:style-name="T4">void</text:span><text:span text:style-name="T27"> </text:span><text:span text:style-name="T29">cache_print(</text:span><text:span text:style-name="T4">const</text:span><text:span text:style-name="T27"> </text:span><text:span text:style-name="T4">struct</text:span><text:span text:style-name="T27"> </text:span><text:span text:style-name="T29">cache_t*</text:span><text:span text:style-name="T27"> </text:span><text:span text:style-name="T29">cacheobj);</text:span></text:p>
      <text:p text:style-name="P36"/>
      <text:p text:style-name="P35"><text:span text:style-name="T4">#endif</text:span><text:span text:style-name="T27"> </text:span><text:span text:style-name="T31">//__CACHE_H__</text:span></text:p>
      <text:p text:style-name="P36"/>
      <text:p text:style-name="P68"><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Helvetica" svg:font-family="Helvetica" style:font-family-generic="roman"/>
    <style:font-face style:name="Courier New" svg:font-family="'Courier New'" style:font-family-generic="modern" style:font-pitch="fixed"/>
    <style:font-face style:name="Consolas" svg:font-family="Consolas" style:font-family-generic="swiss" style:font-pitch="fixed"/>
    <style:font-face style:name="Bookman Old Style" svg:font-family="'Bookman Old Sty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vertical-align="baseline"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693in" fo:margin-bottom="0.0693in" style:contextual-spacing="false"/>
      <style:text-properties fo:color="#000000"/>
    </style:style>
    <style:style style:name="Plain_20_Text" style:display-name="Plain Text" style:family="paragraph" style:parent-style-name="Standard" style:default-outline-level="">
      <style:text-properties fo:font-size="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egoe UI" style:font-size-asian="18pt" style:font-weight-asian="bold" style:font-name-complex="Tahoma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ListLabel_20_2" style:display-name="ListLabel 2" style:family="text">
      <style:text-properties fo:font-style="normal" style:font-style-asian="norma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27d25"/>
    </style:style>
    <style:style style:name="MT2" style:family="text">
      <style:text-properties officeooo:rsid="00291319"/>
    </style:style>
    <style:style style:name="MT3" style:family="text">
      <style:text-properties officeooo:rsid="00273a07"/>
    </style:style>
    <style:style style:name="MT4" style:family="text">
      <style:text-properties fo:font-size="10pt" style:font-size-asian="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5116" number:language="en" number:country="US">
      <number:month/>
      <number:text>/</number:text>
      <number:day/>
      <number:text>/</number:text>
      <number:year number:style="long"/>
    </number:date-style>
  </office:automatic-styles>
  <office:master-styles>
    <style:master-page style:name="Standard" style:page-layout-name="Mpm1">
      <style:footer>
        <text:p text:style-name="Footer">Rev. <text:date style:data-style-name="N5116" text:date-value="2012-12-01T17:35:14.28">12/1/2012</text:date><text:tab/><text:page-number text:select-page="current"/><text:tab/><text:span text:style-name="MT1">Final Project </text:span><text:span text:style-name="MT2">Report </text:span><text:span text:style-name="MT1">ECE4</text:span><text:span text:style-name="MT3">85</text:span><text:span text:style-name="MT4">.odt</text:span></text:p>
        <text:p text:style-name="Footer"/>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Template for Design Reports</dc:title>
    <meta:initial-creator>Michael P. Alley</meta:initial-creator>
    <meta:editing-cycles>20</meta:editing-cycles>
    <meta:print-date>2012-10-17T17:02:00</meta:print-date>
    <meta:creation-date>2012-10-17T16:49:00</meta:creation-date>
    <dc:date>2012-12-01T17:35:14.25</dc:date>
    <meta:editing-duration>PT1H38M27S</meta:editing-duration>
    <meta:generator>LibreOffice/3.6$Windows_x86 LibreOffice_project/58f22d5-270d05a-e2abed1-ea17a85-9b5702</meta:generator>
    <meta:document-statistic meta:table-count="1" meta:image-count="0" meta:object-count="0" meta:page-count="20" meta:paragraph-count="705" meta:word-count="3101" meta:character-count="24506" meta:non-whitespace-character-count="20162"/>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uthorEmail" meta:value-type="string">gasimmer@vt.edu</meta:user-defined>
    <meta:user-defined meta:name="_AuthorEmailDisplayName" meta:value-type="string">Garnett Edwin Simmers Jr.</meta:user-defined>
    <meta:user-defined meta:name="_EmailSubject" meta:value-type="string">4015 Proposal</meta:user-defined>
    <meta:template xlink:type="simple" xlink:actuate="onRequest" xlink:title="Normal" xlink:href=""/>
  </office:meta>
</office:document-meta>
</file>